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paragraph" style:name="a780">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83">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af"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595959" style:text-line-through-type="none" style:text-line-through-style="none" style:text-line-through-width="auto" style:text-line-through-color="font-color" style:text-position="0% 100%" fo:font-family="Gill Sans MT"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2">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595959" style:text-line-through-type="none" style:text-line-through-style="none" style:text-line-through-width="auto" style:text-line-through-color="font-color" style:text-position="0% 100%" fo:font-family="Gill Sans MT"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3">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595959" style:text-line-through-type="none" style:text-line-through-style="none" style:text-line-through-width="auto" style:text-line-through-color="font-color" style:text-position="0% 100%" fo:font-family="Gill Sans MT"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Gill Sans MT" style:font-family-asian="等线" style:font-pitch-asian="variabl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2">
      <style:text-properties fo:font-variant="normal" fo:text-transform="none" fo:color="#595959" style:text-line-through-type="none" style:text-line-through-style="none" style:text-line-through-width="auto" style:text-line-through-color="font-color" style:text-position="0% 100%" fo:font-family="Gill Sans MT"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Gill Sans MT" style:font-family-asian="等线" style:font-pitch-asian="variabl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4">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af" fo:country="ZA"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00">
      <style:text-properties fo:font-variant="normal" fo:text-transform="none" fo:color="#595959" style:text-line-through-type="none" style:text-line-through-style="none" style:text-line-through-width="auto" style:text-line-through-color="font-color" style:text-position="0% 100%" fo:font-family="Gill Sans MT" style:font-family-asian="Calibri" style:font-family-complex="Calibri" fo:font-size="0.23611in" style:font-size-asian="0.23611in" style:font-size-complex="0.23611in" fo:letter-spacing="0in" fo:language="af"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6">
      <style:text-properties fo:font-variant="normal" fo:text-transform="none" fo:color="#595959" style:text-line-through-type="none" style:text-line-through-style="none" style:text-line-through-width="auto" style:text-line-through-color="font-color" style:text-position="0% 100%" fo:font-family="Gill Sans MT"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8">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Gill Sans MT" style:font-family-asian="Calibri" style:font-family-complex="Calibri"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8">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7">
      <style:text-properties fo:font-variant="normal" fo:text-transform="none" fo:color="#595959" style:text-line-through-type="none" style:text-line-through-style="none" style:text-line-through-width="auto" style:text-line-through-color="font-color" style:text-position="0% 100%" fo:font-family="Gill Sans MT"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8">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Gill Sans MT" style:font-family-asian="Calibri" style:font-family-complex="Calibri" fo:font-size="0.23611in" style:font-size-asian="0.23611in" style:font-size-complex="0.23611in" fo:letter-spacing="0in" fo:language="af"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595959" style:text-line-through-type="none" style:text-line-through-style="none" style:text-line-through-width="auto" style:text-line-through-color="font-color" style:text-position="0% 100%" fo:font-family="Gill Sans MT" style:font-family-asian="Calibri" style:font-family-complex="Calibri" fo:font-size="0.23611in" style:font-size-asian="0.23611in" style:font-size-complex="0.23611in" fo:letter-spacing="0in" fo:language="af"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Gill Sans MT" style:font-family-asian="Calibri" style:font-family-complex="Calibri"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7">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9">
      <style:text-properties fo:font-variant="normal" fo:text-transform="none" fo:color="#595959" style:text-line-through-type="none" style:text-line-through-style="none" style:text-line-through-width="auto" style:text-line-through-color="font-color" style:text-position="0% 100%" fo:font-family="Gill Sans MT" style:font-family-asian="Calibri" style:font-family-complex="Calibri" fo:font-size="0.23611in" style:font-size-asian="0.23611in" style:font-size-complex="0.23611in" fo:letter-spacing="0in" fo:language="af"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595959" style:text-line-through-type="none" style:text-line-through-style="none" style:text-line-through-width="auto" style:text-line-through-color="font-color" style:text-position="0% 100%" fo:font-family="Gill Sans MT"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2">
      <style:text-properties fo:font-variant="normal" fo:text-transform="none" fo:color="#595959" style:text-line-through-type="none" style:text-line-through-style="none" style:text-line-through-width="auto" style:text-line-through-color="font-color" style:text-position="0% 100%" fo:font-family="Gill Sans MT"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Gill Sans MT" style:font-family-asian="等线" style:font-pitch-asian="variabl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595959" style:text-line-through-type="none" style:text-line-through-style="none" style:text-line-through-width="auto" style:text-line-through-color="font-color" style:text-position="0% 100%" fo:font-family="Gill Sans MT" style:font-family-asian="Calibri" style:font-family-complex="Calibri" fo:font-size="0.23611in" style:font-size-asian="0.23611in" style:font-size-complex="0.23611in" fo:letter-spacing="0in" fo:language="af"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96">
      <style:text-properties fo:font-variant="normal" fo:text-transform="none" fo:color="#595959" style:text-line-through-type="none" style:text-line-through-style="none" style:text-line-through-width="auto" style:text-line-through-color="font-color" style:text-position="0% 100%" fo:font-family="Gill Sans MT"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Gill Sans MT" style:font-family-asian="Calibri" style:font-family-complex="Calibri"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1">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af"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595959" style:text-line-through-type="none" style:text-line-through-style="none" style:text-line-through-width="auto" style:text-line-through-color="font-color" style:text-position="0% 100%" fo:font-family="Gill Sans MT"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2">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1">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Gill Sans MT" style:font-family-asian="等线" style:font-pitch-asian="variabl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Gill Sans MT" style:font-family-asian="Calibri" style:font-family-complex="Calibri" fo:font-size="0.23611in" style:font-size-asian="0.23611in" style:font-size-complex="0.23611in" fo:letter-spacing="0in" fo:language="af"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9">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4">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3">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af"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595959" style:text-line-through-type="none" style:text-line-through-style="none" style:text-line-through-width="auto" style:text-line-through-color="font-color" style:text-position="0% 100%" fo:font-family="Gill Sans MT" style:font-family-asian="Calibri" style:font-family-complex="Calibri" fo:font-size="0.23611in" style:font-size-asian="0.23611in" style:font-size-complex="0.23611in" fo:letter-spacing="0in" fo:language="af"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abb2bf" style:text-line-through-type="none" style:text-line-through-style="none" style:text-line-through-width="auto" style:text-line-through-color="font-color" style:text-position="0% 100%" fo:font-family="Gill Sans MT" style:font-family-asian="Calibri" style:font-family-complex="Calibri" fo:font-size="0.23611in" style:font-size-asian="0.23611in" style:font-size-complex="0.23611in" fo:letter-spacing="0in" fo:language="af"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6">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7">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6">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af"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17">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Gill Sans MT" style:font-family-asian="Calibri" style:font-family-complex="Calibri" fo:font-size="0.23611in" style:font-size-asian="0.23611in" style:font-size-complex="0.23611in" fo:letter-spacing="0in" fo:language="af"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595959" style:text-line-through-type="none" style:text-line-through-style="none" style:text-line-through-width="auto" style:text-line-through-color="font-color" style:text-position="0% 100%" fo:font-family="Gill Sans MT" style:font-family-asian="Calibri" style:font-family-complex="Calibri" fo:font-size="0.23611in" style:font-size-asian="0.23611in" style:font-size-complex="0.23611in" fo:letter-spacing="0in" fo:language="af"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fo:font-size="0.13889in" style:font-size-asian="0.13889in" style:font-size-complex="0.13889in" fo:letter-spacing="0in" fo:language="af" fo:country="Z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595959" style:text-line-through-type="none" style:text-line-through-style="none" style:text-line-through-width="auto" style:text-line-through-color="font-color" style:text-position="0% 100%" fo:font-family="Gill Sans MT" style:font-family-asian="Calibri" style:font-family-complex="Calibri" fo:font-size="0.13889in" style:font-size-asian="0.13889in" style:font-size-complex="0.13889in" fo:letter-spacing="0in" fo:language="af" fo:country="ZA"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15">
      <style:paragraph-properties fo:line-height="11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595959" style:text-line-through-type="none" style:text-line-through-style="none" style:text-line-through-width="auto" style:text-line-through-color="font-color" style:text-position="0% 100%" fo:font-family="Gill Sans MT"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af"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61">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4">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af"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3">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af"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6">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29">
      <style:drawing-page-properties draw:fill="solid" draw:fill-color="#f3f3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0">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0">
      <style:text-properties fo:text-transform="uppercase" fo:color="#2a1a00" style:text-line-through-type="none" style:text-line-through-style="none" style:text-line-through-width="auto" style:text-line-through-color="font-color" style:text-position="0% 100%" fo:font-family="Impact" fo:font-size="0.70833in" style:font-size-asian="0.70833in" style:font-size-complex="0.70833in" fo:letter-spacing="0.02778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77">
      <style:drawing-page-properties draw:fill="solid" draw:fill-color="#f3f3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1">
      <style:text-properties fo:text-transform="uppercase" fo:color="#000000" style:text-line-through-type="none" style:text-line-through-style="none" style:text-line-through-width="auto" style:text-line-through-color="font-color" style:text-position="0% 100%" fo:font-family="Impact" fo:font-size="0.70833in" style:font-size-asian="0.70833in" style:font-size-complex="0.70833in" fo:letter-spacing="0.02778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text-transform="uppercase" fo:color="#2a1a00" style:text-line-through-type="none" style:text-line-through-style="none" style:text-line-through-width="auto" style:text-line-through-color="font-color" style:text-position="0% 100%" fo:font-family="Impact" fo:font-size="0.70833in" style:font-size-asian="0.70833in" style:font-size-complex="0.70833in" fo:letter-spacing="0.02778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text-transform="uppercase" fo:color="#2a1a00"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6">
      <style:text-properties fo:font-variant="normal" fo:text-transform="none" fo:color="#595959" style:text-line-through-type="none" style:text-line-through-style="none" style:text-line-through-width="auto" style:text-line-through-color="font-color" style:text-position="0% 100%" fo:font-family="Gill Sans MT"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595959" style:text-line-through-type="none" style:text-line-through-style="none" style:text-line-through-width="auto" style:text-line-through-color="font-color" style:text-position="0% 100%" fo:font-family="Gill Sans MT"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81">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5">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font-variant="normal" fo:text-transform="none" fo:color="#595959" style:text-line-through-type="none" style:text-line-through-style="none" style:text-line-through-width="auto" style:text-line-through-color="font-color" style:text-position="0% 100%" fo:font-family="Consolas"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595959" style:text-line-through-type="none" style:text-line-through-style="none" style:text-line-through-width="auto" style:text-line-through-color="font-color" style:text-position="0% 100%" fo:font-family="Gill Sans MT"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87">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595959" style:text-line-through-type="none" style:text-line-through-style="none" style:text-line-through-width="auto" style:text-line-through-color="font-color" style:text-position="0% 100%" fo:font-family="Gill Sans MT"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8">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2">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595959" style:text-line-through-type="none" style:text-line-through-style="none" style:text-line-through-width="auto" style:text-line-through-color="font-color" style:text-position="0% 100%" fo:font-family="Gill Sans MT"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595959" style:text-line-through-type="none" style:text-line-through-style="none" style:text-line-through-width="auto" style:text-line-through-color="font-color" style:text-position="0% 100%" fo:font-family="Gill Sans MT"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595959" style:text-line-through-type="none" style:text-line-through-style="none" style:text-line-through-width="auto" style:text-line-through-color="font-color" style:text-position="0% 100%" fo:font-family="Gill Sans MT"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6">
      <style:text-properties fo:font-variant="normal" fo:text-transform="none" fo:color="#595959" style:text-line-through-type="none" style:text-line-through-style="none" style:text-line-through-width="auto" style:text-line-through-color="font-color" style:text-position="0% 100%" fo:font-family="Gill Sans MT"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6">
      <style:paragraph-properties fo:line-height="10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7">
      <style:text-properties fo:font-variant="normal" fo:text-transform="none" fo:color="#595959" style:text-line-through-type="none" style:text-line-through-style="none" style:text-line-through-width="auto" style:text-line-through-color="font-color" style:text-position="0% 100%" fo:font-family="Gill Sans MT"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Gill Sans MT"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595959" style:text-line-through-type="none" style:text-line-through-style="none" style:text-line-through-width="auto" style:text-line-through-color="font-color" style:text-position="0% 100%" fo:font-family="Gill Sans MT"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9">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9">
      <style:text-properties fo:font-variant="normal" fo:text-transform="none" fo:color="#595959" style:text-line-through-type="none" style:text-line-through-style="none" style:text-line-through-width="auto" style:text-line-through-color="font-color" style:text-position="0% 100%" fo:font-family="Gill Sans MT"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1">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4">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5">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0">
      <style:paragraph-properties fo:line-height="10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595959" style:text-line-through-type="none" style:text-line-through-style="none" style:text-line-through-width="auto" style:text-line-through-color="font-color" style:text-position="0% 100%" fo:font-family="Gill Sans MT"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8">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595959" style:text-line-through-type="none" style:text-line-through-style="none" style:text-line-through-width="auto" style:text-line-through-color="font-color" style:text-position="0% 100%" fo:font-family="Gill Sans MT"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595959" style:text-line-through-type="none" style:text-line-through-style="none" style:text-line-through-width="auto" style:text-line-through-color="font-color" style:text-position="0% 100%" fo:font-family="Gill Sans MT"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3">
      <style:text-properties fo:font-variant="normal" fo:text-transform="none" fo:color="#595959" style:text-line-through-type="none" style:text-line-through-style="none" style:text-line-through-width="auto" style:text-line-through-color="font-color" style:text-position="0% 100%" fo:font-family="Consolas"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595959" style:text-line-through-type="none" style:text-line-through-style="none" style:text-line-through-width="auto" style:text-line-through-color="font-color" style:text-position="0% 100%" fo:font-family="Gill Sans MT"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595959" style:text-line-through-type="none" style:text-line-through-style="none" style:text-line-through-width="auto" style:text-line-through-color="font-color" style:text-position="0% 100%" fo:font-family="Gill Sans MT"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595959" style:text-line-through-type="none" style:text-line-through-style="none" style:text-line-through-width="auto" style:text-line-through-color="font-color" style:text-position="0% 100%" fo:font-family="Consolas"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6">
      <style:text-properties fo:font-variant="normal" fo:text-transform="none" fo:color="#595959" style:text-line-through-type="none" style:text-line-through-style="none" style:text-line-through-width="auto" style:text-line-through-color="font-color" style:text-position="0% 100%" fo:font-family="Gill Sans MT"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595959" style:text-line-through-type="none" style:text-line-through-style="none" style:text-line-through-width="auto" style:text-line-through-color="font-color" style:text-position="0% 100%" fo:font-family="Gill Sans MT"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Gill Sans MT"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7">
      <style:text-properties fo:font-variant="normal" fo:text-transform="none" fo:color="#595959" style:text-line-through-type="none" style:text-line-through-style="none" style:text-line-through-width="auto" style:text-line-through-color="font-color" style:text-position="0% 100%" fo:font-family="Gill Sans MT"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8">
      <style:paragraph-properties fo:line-height="10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595959" style:text-line-through-type="none" style:text-line-through-style="none" style:text-line-through-width="auto" style:text-line-through-color="font-color" style:text-position="0% 100%" fo:font-family="Gill Sans MT"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1">
      <style:text-properties fo:font-variant="normal" fo:text-transform="none" fo:color="#595959" style:text-line-through-type="none" style:text-line-through-style="none" style:text-line-through-width="auto" style:text-line-through-color="font-color" style:text-position="0% 100%" fo:font-family="Gill Sans MT"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595959" style:text-line-through-type="none" style:text-line-through-style="none" style:text-line-through-width="auto" style:text-line-through-color="font-color" style:text-position="0% 100%" fo:font-family="Gill Sans MT"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2">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595959" style:text-line-through-type="none" style:text-line-through-style="none" style:text-line-through-width="auto" style:text-line-through-color="font-color" style:text-position="0% 100%" fo:font-family="Gill Sans MT"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4">
      <style:text-properties fo:font-variant="normal" fo:text-transform="none" fo:color="#595959" style:text-line-through-type="none" style:text-line-through-style="none" style:text-line-through-width="auto" style:text-line-through-color="font-color" style:text-position="0% 100%" fo:font-family="Gill Sans MT"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8">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af"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595959" style:text-line-through-type="none" style:text-line-through-style="none" style:text-line-through-width="auto" style:text-line-through-color="font-color" style:text-position="0% 100%" fo:font-family="Gill Sans MT"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8">
      <style:paragraph-properties fo:line-height="10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9">
      <style:drawing-page-properties draw:fill="solid" draw:fill-color="#f8b323"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1">
      <style:text-properties fo:font-variant="normal" fo:text-transform="none" fo:color="#595959" style:text-line-through-type="none" style:text-line-through-style="none" style:text-line-through-width="auto" style:text-line-through-color="font-color" style:text-position="0% 100%" fo:font-family="Gill Sans MT" style:font-family-asian="Calibri" style:font-family-complex="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0">
      <style:text-properties fo:font-variant="normal" fo:text-transform="none" fo:color="#595959" style:text-line-through-type="none" style:text-line-through-style="none" style:text-line-through-width="auto" style:text-line-through-color="font-color" style:text-position="0% 100%" fo:font-family="Gill Sans MT"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595959" style:text-line-through-type="none" style:text-line-through-style="none" style:text-line-through-width="auto" style:text-line-through-color="font-color" style:text-position="0% 100%" fo:font-family="Gill Sans MT" style:font-family-asian="Calibri" style:font-family-complex="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1">
      <style:paragraph-properties fo:line-height="10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595959" style:text-line-through-type="none" style:text-line-through-style="none" style:text-line-through-width="auto" style:text-line-through-color="font-color" style:text-position="0% 100%" fo:font-family="Gill Sans MT" style:font-family-asian="Calibri" style:font-family-complex="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74">
      <style:text-properties fo:font-variant="normal" fo:text-transform="none" fo:color="#595959" style:text-line-through-type="none" style:text-line-through-style="none" style:text-line-through-width="auto" style:text-line-through-color="font-color" style:text-position="0% 100%" fo:font-family="Gill Sans MT" style:font-family-asian="Calibri" style:font-family-complex="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595959" style:text-line-through-type="none" style:text-line-through-style="none" style:text-line-through-width="auto" style:text-line-through-color="font-color" style:text-position="0% 100%" fo:font-family="Gill Sans MT"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595959" style:text-line-through-type="none" style:text-line-through-style="none" style:text-line-through-width="auto" style:text-line-through-color="font-color" style:text-position="0% 100%" fo:font-family="Gill Sans MT" style:font-family-asian="Calibri" style:font-family-complex="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4">
      <style:paragraph-properties fo:line-height="10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595959" style:text-line-through-type="none" style:text-line-through-style="none" style:text-line-through-width="auto" style:text-line-through-color="font-color" style:text-position="0% 100%" fo:font-family="Gill Sans MT" style:font-family-asian="Calibri" style:font-family-complex="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text-transform="uppercase" fo:color="#2a1a00" style:text-line-through-type="none" style:text-line-through-style="none" style:text-line-through-width="auto" style:text-line-through-color="font-color" style:text-position="0% 100%" fo:font-family="Impact" fo:font-size="1.38889in" style:font-size-asian="1.38889in" style:font-size-complex="1.38889in" fo:letter-spacing="0.11111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Gill Sans MT" style:font-family-asian="Calibri" style:font-family-complex="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3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8">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37">
      <style:drawing-page-properties draw:fill="solid" draw:fill-color="#f3f3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3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38">
      <style:text-properties fo:text-transform="uppercase" fo:color="#2a1a00" style:text-line-through-type="none" style:text-line-through-style="none" style:text-line-through-width="auto" style:text-line-through-color="font-color" style:text-position="0% 100%" fo:font-family="Impact" fo:font-size="0.70833in" style:font-size-asian="0.70833in" style:font-size-complex="0.70833in" fo:letter-spacing="0.02778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4">
      <style:drawing-page-properties draw:fill="solid" draw:fill-color="#f3f3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text-transform="uppercase" fo:color="#2a1a00" style:text-line-through-type="none" style:text-line-through-style="none" style:text-line-through-width="auto" style:text-line-through-color="font-color" style:text-position="0% 100%" fo:font-family="Impact" fo:font-size="0.70833in" style:font-size-asian="0.70833in" style:font-size-complex="0.70833in" fo:letter-spacing="0.02778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text-transform="uppercase" fo:color="#2a1a00"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0">
      <style:text-properties fo:font-variant="normal" fo:text-transform="none" fo:color="#595959" style:text-line-through-type="none" style:text-line-through-style="none" style:text-line-through-width="auto" style:text-line-through-color="font-color" style:text-position="0% 100%" fo:font-family="Gill Sans MT" style:font-family-asian="Calibri" style:font-family-complex="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81">
      <style:text-properties fo:font-variant="normal" fo:text-transform="none" fo:color="#595959" style:text-line-through-type="none" style:text-line-through-style="none" style:text-line-through-width="auto" style:text-line-through-color="font-color" style:text-position="0% 100%" fo:font-family="Gill Sans MT" style:font-family-asian="Calibri" style:font-family-complex="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40">
      <style:text-properties fo:text-transform="uppercase" fo:color="#2a1a00"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595959" style:text-line-through-type="none" style:text-line-through-style="none" style:text-line-through-width="auto" style:text-line-through-color="font-color" style:text-position="0% 100%" fo:font-family="Gill Sans MT" style:font-family-asian="Calibri" style:font-family-complex="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4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595959" style:text-line-through-type="none" style:text-line-through-style="none" style:text-line-through-width="auto" style:text-line-through-color="font-color" style:text-position="0% 100%" fo:font-family="Gill Sans MT" style:font-family-asian="Calibri" style:font-family-complex="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4">
      <style:text-properties fo:font-variant="normal" fo:text-transform="none" fo:color="#595959" style:text-line-through-type="none" style:text-line-through-style="none" style:text-line-through-width="auto" style:text-line-through-color="font-color" style:text-position="0% 100%" fo:font-family="Gill Sans MT" style:font-family-asian="Calibri" style:font-family-complex="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3">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595959" style:text-line-through-type="none" style:text-line-through-style="none" style:text-line-through-width="auto" style:text-line-through-color="font-color" style:text-position="0% 100%" fo:font-family="Gill Sans MT" style:font-family-asian="Calibri" style:font-family-complex="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595959" style:text-line-through-type="none" style:text-line-through-style="none" style:text-line-through-width="auto" style:text-line-through-color="font-color" style:text-position="0% 100%" fo:font-family="Gill Sans MT" style:font-family-asian="Calibri" style:font-family-complex="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5">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595959" style:text-line-through-type="none" style:text-line-through-style="none" style:text-line-through-width="auto" style:text-line-through-color="font-color" style:text-position="0% 100%" fo:font-family="Gill Sans MT"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Gill Sans MT" style:font-family-asian="等线" style:font-pitch-asian="variabl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595959" style:text-line-through-type="none" style:text-line-through-style="none" style:text-line-through-width="auto" style:text-line-through-color="font-color" style:text-position="0% 100%" fo:font-family="Gill Sans MT"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1">
      <style:text-properties fo:font-variant="normal" fo:text-transform="none" fo:color="#595959" style:text-line-through-type="none" style:text-line-through-style="none" style:text-line-through-width="auto" style:text-line-through-color="font-color" style:text-position="0% 100%" fo:font-family="Gill Sans MT" style:font-family-asian="Calibri" style:font-family-complex="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7">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2">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8">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595959" style:text-line-through-type="none" style:text-line-through-style="none" style:text-line-through-width="auto" style:text-line-through-color="font-color" style:text-position="0% 100%" fo:font-family="Gill Sans MT" style:font-family-asian="Calibri" style:font-family-complex="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Gill Sans MT" style:font-family-asian="等线" style:font-pitch-asian="variabl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595959" style:text-line-through-type="none" style:text-line-through-style="none" style:text-line-through-width="auto" style:text-line-through-color="font-color" style:text-position="0% 100%" fo:font-family="Gill Sans MT"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5">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595959" style:text-line-through-type="none" style:text-line-through-style="none" style:text-line-through-width="auto" style:text-line-through-color="font-color" style:text-position="0% 100%" fo:font-family="Gill Sans MT"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e06c75" style:text-line-through-type="none" style:text-line-through-style="none" style:text-line-through-width="auto" style:text-line-through-color="font-color" style:text-position="0% 100%" fo:font-family="Gill Sans MT"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Gill Sans MT"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9">
      <style:paragraph-properties fo:line-height="11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af"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595959" style:text-line-through-type="none" style:text-line-through-style="none" style:text-line-through-width="auto" style:text-line-through-color="font-color" style:text-position="0% 100%" fo:font-family="Gill Sans MT" style:font-family-asian="Calibri" style:font-family-complex="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91">
      <style:text-properties fo:font-variant="normal" fo:text-transform="none" fo:color="#595959" style:text-line-through-type="none" style:text-line-through-style="none" style:text-line-through-width="auto" style:text-line-through-color="font-color" style:text-position="0% 100%" fo:font-family="Gill Sans MT" style:font-family-asian="Calibri" style:font-family-complex="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2">
      <style:text-properties fo:font-variant="normal" fo:text-transform="none" fo:color="#595959" style:text-line-through-type="none" style:text-line-through-style="none" style:text-line-through-width="auto" style:text-line-through-color="font-color" style:text-position="0% 100%" fo:font-family="Gill Sans MT" style:font-family-asian="Calibri" style:font-family-complex="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1">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3">
      <style:text-properties fo:font-variant="normal" fo:text-transform="none" fo:color="#595959" style:text-line-through-type="none" style:text-line-through-style="none" style:text-line-through-width="auto" style:text-line-through-color="font-color" style:text-position="0% 100%" fo:font-family="Gill Sans MT" style:font-family-asian="Calibri" style:font-family-complex="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2">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595959" style:text-line-through-type="none" style:text-line-through-style="none" style:text-line-through-width="auto" style:text-line-through-color="font-color" style:text-position="0% 100%" fo:font-family="Gill Sans MT" style:font-family-asian="Calibri" style:font-family-complex="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font-variant="normal" fo:text-transform="none" fo:color="#595959" style:text-line-through-type="none" style:text-line-through-style="none" style:text-line-through-width="auto" style:text-line-through-color="font-color" style:text-position="0% 100%" fo:font-family="Gill Sans MT" style:font-family-asian="Calibri" style:font-family-complex="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4">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595959" style:text-line-through-type="none" style:text-line-through-style="none" style:text-line-through-width="auto" style:text-line-through-color="font-color" style:text-position="0% 100%" fo:font-family="Gill Sans MT" style:font-family-asian="Calibri" style:font-family-complex="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Gill Sans MT"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6">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7">
      <style:text-properties fo:font-variant="normal" fo:text-transform="none" fo:color="#595959" style:text-line-through-type="none" style:text-line-through-style="none" style:text-line-through-width="auto" style:text-line-through-color="font-color" style:text-position="0% 100%" fo:font-family="Gill Sans MT" style:font-family-asian="Calibri" style:font-family-complex="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Gill Sans MT" style:font-family-asian="等线" style:font-pitch-asian="variabl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595959" style:text-line-through-type="none" style:text-line-through-style="none" style:text-line-through-width="auto" style:text-line-through-color="font-color" style:text-position="0% 100%" fo:font-family="Gill Sans MT"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9">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8">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af"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abb2bf" style:text-line-through-type="none" style:text-line-through-style="none" style:text-line-through-width="auto" style:text-line-through-color="font-color" style:text-position="0% 100%" fo:font-family="Gill Sans MT"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3">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Gill Sans MT"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5">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af" fo:country="Z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595959" style:text-line-through-type="none" style:text-line-through-style="none" style:text-line-through-width="auto" style:text-line-through-color="font-color" style:text-position="0% 100%" fo:font-family="Gill Sans MT"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8">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19">
      <style:drawing-page-properties draw:fill="solid" draw:fill-color="#f3f3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0">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1">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595959" style:text-line-through-type="none" style:text-line-through-style="none" style:text-line-through-width="auto" style:text-line-through-color="font-color" style:text-position="0% 100%" fo:font-family="Gill Sans MT"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Gill Sans MT"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Gill Sans MT"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1">
      <style:text-properties fo:font-variant="normal" fo:text-transform="none" fo:color="#595959" style:text-line-through-type="none" style:text-line-through-style="none" style:text-line-through-width="auto" style:text-line-through-color="font-color" style:text-position="0% 100%" fo:font-family="Gill Sans MT"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6">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text-transform="uppercase" fo:color="#2a1a00" style:text-line-through-type="none" style:text-line-through-style="none" style:text-line-through-width="auto" style:text-line-through-color="font-color" style:text-position="0% 100%" fo:font-family="Impact" fo:font-size="0.70833in" style:font-size-asian="0.70833in" style:font-size-complex="0.70833in" fo:letter-spacing="0.02778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7">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Gill Sans MT"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9">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595959" style:text-line-through-type="none" style:text-line-through-style="none" style:text-line-through-width="auto" style:text-line-through-color="font-color" style:text-position="0% 100%" fo:font-family="Gill Sans MT"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6">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8">
      <style:text-properties fo:font-variant="normal" fo:text-transform="none" fo:color="#e06c75" style:text-line-through-type="none" style:text-line-through-style="none" style:text-line-through-width="auto" style:text-line-through-color="font-color" style:text-position="0% 100%" fo:font-family="Gill Sans MT"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Gill Sans MT"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8">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0">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3">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11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Gill Sans MT"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595959" style:text-line-through-type="none" style:text-line-through-style="none" style:text-line-through-width="auto" style:text-line-through-color="font-color" style:text-position="0% 100%" fo:font-family="Gill Sans MT"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6">
      <style:text-properties fo:font-variant="normal" fo:text-transform="none" fo:color="#595959" style:text-line-through-type="none" style:text-line-through-style="none" style:text-line-through-width="auto" style:text-line-through-color="font-color" style:text-position="0% 100%" fo:font-family="Consola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72">
      <style:paragraph-properties fo:line-height="11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7">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Gill Sans MT"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79">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595959" style:text-line-through-type="none" style:text-line-through-style="none" style:text-line-through-width="auto" style:text-line-through-color="font-color" style:text-position="0% 100%" fo:font-family="Gill Sans MT"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6">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Gill Sans MT"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7">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595959" style:text-line-through-type="none" style:text-line-through-style="none" style:text-line-through-width="auto" style:text-line-through-color="font-color" style:text-position="0% 100%" fo:font-family="Gill Sans MT"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text:list-style style:name="a755">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759">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693">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723">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539">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4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97">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726">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503">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662">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477">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729">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508">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666">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443">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669">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446">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790">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634">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570">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600">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795">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638">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605">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579">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608">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765">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543">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768">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732">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481">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511">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735">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484">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672">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700">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4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9">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518">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703">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675">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455">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707">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642">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459">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646">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649">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611">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614">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771">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800">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550">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589">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617">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77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05">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778">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809">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559">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521">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493">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746">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524">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683">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498">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711">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527">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463">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715">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689">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467">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719">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653">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657">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781">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625">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812">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785">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629">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563">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815">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750">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566">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818">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office:automatic-styles>
  <office:body>
    <office:presentation>
      <draw:page draw:name="Slide1" draw:style-name="a429" draw:master-page-name="Master1-Layout1-title-Diapositiva-de-título" presentation:presentation-page-layout-name="Master1-PPL1" draw:id="Slide-256">
        <draw:frame draw:id="id88" presentation:style-name="a432" draw:name="Título 1" svg:x="1.17949in" svg:y="1.20121in" svg:width="11.28436in" svg:height="4.80642in" presentation:class="title" presentation:placeholder="false">
          <draw:text-box>
            <text:p text:style-name="a431" text:class-names="" text:cond-style-name=""><text:span text:style-name="a430" text:class-names="">Group 03</text:span></text:p>
          </draw:text-box>
          <svg:title/>
          <svg:desc/>
        </draw:frame>
        <draw:frame draw:id="id89" presentation:style-name="a433" draw:name="Subtítulo 2" svg:x="2.4224in" svg:y="6.53893in" svg:width="8.79853in" svg:height="0.81177in" presentation:class="subtitle" presentation:placeholder="true">
          <draw:text-box/>
          <svg:title/>
          <svg:desc/>
        </draw:frame>
      </draw:page>
      <draw:page draw:name="Slide5" draw:style-name="a434" draw:master-page-name="Master1-Layout4-twoObj-Dos-objetos" presentation:presentation-page-layout-name="Master1-PPL4" draw:id="Slide-260">
        <draw:frame draw:id="id90" presentation:style-name="a439" draw:name="标题 1" svg:x="1.36885in" svg:y="0.41818in" svg:width="11.13115in" svg:height="1.63182in" presentation:class="title" presentation:placeholder="false">
          <draw:text-box>
            <text:p text:style-name="a436" text:class-names="" text:cond-style-name=""><text:span text:style-name="a435" text:class-names="">Hands On 1: DATAset selection</text:span></text:p>
            <text:p text:style-name="a438" text:class-names="" text:cond-style-name=""><text:span text:style-name="a437" text:class-names=""/></text:p>
          </draw:text-box>
          <svg:title/>
          <svg:desc/>
        </draw:frame>
        <draw:frame draw:id="id91" presentation:style-name="a485" draw:name="内容占位符 2" svg:x="1.375in" svg:y="1.87853in" svg:width="5.88312in" svg:height="5.07415in" presentation:class="outline" presentation:placeholder="false">
          <draw:text-box>
            <text:list text:style-name="a443">
              <text:list-item>
                <text:p text:style-name="a442" text:class-names="" text:cond-style-name=""><text:span text:style-name="a440" text:class-names="">What was done?</text:span><text:span text:style-name="a441" text:class-names=""/></text:p>
              </text:list-item>
            </text:list>
            <text:list text:style-name="a446">
              <text:list-item>
                <text:p text:style-name="a445" text:class-names="" text:cond-style-name=""><text:span text:style-name="a444" text:class-names="">We selected a public dataset on the internet fulfilling all the requirements.</text:span></text:p>
              </text:list-item>
            </text:list>
            <text:list text:style-name="a450">
              <text:list-item>
                <text:p text:style-name="a449" text:class-names="" text:cond-style-name=""><text:span text:style-name="a447" text:class-names=""><text:s text:c="5"/></text:span><text:span text:style-name="a448" text:class-names="">Requirements<text:s text:c="1"/></text:span></text:p>
              </text:list-item>
            </text:list>
            <text:list text:style-name="a455">
              <text:list-item>
                <text:p text:style-name="a454" text:class-names="" text:cond-style-name=""><text:span text:style-name="a451" text:class-names="">R1:</text:span><text:span text:style-name="a452" text:class-names=""><text:s text:c="1"/>Smart city domain (environment, mobility, energy...)<text:s text:c="1"/></text:span><text:span text:style-name="a453" text:class-names=""/></text:p>
              </text:list-item>
            </text:list>
            <text:list text:style-name="a459">
              <text:list-item>
                <text:p text:style-name="a458" text:class-names="" text:cond-style-name=""><text:span text:style-name="a456" text:class-names="">R2:</text:span><text:span text:style-name="a457" text:class-names=""><text:s text:c="1"/>CSV format <text:s text:c="1"/></text:span></text:p>
              </text:list-item>
            </text:list>
            <text:list text:style-name="a463">
              <text:list-item>
                <text:p text:style-name="a462" text:class-names="" text:cond-style-name=""><text:span text:style-name="a460" text:class-names="">R3:</text:span><text:span text:style-name="a461" text:class-names=""><text:s text:c="1"/>Open license for publication <text:s text:c="1"/></text:span></text:p>
              </text:list-item>
            </text:list>
            <text:list text:style-name="a467">
              <text:list-item>
                <text:p text:style-name="a466" text:class-names="" text:cond-style-name=""><text:span text:style-name="a464" text:class-names="">R4:</text:span><text:span text:style-name="a465" text:class-names=""><text:s text:c="1"/>Linkable to real-world entities (coordinates, IDs, addresses)<text:s text:c="1"/></text:span></text:p>
              </text:list-item>
            </text:list>
            <text:list text:style-name="a473">
              <text:list-item>
                <text:p text:style-name="a472" text:class-names="" text:cond-style-name=""><text:span text:style-name="a468" text:class-names=""><text:s text:c="4"/></text:span><text:span text:style-name="a469" text:class-names="">Optional (R5-R6)</text:span><text:span text:style-name="a470" text:class-names=""> </text:span><text:span text:style-name="a471" text:class-names=""><text:s text:c="1"/></text:span></text:p>
              </text:list-item>
            </text:list>
            <text:list text:style-name="a477">
              <text:list-item>
                <text:p text:style-name="a476" text:class-names="" text:cond-style-name=""><text:span text:style-name="a474" text:class-names="">R5:</text:span><text:span text:style-name="a475" text:class-names=""><text:s text:c="1"/>Documentation available<text:s text:c="1"/></text:span></text:p>
              </text:list-item>
            </text:list>
            <text:list text:style-name="a481">
              <text:list-item>
                <text:p text:style-name="a480" text:class-names="" text:cond-style-name=""><text:span text:style-name="a478" text:class-names="">R6:</text:span><text:span text:style-name="a479" text:class-names=""><text:s text:c="1"/>Data from multiple sources</text:span></text:p>
              </text:list-item>
            </text:list>
            <text:list text:style-name="a484">
              <text:list-item>
                <text:p text:style-name="a483" text:class-names="" text:cond-style-name=""><text:span text:style-name="a482" text:class-names=""/></text:p>
              </text:list-item>
            </text:list>
          </draw:text-box>
          <svg:title/>
          <svg:desc/>
        </draw:frame>
        <draw:frame draw:id="id92" draw:style-name="a528" draw:name="Marcador de contenido 3" svg:x="7.27012in" svg:y="2.5in" svg:width="5.23677in" svg:height="4.3287in">
          <draw:text-box>
            <text:list text:style-name="a489">
              <text:list-item>
                <text:p text:style-name="a488" text:class-names="" text:cond-style-name=""><text:span text:style-name="a486" text:class-names="">Key Fields:<text:s text:c="1"/></text:span><text:span text:style-name="a487" text:class-names=""/></text:p>
              </text:list-item>
            </text:list>
            <text:list text:style-name="a493">
              <text:list-item>
                <text:p text:style-name="a492" text:class-names="" text:cond-style-name=""><text:span text:style-name="a490" text:class-names="">Station codes, names, addresses <text:s text:c="1"/></text:span><text:span text:style-name="a491" text:class-names=""/></text:p>
              </text:list-item>
            </text:list>
            <text:list text:style-name="a498">
              <text:list-item>
                <text:p text:style-name="a497" text:class-names="" text:cond-style-name=""><text:span text:style-name="a494" text:class-names="">Coordinates<text:s text:c="1"/></text:span><text:span text:style-name="a495" text:class-names="">(WGS84, ETRS89)<text:s text:c="1"/></text:span><text:span text:style-name="a496" text:class-names=""/></text:p>
              </text:list-item>
            </text:list>
            <text:list text:style-name="a503">
              <text:list-item>
                <text:p text:style-name="a502" text:class-names="" text:cond-style-name=""><text:span text:style-name="a499" text:class-names="">Pollutants</text:span><text:span text:style-name="a500" text:class-names="">: NO₂, SO₂, CO, PM10, PM2.5, O₃, BTX<text:s text:c="1"/></text:span><text:span text:style-name="a501" text:class-names=""/></text:p>
              </text:list-item>
            </text:list>
            <text:list text:style-name="a508">
              <text:list-item>
                <text:p text:style-name="a507" text:class-names="" text:cond-style-name=""><text:span text:style-name="a504" text:class-names="">Station types:</text:span><text:span text:style-name="a505" text:class-names=""><text:s text:c="1"/>Urban traffic, Urban background, Suburban</text:span><text:span text:style-name="a506" text:class-names=""/></text:p>
              </text:list-item>
            </text:list>
            <text:list text:style-name="a511">
              <text:list-item>
                <text:p text:style-name="a510" text:class-names="" text:cond-style-name=""><text:span text:style-name="a509" text:class-names=""/></text:p>
              </text:list-item>
            </text:list>
            <text:p text:style-name="a515" text:class-names="" text:cond-style-name=""><text:span text:style-name="a512" text:class-names="">CSV Domain:<text:s text:c="1"/></text:span><text:span text:style-name="a513" text:class-names=""><text:a xlink:href="https://datos.madrid.es/portal/site/egob/menuitem.c05c1f754a33a9fbe4b2e4b284f1a5a0/?vgnextchannel=374512b9ace9f310VgnVCM100000171f5a0aRCRD&amp;vgnextoid=41e01e007c9db410VgnVCM2000000c205a0aRCRD" text:style-name="" text:visited-style-name="">https://datos.madrid.es/portal/site/egob/menuitem.c05c1f754a33a9fbe4b2e4b284f1a5a0/?vgnextchannel=374512b9ace9f310VgnVCM100000171f5a0aRCRD&amp;vgnextoid=41e01e007c9db410VgnVCM2000000c205a0aRCRD</text:a></text:span><text:span text:style-name="a514" text:class-names=""/></text:p>
            <text:list text:style-name="a518">
              <text:list-item>
                <text:p text:style-name="a517" text:class-names="" text:cond-style-name=""><text:span text:style-name="a516" text:class-names=""/></text:p>
              </text:list-item>
            </text:list>
            <text:list text:style-name="a521">
              <text:list-item>
                <text:list text:style-name="a521">
                  <text:list-item>
                    <text:p text:style-name="a520" text:class-names="" text:cond-style-name=""><text:span text:style-name="a519" text:class-names=""/></text:p>
                  </text:list-item>
                </text:list>
              </text:list-item>
            </text:list>
            <text:list text:style-name="a524">
              <text:list-item>
                <text:list text:style-name="a524">
                  <text:list-item>
                    <text:p text:style-name="a523" text:class-names="" text:cond-style-name=""><text:span text:style-name="a522" text:class-names=""/></text:p>
                  </text:list-item>
                </text:list>
              </text:list-item>
            </text:list>
            <text:list text:style-name="a527">
              <text:list-item>
                <text:list text:style-name="a527">
                  <text:list-item>
                    <text:p text:style-name="a526" text:class-names="" text:cond-style-name=""><text:span text:style-name="a525" text:class-names=""/></text:p>
                  </text:list-item>
                </text:list>
              </text:list-item>
            </text:list>
          </draw:text-box>
          <svg:title/>
          <svg:desc/>
        </draw:frame>
      </draw:page>
      <draw:page draw:name="Slide4" draw:style-name="a529" draw:master-page-name="Master1-Layout4-twoObj-Dos-objetos" presentation:presentation-page-layout-name="Master1-PPL4" draw:id="Slide-259">
        <draw:frame draw:id="id93" presentation:style-name="a535" draw:name="标题 1" svg:x="1.36885in" svg:y="0.41818in" svg:width="11.13115in" svg:height="1.63182in" presentation:class="title" presentation:placeholder="false">
          <draw:text-box>
            <text:p text:style-name="a532" text:class-names="" text:cond-style-name=""><text:span text:style-name="a530" text:class-names="">Hands On 2: DATA ANALYSIS, LICENSING &amp; NAMING STRATEGY</text:span><text:span text:style-name="a531" text:class-names=""/></text:p>
            <text:p text:style-name="a534" text:class-names="" text:cond-style-name=""><text:span text:style-name="a533" text:class-names=""/></text:p>
          </draw:text-box>
          <svg:title/>
          <svg:desc/>
        </draw:frame>
        <draw:frame draw:id="id94" presentation:style-name="a567" draw:name="内容占位符 2" svg:x="1.375in" svg:y="2.5in" svg:width="5.07804in" svg:height="3.95833in" presentation:class="outline" presentation:placeholder="false">
          <draw:text-box>
            <text:list text:style-name="a539">
              <text:list-item>
                <text:p text:style-name="a538" text:class-names="" text:cond-style-name=""><text:span text:style-name="a536" text:class-names="">What was done?</text:span><text:span text:style-name="a537" text:class-names=""/></text:p>
              </text:list-item>
            </text:list>
            <text:list text:style-name="a543">
              <text:list-item>
                <text:p text:style-name="a542" text:class-names="" text:cond-style-name=""><text:span text:style-name="a540" text:class-names="">Dataset analysis</text:span><text:span text:style-name="a541" text:class-names="">: inspected station distribution, pollutants, altitudes, and location metadata.</text:span></text:p>
              </text:list-item>
            </text:list>
            <text:list text:style-name="a550">
              <text:list-item>
                <text:p text:style-name="a549" text:class-names="" text:cond-style-name=""><text:span text:style-name="a544" text:class-names="">Licensing</text:span><text:span text:style-name="a545" text:class-names="">: checked public-sector reuse → RISP +<text:s text:c="1"/></text:span><text:span text:style-name="a546" text:class-names="">CC BY 4.0</text:span><text:span text:style-name="a547" text:class-names="">; extracted permitted uses, attribution rules, and obligations.</text:span><text:span text:style-name="a548" text:class-names=""/></text:p>
              </text:list-item>
            </text:list>
            <text:list text:style-name="a559">
              <text:list-item>
                <text:p text:style-name="a558" text:class-names="" text:cond-style-name=""><text:span text:style-name="a551" text:class-names="">Resource naming strategy</text:span><text:span text:style-name="a552" text:class-names="">: defined URIs for stations, pollutants, addresses, dates, coords (patterns:<text:s text:c="1"/></text:span><text:span text:style-name="a553" text:class-names="">ST{ID}_{shortCode}</text:span><text:span text:style-name="a554" text:class-names="">,<text:s text:c="1"/></text:span><text:span text:style-name="a555" text:class-names="">avg_NO2</text:span><text:span text:style-name="a556" text:class-names="">, etc.).</text:span><text:span text:style-name="a557" text:class-names=""/></text:p>
              </text:list-item>
            </text:list>
            <text:list text:style-name="a563">
              <text:list-item>
                <text:p text:style-name="a562" text:class-names="" text:cond-style-name=""><text:span text:style-name="a560" text:class-names="">Ontology development</text:span><text:span text:style-name="a561" text:class-names="">: created lightweight classes and properties (stations, pollutants, location, coordinates, readings).</text:span></text:p>
              </text:list-item>
            </text:list>
            <text:list text:style-name="a566">
              <text:list-item>
                <text:p text:style-name="a565" text:class-names="" text:cond-style-name=""><text:span text:style-name="a564" text:class-names=""/></text:p>
              </text:list-item>
            </text:list>
          </draw:text-box>
          <svg:title/>
          <svg:desc/>
        </draw:frame>
        <draw:frame draw:id="id95" draw:style-name="a618" draw:name="Marcador de contenido 3" svg:x="7.27012in" svg:y="2.5in" svg:width="5.23677in" svg:height="4.3287in">
          <draw:text-box>
            <text:list text:style-name="a570">
              <text:list-item>
                <text:p text:style-name="a569" text:class-names="" text:cond-style-name=""><text:span text:style-name="a568" text:class-names="">Where are the changes ?</text:span></text:p>
              </text:list-item>
            </text:list>
            <text:list text:style-name="a579">
              <text:list-item>
                <text:p text:style-name="a578" text:class-names="" text:cond-style-name=""><text:span text:style-name="a571" text:class-names="">analysis</text:span><text:span text:style-name="a572" text:class-names="">.</text:span><text:span text:style-name="a573" text:class-names="">html<text:s text:c="1"/></text:span><text:span text:style-name="a574" text:class-names="">—<text:s text:c="1"/></text:span><text:span text:style-name="a575" text:class-names="">Data analysis + licensing review + URI naming strategy</text:span><text:span text:style-name="a576" text:class-names="">.</text:span><text:span text:style-name="a577" text:class-names=""/></text:p>
              </text:list-item>
            </text:list>
            <text:list text:style-name="a589">
              <text:list-item>
                <text:p text:style-name="a588" text:class-names="" text:cond-style-name=""><text:span text:style-name="a580" text:class-names="">ontology</text:span><text:span text:style-name="a581" text:class-names="">/</text:span><text:span text:style-name="a582" text:class-names="">airquality</text:span><text:span text:style-name="a583" text:class-names="">.</text:span><text:span text:style-name="a584" text:class-names="">ttl<text:s text:c="1"/></text:span><text:span text:style-name="a585" text:class-names="">—<text:s text:c="1"/></text:span><text:span text:style-name="a586" text:class-names="">Ontology in Turtle (classes, properties, domains/ranges).</text:span><text:span text:style-name="a587" text:class-names=""/></text:p>
              </text:list-item>
            </text:list>
            <text:list text:style-name="a600">
              <text:list-item>
                <text:p text:style-name="a599" text:class-names="" text:cond-style-name=""><text:span text:style-name="a590" text:class-names="">ontology</text:span><text:span text:style-name="a591" text:class-names="">/</text:span><text:span text:style-name="a592" text:class-names="">airquality-example</text:span><text:span text:style-name="a593" text:class-names="">.</text:span><text:span text:style-name="a594" text:class-names="">ttl</text:span><text:span text:style-name="a595" text:class-names=""><text:s text:c="1"/></text:span><text:span text:style-name="a596" text:class-names="">—<text:s text:c="1"/></text:span><text:span text:style-name="a597" text:class-names="">Sample instantiation using real stations &amp; pollutants.</text:span><text:span text:style-name="a598" text:class-names=""/></text:p>
              </text:list-item>
            </text:list>
            <text:list text:style-name="a605">
              <text:list-item>
                <text:p text:style-name="a604" text:class-names="" text:cond-style-name=""><text:span text:style-name="a601" text:class-names="">selfAssessmentHandsOn2.md</text:span><text:span text:style-name="a602" text:class-names=""><text:s text:c="1"/>— Hands-on self-assessment 2.</text:span><text:span text:style-name="a603" text:class-names=""/></text:p>
              </text:list-item>
            </text:list>
            <text:list text:style-name="a608">
              <text:list-item>
                <text:p text:style-name="a607" text:class-names="" text:cond-style-name=""><text:span text:style-name="a606" text:class-names=""/></text:p>
              </text:list-item>
            </text:list>
            <text:list text:style-name="a611">
              <text:list-item>
                <text:list text:style-name="a611">
                  <text:list-item>
                    <text:p text:style-name="a610" text:class-names="" text:cond-style-name=""><text:span text:style-name="a609" text:class-names=""/></text:p>
                  </text:list-item>
                </text:list>
              </text:list-item>
            </text:list>
            <text:list text:style-name="a614">
              <text:list-item>
                <text:list text:style-name="a614">
                  <text:list-item>
                    <text:p text:style-name="a613" text:class-names="" text:cond-style-name=""><text:span text:style-name="a612" text:class-names=""/></text:p>
                  </text:list-item>
                </text:list>
              </text:list-item>
            </text:list>
            <text:list text:style-name="a617">
              <text:list-item>
                <text:list text:style-name="a617">
                  <text:list-item>
                    <text:p text:style-name="a616" text:class-names="" text:cond-style-name=""><text:span text:style-name="a615" text:class-names=""/></text:p>
                  </text:list-item>
                </text:list>
              </text:list-item>
            </text:list>
          </draw:text-box>
          <svg:title/>
          <svg:desc/>
        </draw:frame>
      </draw:page>
      <draw:page draw:name="Slide2" draw:style-name="a619" draw:master-page-name="Master1-Layout4-twoObj-Dos-objetos" presentation:presentation-page-layout-name="Master1-PPL4" draw:id="Slide-257">
        <draw:frame draw:id="id96" presentation:style-name="a622" draw:name="Título 1" svg:x="1.36885in" svg:y="0.41818in" svg:width="11.13115in" svg:height="1.63182in" presentation:class="title" presentation:placeholder="false">
          <draw:text-box>
            <text:p text:style-name="a621" text:class-names="" text:cond-style-name=""><text:span text:style-name="a620" text:class-names="">Hands On 3: Cleaning and preparating a CSV</text:span></text:p>
          </draw:text-box>
          <svg:title/>
          <svg:desc/>
        </draw:frame>
        <draw:frame draw:id="id97" presentation:style-name="a650" draw:name="Marcador de contenido 2" svg:x="1.375in" svg:y="2.5in" svg:width="5.25in" svg:height="3.95833in" presentation:class="outline" presentation:placeholder="false">
          <draw:text-box>
            <text:list text:style-name="a625">
              <text:list-item>
                <text:p text:style-name="a624" text:class-names="" text:cond-style-name=""><text:span text:style-name="a623" text:class-names="">What was done ?</text:span></text:p>
              </text:list-item>
            </text:list>
            <text:list text:style-name="a629">
              <text:list-item>
                <text:p text:style-name="a628" text:class-names="" text:cond-style-name=""><text:span text:style-name="a626" text:class-names="">Import &amp; parsing:<text:s text:c="1"/></text:span><text:span text:style-name="a627" text:class-names="">Load dataset, check encoding, separators.</text:span></text:p>
              </text:list-item>
            </text:list>
            <text:list text:style-name="a634">
              <text:list-item>
                <text:p text:style-name="a633" text:class-names="" text:cond-style-name=""><text:span text:style-name="a630" text:class-names="">Text normalization:<text:s text:c="1"/></text:span><text:span text:style-name="a631" text:class-names="">Trimmed values</text:span><text:span text:style-name="a632" text:class-names=""/></text:p>
              </text:list-item>
            </text:list>
            <text:list text:style-name="a638">
              <text:list-item>
                <text:p text:style-name="a637" text:class-names="" text:cond-style-name=""><text:span text:style-name="a635" text:class-names="">Dates</text:span><text:span text:style-name="a636" text:class-names="">: toDate()</text:span></text:p>
              </text:list-item>
            </text:list>
            <text:list text:style-name="a642">
              <text:list-item>
                <text:p text:style-name="a641" text:class-names="" text:cond-style-name=""><text:span text:style-name="a639" text:class-names="">Numbers</text:span><text:span text:style-name="a640" text:class-names="">: Decimal comas to dots values.replace(",", ".")</text:span></text:p>
              </text:list-item>
            </text:list>
            <text:list text:style-name="a646">
              <text:list-item>
                <text:p text:style-name="a645" text:class-names="" text:cond-style-name=""><text:span text:style-name="a643" text:class-names="">Identifiers</text:span><text:span text:style-name="a644" text:class-names="">: Added identifiers to stations</text:span></text:p>
              </text:list-item>
            </text:list>
            <text:list text:style-name="a649">
              <text:list-item>
                <text:list text:style-name="a649">
                  <text:list-item>
                    <text:p text:style-name="a648" text:class-names="" text:cond-style-name=""><text:span text:style-name="a647" text:class-names=""/></text:p>
                  </text:list-item>
                </text:list>
              </text:list-item>
            </text:list>
          </draw:text-box>
          <svg:title/>
          <svg:desc/>
        </draw:frame>
        <draw:frame draw:id="id98" presentation:style-name="a676" draw:name="Marcador de contenido 3" svg:x="7.27012in" svg:y="2.5in" svg:width="5.25in" svg:height="3.95833in" presentation:class="outline" presentation:placeholder="false">
          <draw:text-box>
            <text:list text:style-name="a653">
              <text:list-item>
                <text:p text:style-name="a652" text:class-names="" text:cond-style-name=""><text:span text:style-name="a651" text:class-names="">Where are the changes ?</text:span></text:p>
              </text:list-item>
            </text:list>
            <text:list text:style-name="a657">
              <text:list-item>
                <text:p text:style-name="a656" text:class-names="" text:cond-style-name=""><text:span text:style-name="a654" text:class-names="">history.json</text:span><text:span text:style-name="a655" text:class-names="">: Sequence of edits</text:span></text:p>
              </text:list-item>
            </text:list>
            <text:list text:style-name="a662">
              <text:list-item>
                <text:p text:style-name="a661" text:class-names="" text:cond-style-name=""><text:span text:style-name="a658" text:class-names="">Updated csv:<text:s text:c="1"/></text:span><text:span text:style-name="a659" text:class-names="">informacion-estaciones-red-calidad-aire-updated.csv</text:span><text:span text:style-name="a660" text:class-names=""/></text:p>
              </text:list-item>
            </text:list>
            <text:list text:style-name="a666">
              <text:list-item>
                <text:p text:style-name="a665" text:class-names="" text:cond-style-name=""><text:span text:style-name="a663" text:class-names="">selfAssessmentHandsOn3.md</text:span><text:span text:style-name="a664" text:class-names="">: Memory with the changes.</text:span></text:p>
              </text:list-item>
            </text:list>
            <text:list text:style-name="a669">
              <text:list-item>
                <text:list text:style-name="a669">
                  <text:list-item>
                    <text:p text:style-name="a668" text:class-names="" text:cond-style-name=""><text:span text:style-name="a667" text:class-names=""/></text:p>
                  </text:list-item>
                </text:list>
              </text:list-item>
            </text:list>
            <text:list text:style-name="a672">
              <text:list-item>
                <text:list text:style-name="a672">
                  <text:list-item>
                    <text:p text:style-name="a671" text:class-names="" text:cond-style-name=""><text:span text:style-name="a670" text:class-names=""/></text:p>
                  </text:list-item>
                </text:list>
              </text:list-item>
            </text:list>
            <text:list text:style-name="a675">
              <text:list-item>
                <text:list text:style-name="a675">
                  <text:list-item>
                    <text:p text:style-name="a674" text:class-names="" text:cond-style-name=""><text:span text:style-name="a673" text:class-names=""/></text:p>
                  </text:list-item>
                </text:list>
              </text:list-item>
            </text:list>
          </draw:text-box>
          <svg:title/>
          <svg:desc/>
        </draw:frame>
      </draw:page>
      <draw:page draw:name="Slide6" draw:style-name="a677" draw:master-page-name="Master1-Layout4-twoObj-Dos-objetos" presentation:presentation-page-layout-name="Master1-PPL4" draw:id="Slide-261">
        <draw:frame draw:id="id99" presentation:style-name="a680" draw:name="Título 1" svg:x="1.36885in" svg:y="0.41818in" svg:width="11.13115in" svg:height="1.63182in" presentation:class="title" presentation:placeholder="false">
          <draw:text-box>
            <text:p text:style-name="a679" text:class-names="" text:cond-style-name=""><text:span text:style-name="a678" text:class-names="">Hands On 4: TRANSFORMING CSV TO RDF<text:s text:c="1"/></text:span></text:p>
          </draw:text-box>
          <svg:title/>
          <svg:desc/>
        </draw:frame>
        <draw:frame draw:id="id100" presentation:style-name="a704" draw:name="Marcador de contenido 2" svg:x="1.375in" svg:y="2.04403in" svg:width="5.25in" svg:height="3.95833in" presentation:class="outline" presentation:placeholder="false">
          <draw:text-box>
            <text:list text:style-name="a683">
              <text:list-item>
                <text:p text:style-name="a682" text:class-names="" text:cond-style-name=""><text:span text:style-name="a681" text:class-names="">What was done ?</text:span></text:p>
              </text:list-item>
            </text:list>
            <text:list text:style-name="a689">
              <text:list-item>
                <text:p text:style-name="a688" text:class-names="" text:cond-style-name=""><text:span text:style-name="a684" text:class-names="">RML Mapping Definition:</text:span><text:span text:style-name="a685" text:class-names=""><text:s text:c="1"/>It specifies the CSV file as the source (</text:span><text:span text:style-name="a686" text:class-names="">rml:logicalSource</text:span><text:span text:style-name="a687" text:class-names="">).</text:span></text:p>
              </text:list-item>
            </text:list>
            <text:list text:style-name="a693">
              <text:list-item>
                <text:p text:style-name="a692" text:class-names="" text:cond-style-name=""><text:span text:style-name="a690" text:class-names="">Property Mapping:</text:span><text:span text:style-name="a691" text:class-names=""><text:s text:c="1"/>The CSV columns were mapped to RDF properties from standard vocabularies.</text:span></text:p>
              </text:list-item>
            </text:list>
            <text:list text:style-name="a697">
              <text:list-item>
                <text:p text:style-name="a696" text:class-names="" text:cond-style-name=""><text:span text:style-name="a694" text:class-names="">RDF Generation:</text:span><text:span text:style-name="a695" text:class-names=""><text:s text:c="1"/>The RML mapping was executed to transform the CSV and generate the final RDF file in Turtle format.</text:span></text:p>
              </text:list-item>
            </text:list>
            <text:list text:style-name="a700">
              <text:list-item>
                <text:p text:style-name="a699" text:class-names="" text:cond-style-name=""><text:span text:style-name="a698" text:class-names=""/></text:p>
              </text:list-item>
            </text:list>
            <text:list text:style-name="a703">
              <text:list-item>
                <text:list text:style-name="a703">
                  <text:list-item>
                    <text:p text:style-name="a702" text:class-names="" text:cond-style-name=""><text:span text:style-name="a701" text:class-names=""/></text:p>
                  </text:list-item>
                </text:list>
              </text:list-item>
            </text:list>
          </draw:text-box>
          <svg:title/>
          <svg:desc/>
        </draw:frame>
        <draw:frame draw:id="id101" presentation:style-name="a736" draw:name="Marcador de contenido 3" svg:x="7.2544in" svg:y="2.04403in" svg:width="5.25in" svg:height="3.95833in" presentation:class="outline" presentation:placeholder="false">
          <draw:text-box>
            <text:list text:style-name="a707">
              <text:list-item>
                <text:p text:style-name="a706" text:class-names="" text:cond-style-name=""><text:span text:style-name="a705" text:class-names="">Where are the changes ?</text:span></text:p>
              </text:list-item>
            </text:list>
            <text:list text:style-name="a711">
              <text:list-item>
                <text:p text:style-name="a710" text:class-names="" text:cond-style-name=""><text:span text:style-name="a708" text:class-names="">mappings/stations.rml:</text:span><text:span text:style-name="a709" text:class-names=""><text:s text:c="1"/>The file containing the RML mapping rules for the transformation.</text:span></text:p>
              </text:list-item>
            </text:list>
            <text:list text:style-name="a715">
              <text:list-item>
                <text:p text:style-name="a714" text:class-names="" text:cond-style-name=""><text:span text:style-name="a712" text:class-names="">rdf/stations.ttl:</text:span><text:span text:style-name="a713" text:class-names="">The resulting RDF file in Turtle syntax with the transformed data.</text:span></text:p>
              </text:list-item>
            </text:list>
            <text:list text:style-name="a719">
              <text:list-item>
                <text:p text:style-name="a718" text:class-names="" text:cond-style-name=""><text:span text:style-name="a716" text:class-names="">rdf/queries.sparql:</text:span><text:span text:style-name="a717" text:class-names=""><text:s text:c="1"/>A SPARQL file with queries to verify the quality and structure of the generated data.</text:span></text:p>
              </text:list-item>
            </text:list>
            <text:list text:style-name="a723">
              <text:list-item>
                <text:p text:style-name="a722" text:class-names="" text:cond-style-name=""><text:span text:style-name="a720" text:class-names="">selfAssessmentHandsOn4.md:</text:span><text:span text:style-name="a721" text:class-names=""><text:s text:c="1"/>The self-assessment document for this assignment.</text:span></text:p>
              </text:list-item>
            </text:list>
            <text:list text:style-name="a726">
              <text:list-item>
                <text:p text:style-name="a725" text:class-names="" text:cond-style-name=""><text:span text:style-name="a724" text:class-names=""/></text:p>
              </text:list-item>
            </text:list>
            <text:list text:style-name="a729">
              <text:list-item>
                <text:list text:style-name="a729">
                  <text:list-item>
                    <text:p text:style-name="a728" text:class-names="" text:cond-style-name=""><text:span text:style-name="a727" text:class-names=""/></text:p>
                  </text:list-item>
                </text:list>
              </text:list-item>
            </text:list>
            <text:list text:style-name="a732">
              <text:list-item>
                <text:list text:style-name="a732">
                  <text:list-item>
                    <text:p text:style-name="a731" text:class-names="" text:cond-style-name=""><text:span text:style-name="a730" text:class-names=""/></text:p>
                  </text:list-item>
                </text:list>
              </text:list-item>
            </text:list>
            <text:list text:style-name="a735">
              <text:list-item>
                <text:list text:style-name="a735">
                  <text:list-item>
                    <text:p text:style-name="a734" text:class-names="" text:cond-style-name=""><text:span text:style-name="a733" text:class-names=""/></text:p>
                  </text:list-item>
                </text:list>
              </text:list-item>
            </text:list>
          </draw:text-box>
          <svg:title/>
          <svg:desc/>
        </draw:frame>
      </draw:page>
      <draw:page draw:name="Slide3" draw:style-name="a737" draw:master-page-name="Master1-Layout4-twoObj-Dos-objetos" presentation:presentation-page-layout-name="Master1-PPL4" draw:id="Slide-258">
        <draw:frame draw:id="id102" presentation:style-name="a742" draw:name="标题 1" svg:x="1.36885in" svg:y="0.41818in" svg:width="11.13115in" svg:height="1.63182in" presentation:class="title" presentation:placeholder="false">
          <draw:text-box>
            <text:p text:style-name="a739" text:class-names="" text:cond-style-name=""><text:span text:style-name="a738" text:class-names="">Hands On 5: DAtA-LINKING</text:span></text:p>
            <text:p text:style-name="a741" text:class-names="" text:cond-style-name=""><text:span text:style-name="a740" text:class-names=""/></text:p>
          </draw:text-box>
          <svg:title/>
          <svg:desc/>
        </draw:frame>
        <draw:frame draw:id="id103" presentation:style-name="a772" draw:name="内容占位符 2" svg:x="1.375in" svg:y="2.5in" svg:width="5.07804in" svg:height="3.95833in" presentation:class="outline" presentation:placeholder="false">
          <draw:text-box>
            <text:list text:style-name="a746">
              <text:list-item>
                <text:p text:style-name="a745" text:class-names="" text:cond-style-name=""><text:span text:style-name="a743" text:class-names="">What was done?</text:span><text:span text:style-name="a744" text:class-names=""/></text:p>
              </text:list-item>
            </text:list>
            <text:list text:style-name="a750">
              <text:list-item>
                <text:p text:style-name="a749" text:class-names="" text:cond-style-name=""><text:span text:style-name="a747" text:class-names="">Modeling:</text:span><text:span text:style-name="a748" text:class-names=""><text:s text:c="1"/>station → schema:Place; admin links via schema:containedInPlace → Wikidata</text:span></text:p>
              </text:list-item>
            </text:list>
            <text:list text:style-name="a755">
              <text:list-item>
                <text:p text:style-name="a754" text:class-names="" text:cond-style-name=""><text:span text:style-name="a751" text:class-names="">OpenRefine:</text:span><text:span text:style-name="a752" text:class-names=""><text:s text:c="1"/>reconciled names; created *_wikidata_uri columns (municipality/province/ccaa).</text:span><text:span text:style-name="a753" text:class-names=""/></text:p>
              </text:list-item>
            </text:list>
            <text:list text:style-name="a759">
              <text:list-item>
                <text:p text:style-name="a758" text:class-names="" text:cond-style-name=""><text:span text:style-name="a756" text:class-names="">RML:</text:span><text:span text:style-name="a757" text:class-names=""><text:s text:c="1"/>updated mappings with RMLMapper; generated RDF<text:s text:c="1"/></text:span></text:p>
              </text:list-item>
            </text:list>
            <text:list text:style-name="a765">
              <text:list-item>
                <text:p text:style-name="a764" text:class-names="" text:cond-style-name=""><text:span text:style-name="a760" text:class-names="">Validation (Jena/ARQ):</text:span><text:span text:style-name="a761" text:class-names=""><text:s text:c="1"/></text:span><text:span text:style-name="a762" text:class-names="">SPARQL checks to validate links.</text:span><text:span text:style-name="a763" text:class-names=""/></text:p>
              </text:list-item>
            </text:list>
            <text:list text:style-name="a768">
              <text:list-item>
                <text:p text:style-name="a767" text:class-names="" text:cond-style-name=""><text:span text:style-name="a766" text:class-names=""/></text:p>
              </text:list-item>
            </text:list>
            <text:list text:style-name="a771">
              <text:list-item>
                <text:p text:style-name="a770" text:class-names="" text:cond-style-name=""><text:span text:style-name="a769" text:class-names=""/></text:p>
              </text:list-item>
            </text:list>
          </draw:text-box>
          <svg:title/>
          <svg:desc/>
        </draw:frame>
        <draw:frame draw:id="id104" presentation:style-name="a782" draw:name="内容占位符 3" svg:x="7.27012in" svg:y="2.5in" svg:width="5.23677in" svg:height="4.3287in" presentation:class="outline" presentation:placeholder="false">
          <draw:text-box>
            <text:list text:style-name="a775">
              <text:list-item>
                <text:p text:style-name="a774" text:class-names="" text:cond-style-name=""><text:span text:style-name="a773" text:class-names=""/></text:p>
              </text:list-item>
            </text:list>
            <text:list text:style-name="a778">
              <text:list-item>
                <text:p text:style-name="a777" text:class-names="" text:cond-style-name=""><text:span text:style-name="a776" text:class-names=""/></text:p>
              </text:list-item>
            </text:list>
            <text:list text:style-name="a781">
              <text:list-item>
                <text:p text:style-name="a780" text:class-names="" text:cond-style-name=""><text:span text:style-name="a779" text:class-names=""/></text:p>
              </text:list-item>
            </text:list>
          </draw:text-box>
          <svg:title/>
          <svg:desc/>
        </draw:frame>
        <draw:frame draw:id="id105" draw:style-name="a819" draw:name="Marcador de contenido 3" svg:x="7.27012in" svg:y="2.5in" svg:width="5.23677in" svg:height="4.3287in">
          <draw:text-box>
            <text:list text:style-name="a785">
              <text:list-item>
                <text:p text:style-name="a784" text:class-names="" text:cond-style-name=""><text:span text:style-name="a783" text:class-names="">Where are the changes ?</text:span></text:p>
              </text:list-item>
            </text:list>
            <text:list text:style-name="a790">
              <text:list-item>
                <text:p text:style-name="a789" text:class-names="" text:cond-style-name=""><text:span text:style-name="a786" text:class-names="">openrefine/air-stations-with-links.json</text:span><text:span text:style-name="a787" text:class-names=""><text:s text:c="1"/>— OpenRefine edit/reconcile log.</text:span><text:span text:style-name="a788" text:class-names=""/></text:p>
              </text:list-item>
            </text:list>
            <text:list text:style-name="a795">
              <text:list-item>
                <text:p text:style-name="a794" text:class-names="" text:cond-style-name=""><text:span text:style-name="a791" text:class-names="">csv/air-stations-with-links.csv</text:span><text:span text:style-name="a792" text:class-names=""><text:s text:c="1"/>— Cleaned CSV with *_wikidata_uri.</text:span><text:span text:style-name="a793" text:class-names=""/></text:p>
              </text:list-item>
            </text:list>
            <text:list text:style-name="a800">
              <text:list-item>
                <text:p text:style-name="a799" text:class-names="" text:cond-style-name=""><text:span text:style-name="a796" text:class-names="">mappings/stations-with-links.rml</text:span><text:span text:style-name="a797" text:class-names=""><text:s text:c="1"/>— RML rules (schema:Place, links, coords, sameAs).</text:span><text:span text:style-name="a798" text:class-names=""/></text:p>
              </text:list-item>
            </text:list>
            <text:list text:style-name="a805">
              <text:list-item>
                <text:p text:style-name="a804" text:class-names="" text:cond-style-name=""><text:span text:style-name="a801" text:class-names="">rdf/air-stations-with-links.ttl</text:span><text:span text:style-name="a802" text:class-names=""><text:s text:c="1"/>— Final linked RDF (Turtle).</text:span><text:span text:style-name="a803" text:class-names=""/></text:p>
              </text:list-item>
            </text:list>
            <text:list text:style-name="a809">
              <text:list-item>
                <text:p text:style-name="a808" text:class-names="" text:cond-style-name=""><text:span text:style-name="a806" text:class-names="">rdf/queries-with-links.sparql</text:span><text:span text:style-name="a807" text:class-names=""><text:s text:c="1"/>— SPARQL checks to validate links.</text:span></text:p>
              </text:list-item>
            </text:list>
            <text:list text:style-name="a812">
              <text:list-item>
                <text:list text:style-name="a812">
                  <text:list-item>
                    <text:p text:style-name="a811" text:class-names="" text:cond-style-name=""><text:span text:style-name="a810" text:class-names=""/></text:p>
                  </text:list-item>
                </text:list>
              </text:list-item>
            </text:list>
            <text:list text:style-name="a815">
              <text:list-item>
                <text:list text:style-name="a815">
                  <text:list-item>
                    <text:p text:style-name="a814" text:class-names="" text:cond-style-name=""><text:span text:style-name="a813" text:class-names=""/></text:p>
                  </text:list-item>
                </text:list>
              </text:list-item>
            </text:list>
            <text:list text:style-name="a818">
              <text:list-item>
                <text:list text:style-name="a818">
                  <text:list-item>
                    <text:p text:style-name="a817" text:class-names="" text:cond-style-name=""><text:span text:style-name="a816" text:class-names=""/></text:p>
                  </text:list-item>
                </text:list>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Diapositiva de título">
      <presentation:placeholder presentation:object="title" svg:x="1.17949in" svg:y="1.20121in" svg:width="11.28436in" svg:height="4.80642in"/>
      <presentation:placeholder presentation:object="subtitle" svg:x="2.4224in" svg:y="6.53893in" svg:width="8.79853in" svg:height="0.81177in"/>
      <presentation:placeholder presentation:object="date-time" svg:x="1.17949in" svg:y="6.97253in" svg:width="2.54781in" svg:height="0.38108in"/>
      <presentation:placeholder presentation:object="footer" svg:x="4.57167in" svg:y="6.97253in" svg:width="4.5in" svg:height="0.37817in"/>
      <presentation:placeholder presentation:object="page-number" svg:x="9.91603in" svg:y="6.97253in" svg:width="2.54782in" svg:height="0.37817in"/>
    </style:presentation-page-layout>
    <style:presentation-page-layout style:name="Master1-PPL2" style:display-name="Título y objetos">
      <presentation:placeholder presentation:object="title" svg:x="1.36885in" svg:y="0.41818in" svg:width="11.13115in" svg:height="1.63182in"/>
      <presentation:placeholder presentation:object="object" svg:x="1.36885in" svg:y="2.5in" svg:width="11.13115in" svg:height="3.93in"/>
      <presentation:placeholder presentation:object="date-time" svg:x="1.36885in" svg:y="6.97253in" svg:width="2.54781in" svg:height="0.38108in"/>
      <presentation:placeholder presentation:object="footer" svg:x="4.41667in" svg:y="6.97253in" svg:width="4.5in" svg:height="0.37817in"/>
      <presentation:placeholder presentation:object="page-number" svg:x="9.41667in" svg:y="6.97253in" svg:width="3.08333in" svg:height="0.37817in"/>
    </style:presentation-page-layout>
    <style:presentation-page-layout style:name="Master1-PPL3" style:display-name="Encabezado de sección">
      <presentation:placeholder presentation:object="title" svg:x="3.54651in" svg:y="1.17442in" svg:width="8.95349in" svg:height="4.44513in"/>
      <presentation:placeholder presentation:object="outline" svg:x="3.54651in" svg:y="5.64281in" svg:width="7.67442in" svg:height="1.04017in"/>
      <presentation:placeholder presentation:object="date-time" svg:x="3.53953in" svg:y="6.97253in" svg:width="1.6338in" svg:height="0.38108in"/>
      <presentation:placeholder presentation:object="footer" svg:x="5.77325in" svg:y="6.97253in" svg:width="4.5in" svg:height="0.37817in"/>
      <presentation:placeholder presentation:object="page-number" svg:x="10.87318in" svg:y="6.97253in" svg:width="1.62682in" svg:height="0.37817in"/>
    </style:presentation-page-layout>
    <style:presentation-page-layout style:name="Master1-PPL4" style:display-name="Dos objetos">
      <presentation:placeholder presentation:object="title" svg:x="1.36885in" svg:y="0.41818in" svg:width="11.13115in" svg:height="1.63182in"/>
      <presentation:placeholder presentation:object="object" svg:x="1.375in" svg:y="2.5in" svg:width="5.25in" svg:height="3.95833in"/>
      <presentation:placeholder presentation:object="object" svg:x="7.27012in" svg:y="2.5in" svg:width="5.25in" svg:height="3.95833in"/>
      <presentation:placeholder presentation:object="date-time" svg:x="1.36885in" svg:y="6.97253in" svg:width="2.54781in" svg:height="0.38108in"/>
      <presentation:placeholder presentation:object="footer" svg:x="4.41667in" svg:y="6.97253in" svg:width="4.5in" svg:height="0.37817in"/>
      <presentation:placeholder presentation:object="page-number" svg:x="9.41667in" svg:y="6.97253in" svg:width="3.08333in" svg:height="0.37817in"/>
    </style:presentation-page-layout>
    <style:presentation-page-layout style:name="Master1-PPL5" style:display-name="Comparación">
      <presentation:placeholder presentation:object="title" svg:x="1.37in" svg:y="0.41667in" svg:width="11.125in" svg:height="1.63333in"/>
      <presentation:placeholder presentation:object="outline" svg:x="1.36885in" svg:y="2.40555in" svg:width="5.25in" svg:height="0.69174in"/>
      <presentation:placeholder presentation:object="object" svg:x="1.375in" svg:y="3.18143in" svg:width="5.25in" svg:height="3.2769in"/>
      <presentation:placeholder presentation:object="outline" svg:x="7.25488in" svg:y="2.40555in" svg:width="5.25in" svg:height="0.69174in"/>
      <presentation:placeholder presentation:object="object" svg:x="7.25488in" svg:y="3.18143in" svg:width="5.25in" svg:height="3.2769in"/>
      <presentation:placeholder presentation:object="date-time" svg:x="1.36885in" svg:y="6.97253in" svg:width="2.54781in" svg:height="0.38108in"/>
      <presentation:placeholder presentation:object="footer" svg:x="4.41667in" svg:y="6.97253in" svg:width="4.5in" svg:height="0.37817in"/>
      <presentation:placeholder presentation:object="page-number" svg:x="9.41667in" svg:y="6.97253in" svg:width="3.08333in" svg:height="0.37817in"/>
    </style:presentation-page-layout>
    <style:presentation-page-layout style:name="Master1-PPL6" style:display-name="Solo el título">
      <presentation:placeholder presentation:object="title" svg:x="1.36885in" svg:y="0.41818in" svg:width="11.13115in" svg:height="1.63182in"/>
      <presentation:placeholder presentation:object="date-time" svg:x="1.36885in" svg:y="6.97253in" svg:width="2.54781in" svg:height="0.38108in"/>
      <presentation:placeholder presentation:object="footer" svg:x="4.41667in" svg:y="6.97253in" svg:width="4.5in" svg:height="0.37817in"/>
      <presentation:placeholder presentation:object="page-number" svg:x="9.41667in" svg:y="6.97253in" svg:width="3.08333in" svg:height="0.37817in"/>
    </style:presentation-page-layout>
    <style:presentation-page-layout style:name="Master1-PPL7" style:display-name="En blanco">
      <presentation:placeholder presentation:object="date-time" svg:x="1.36885in" svg:y="6.97253in" svg:width="2.54781in" svg:height="0.38108in"/>
      <presentation:placeholder presentation:object="footer" svg:x="4.41667in" svg:y="6.97253in" svg:width="4.5in" svg:height="0.37817in"/>
      <presentation:placeholder presentation:object="page-number" svg:x="9.41667in" svg:y="6.97253in" svg:width="3.08333in" svg:height="0.37817in"/>
    </style:presentation-page-layout>
    <style:presentation-page-layout style:name="Master1-PPL8" style:display-name="Contenido con título">
      <presentation:placeholder presentation:object="title" svg:x="9.11842in" svg:y="0.5in" svg:width="3.38158in" svg:height="1.3087in"/>
      <presentation:placeholder presentation:object="object" svg:x="0.83667in" svg:y="1.00654in" svg:width="6.73493in" svg:height="5.4518in"/>
      <presentation:placeholder presentation:object="outline" svg:x="9.11842in" svg:y="1.90435in" svg:width="3.38158in" svg:height="4.55399in"/>
      <presentation:placeholder presentation:object="date-time" svg:x="0.83667in" svg:y="6.97253in" svg:width="1.34881in" svg:height="0.38108in"/>
      <presentation:placeholder presentation:object="footer" svg:x="2.30055in" svg:y="6.97253in" svg:width="3.80816in" svg:height="0.37817in"/>
      <presentation:placeholder presentation:object="page-number" svg:x="6.22377in" svg:y="6.97253in" svg:width="1.34783in" svg:height="0.37817in"/>
    </style:presentation-page-layout>
    <style:presentation-page-layout style:name="Master1-PPL9" style:display-name="Imagen con título">
      <presentation:placeholder presentation:object="graphic" svg:x="0.31in" svg:y="0in" svg:width="8.04417in" svg:height="7.5in"/>
      <presentation:placeholder presentation:object="title" svg:x="9.11842in" svg:y="0.5in" svg:width="3.38158in" svg:height="1.30869in"/>
      <presentation:placeholder presentation:object="outline" svg:x="9.11842in" svg:y="1.90435in" svg:width="3.38158in" svg:height="4.55399in"/>
      <presentation:placeholder presentation:object="date-time" svg:x="0.83765in" svg:y="6.97253in" svg:width="1.34783in" svg:height="0.38108in"/>
      <presentation:placeholder presentation:object="footer" svg:x="2.30055in" svg:y="6.97253in" svg:width="3.80816in" svg:height="0.37817in"/>
      <presentation:placeholder presentation:object="page-number" svg:x="6.22in" svg:y="6.97253in" svg:width="1.35in" svg:height="0.37817in"/>
    </style:presentation-page-layout>
    <style:presentation-page-layout style:name="Master1-PPL10" style:display-name="Título y texto vertical">
      <presentation:placeholder presentation:object="title" svg:x="1.36885in" svg:y="0.41818in" svg:width="11.13115in" svg:height="1.63182in"/>
      <presentation:placeholder presentation:object="outline" svg:x="1.36885in" svg:y="2.5in" svg:width="11.13115in" svg:height="3.93in"/>
      <presentation:placeholder presentation:object="date-time" svg:x="1.36885in" svg:y="6.97253in" svg:width="2.54781in" svg:height="0.38108in"/>
      <presentation:placeholder presentation:object="footer" svg:x="4.41667in" svg:y="6.97253in" svg:width="4.5in" svg:height="0.37817in"/>
      <presentation:placeholder presentation:object="page-number" svg:x="9.41667in" svg:y="6.97253in" svg:width="3.08333in" svg:height="0.37817in"/>
    </style:presentation-page-layout>
    <style:presentation-page-layout style:name="Master1-PPL11" style:display-name="Título vertical y texto">
      <presentation:placeholder presentation:object="title" svg:x="11.00866in" svg:y="0.41818in" svg:width="1.63182in" svg:height="6.12468in"/>
      <presentation:placeholder presentation:object="outline" svg:x="1.375in" svg:y="0.41818in" svg:width="9.17824in" svg:height="6.12468in"/>
      <presentation:placeholder presentation:object="date-time" svg:x="1.36885in" svg:y="6.97253in" svg:width="2.54781in" svg:height="0.38108in"/>
      <presentation:placeholder presentation:object="footer" svg:x="4.41667in" svg:y="6.97253in" svg:width="4.5in" svg:height="0.37817in"/>
      <presentation:placeholder presentation:object="page-number" svg:x="9.41667in" svg:y="6.97253in" svg:width="3.08333in" svg:height="0.37817in"/>
    </style:presentation-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419">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595959" style:text-line-through-type="none" style:text-line-through-style="none" style:text-line-through-width="auto" style:text-line-through-color="font-color" style:text-position="0% 100%" fo:font-family="Gill Sans MT"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10%" fo:text-align="left" style:tab-stop-distance="1in" fo:margin-left="1.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10%" fo:text-align="left" style:tab-stop-distance="1in" fo:margin-left="1.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9">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5">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18">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
      <style:text-properties fo:font-variant="normal" fo:text-transform="none" fo:color="#595959" style:text-line-through-type="none" style:text-line-through-style="none" style:text-line-through-width="auto" style:text-line-through-color="font-color" style:text-position="0% 100%" fo:font-family="Gill Sans MT"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
      <style:paragraph-properties fo:line-height="110%" fo:text-align="left" style:tab-stop-distance="1in" fo:margin-left="1.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26">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
      <style:paragraph-properties fo:line-height="110%" fo:text-align="left" style:tab-stop-distance="1in" fo:margin-left="1.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01">
      <style:drawing-page-properties draw:fill="solid" draw:fill-color="#2a1a00" draw:opacity="100%" presentation:transition-type="manual" presentation:transition-speed="slow"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86">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text-transform="uppercase" fo:color="#f3f3f2" style:text-line-through-type="none" style:text-line-through-style="none" style:text-line-through-width="auto" style:text-line-through-color="font-color" style:text-position="0% 100%" fo:font-family="Impact" fo:font-size="1.16667in" style:font-size-asian="1.16667in" style:font-size-complex="1.16667in" fo:letter-spacing="0.11111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text-transform="uppercase" fo:color="#f3f3f2" style:text-line-through-type="none" style:text-line-through-style="none" style:text-line-through-width="auto" style:text-line-through-color="font-color" style:text-position="0% 100%" fo:font-family="Impact" fo:font-size="1.16667in" style:font-size-asian="1.16667in" style:font-size-complex="1.16667in" fo:letter-spacing="0.1111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10%" fo:text-align="left" style:tab-stop-distance="1in" fo:margin-left="2.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6">
      <style:text-properties fo:text-transform="uppercase" fo:color="#f8b323" style:text-line-through-type="none" style:text-line-through-style="none" style:text-line-through-width="auto" style:text-line-through-color="font-color" style:text-position="0% 100%" fo:font-family="Gill Sans MT" fo:font-size="0.27778in" style:font-size-asian="0.27778in" style:font-size-complex="0.27778in" fo:letter-spacing="0.05556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
      <style:paragraph-properties fo:line-height="110%" fo:text-align="left" style:tab-stop-distance="1in" fo:margin-left="2.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3">
      <style:text-properties fo:text-transform="uppercase" fo:color="#2a1a00" style:text-line-through-type="none" style:text-line-through-style="none" style:text-line-through-width="auto" style:text-line-through-color="font-color" style:text-position="0% 100%" fo:font-family="Gill Sans MT" fo:font-size="0.26389in" style:font-size-asian="0.26389in" style:font-size-complex="0.26389in" fo:letter-spacing="0.02778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4">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等线" style:font-family-asian="等线"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3">
      <style:graphic-properties fo:wrap-option="wrap" fo:padding-top="0in" fo:padding-bottom="0in" fo:padding-left="0in" fo:padding-right="0in" draw:textarea-vertical-align="top" draw:textarea-horizontal-align="left" draw:fill="solid" draw:fill-color="#f8b323" draw:opacity="100%" draw:stroke="none" draw:auto-grow-width="false" draw:auto-grow-height="false"/>
      <style:paragraph-properties style:font-independent-line-spacing="true" style:writing-mode="lr-tb"/>
    </style:style>
    <style:style style:family="drawing-page" style:name="a324">
      <style:drawing-page-properties draw:fill="solid" draw:fill-color="#f3f3f2"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25">
      <style:text-properties fo:font-variant="normal" fo:text-transform="none" fo:color="#595959" style:text-line-through-type="none" style:text-line-through-style="none" style:text-line-through-width="auto" style:text-line-through-color="font-color" style:text-position="0% 100%" fo:font-family="Gill Sans MT"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6">
      <style:text-properties fo:font-variant="normal" fo:text-transform="none" fo:color="#595959" style:text-line-through-type="none" style:text-line-through-style="none" style:text-line-through-width="auto" style:text-line-through-color="font-color" style:text-position="0% 100%" fo:font-family="Gill Sans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1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等线" style:font-family-asian="等线"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1">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5">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f3f3f2" style:text-line-through-type="none" style:text-line-through-style="none" style:text-line-through-width="auto" style:text-line-through-color="font-color" style:text-position="0% 100%" fo:font-family="Gill Sans MT"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f3f3f2" style:text-line-through-type="none" style:text-line-through-style="none" style:text-line-through-width="auto" style:text-line-through-color="font-color" style:text-position="0% 100%" fo:font-family="Gill Sans MT"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17">
      <style:text-properties fo:font-variant="normal" fo:text-transform="none" fo:color="#f3f3f2" style:text-line-through-type="none" style:text-line-through-style="none" style:text-line-through-width="auto" style:text-line-through-color="font-color" style:text-position="0% 100%" fo:font-family="Gill Sans MT"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595959" style:text-line-through-type="none" style:text-line-through-style="none" style:text-line-through-width="auto" style:text-line-through-color="font-color" style:text-position="0% 100%" fo:font-family="Gill Sans MT"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10%" fo:text-align="left" style:tab-stop-distance="1in" fo:margin-left="1.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10%" fo:text-align="left" style:tab-stop-distance="1in" fo:margin-left="1.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1">
      <style:graphic-properties fo:wrap-option="wrap" fo:padding-top="0in" fo:padding-bottom="0in" fo:padding-left="0in" fo:padding-right="0in" draw:textarea-vertical-align="top" draw:textarea-horizontal-align="left" draw:fill="solid" draw:fill-color="#2a1a00" draw:opacity="100%" draw:stroke="none" draw:auto-grow-width="false" draw:auto-grow-height="false"/>
      <style:paragraph-properties style:font-independent-line-spacing="true" style:writing-mode="lr-tb"/>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等线" style:font-family-asian="等线"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4">
      <style:graphic-properties fo:wrap-option="wrap" fo:padding-top="0in" fo:padding-bottom="0in" fo:padding-left="0in" fo:padding-right="0in" draw:textarea-vertical-align="top" draw:textarea-horizontal-align="left" draw:fill="solid" draw:fill-color="#f8b323" draw:opacity="100%" draw:stroke="none" draw:auto-grow-width="false" draw:auto-grow-height="false"/>
      <style:paragraph-properties style:font-independent-line-spacing="true" style:writing-mode="lr-tb"/>
    </style:style>
    <style:style style:family="text" style:name="a335">
      <style:text-properties fo:text-transform="uppercase" fo:color="#f8b323" style:text-line-through-type="none" style:text-line-through-style="none" style:text-line-through-width="auto" style:text-line-through-color="font-color" style:text-position="0% 100%" fo:font-family="Gill Sans MT" fo:font-size="0.26389in" style:font-size-asian="0.26389in" style:font-size-complex="0.26389in" fo:letter-spacing="0.04167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6">
      <style:text-properties fo:text-transform="uppercase" fo:color="#f8b323" style:text-line-through-type="none" style:text-line-through-style="none" style:text-line-through-width="auto" style:text-line-through-color="font-color" style:text-position="0% 100%" fo:font-family="Gill Sans MT" fo:font-size="0.26389in" style:font-size-asian="0.26389in" style:font-size-complex="0.26389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9">
      <style:text-properties fo:font-variant="normal" fo:text-transform="none" fo:color="#f3f3f2" style:text-line-through-type="none" style:text-line-through-style="none" style:text-line-through-width="auto" style:text-line-through-color="font-color" style:text-position="0% 100%" fo:font-family="Gill Sans MT"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等线" style:font-family-asian="等线"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
      <style:graphic-properties fo:wrap-option="wrap" fo:padding-top="0in" fo:padding-bottom="0in" fo:padding-left="0in" fo:padding-right="0in" draw:textarea-vertical-align="top" draw:textarea-horizontal-align="left" draw:fill="solid" draw:fill-color="#f3f3f2" draw:opacity="100%" draw:stroke="none" draw:auto-grow-width="false" draw:auto-grow-height="false"/>
      <style:paragraph-properties style:font-independent-line-spacing="true" style:writing-mode="lr-tb"/>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等线" style:font-family-asian="等线"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
      <style:graphic-properties fo:wrap-option="wrap" fo:padding-top="0in" fo:padding-bottom="0in" fo:padding-left="0in" fo:padding-right="0in" draw:textarea-vertical-align="top" draw:textarea-horizontal-align="left" draw:fill="solid" draw:fill-color="#f8b323" draw:opacity="100%" draw:stroke="none" draw:auto-grow-width="false" draw:auto-grow-height="false"/>
      <style:paragraph-properties style:font-independent-line-spacing="true" style:writing-mode="lr-tb"/>
    </style:style>
    <style:style style:family="drawing-page" style:name="a126">
      <style:drawing-page-properties draw:fill="solid" draw:fill-color="#f3f3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110%" fo:text-align="left" style:tab-stop-distance="1in" fo:margin-left="2.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
      <style:graphic-properties fo:wrap-option="wrap" fo:padding-top="0.05in" fo:padding-bottom="0.05in" fo:padding-left="0.1in" fo:padding-right="0.1in" draw:textarea-vertical-align="top" draw:textarea-horizontal-align="left" draw:fill="solid" draw:fill-color="#2a1a00" draw:opacity="100%" draw:stroke="none" draw:auto-grow-width="false" draw:auto-grow-height="false"/>
      <style:paragraph-properties style:font-independent-line-spacing="true" style:writing-mode="lr-tb"/>
    </style:style>
    <style:style style:family="presentation" style:name="a2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4">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40">
      <style:paragraph-properties fo:line-height="12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3">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7">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0">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
      <style:graphic-properties fo:wrap-option="wrap" fo:padding-top="0.05in" fo:padding-bottom="0.05in" fo:padding-left="0.1in" fo:padding-right="0.1in" draw:textarea-vertical-align="top" draw:textarea-horizontal-align="left" draw:fill="solid" draw:fill-color="#f8b323" draw:opacity="100%" draw:stroke="none" draw:auto-grow-width="false" draw:auto-grow-height="false"/>
      <style:paragraph-properties style:font-independent-line-spacing="true" style:writing-mode="lr-tb"/>
    </style:style>
    <style:style style:family="text" style:name="a133">
      <style:text-properties fo:text-transform="uppercase" fo:color="#2a1a00" style:text-line-through-type="none" style:text-line-through-style="none" style:text-line-through-width="auto" style:text-line-through-color="font-color" style:text-position="0% 100%" fo:font-family="Impact" fo:font-size="0.70833in" style:font-size-asian="0.70833in" style:font-size-complex="0.70833in" fo:letter-spacing="0.02778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text-transform="uppercase" fo:color="#2a1a00"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7">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38">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44">
      <style:drawing-page-properties draw:fill="solid" draw:fill-color="#f3f3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7">
      <style:graphic-properties fo:wrap-option="wrap" fo:padding-top="0.05in" fo:padding-bottom="0.05in" fo:padding-left="0.1in" fo:padding-right="0.1in" draw:textarea-vertical-align="top" draw:textarea-horizontal-align="left" draw:fill="solid" draw:fill-color="#2a1a00" draw:opacity="100%" draw:stroke="none" draw:auto-grow-width="false" draw:auto-grow-height="false"/>
      <style:paragraph-properties style:font-independent-line-spacing="true" style:writing-mode="lr-tb"/>
    </style:style>
    <style:style style:family="text" style:name="a350">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53">
      <style:drawing-page-properties draw:fill="solid" draw:fill-color="#f3f3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6">
      <style:graphic-properties fo:wrap-option="wrap" fo:padding-top="0.05in" fo:padding-bottom="0.05in" fo:padding-left="0.1in" fo:padding-right="0.1in" draw:textarea-vertical-align="top" draw:textarea-horizontal-align="left" draw:fill="solid" draw:fill-color="#2a1a00" draw:opacity="100%" draw:stroke="none" draw:auto-grow-width="false" draw:auto-grow-height="false"/>
      <style:paragraph-properties style:font-independent-line-spacing="true" style:writing-mode="lr-tb"/>
    </style:style>
    <style:style style:family="text" style:name="a357">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9">
      <style:graphic-properties fo:wrap-option="wrap" fo:padding-top="0.05in" fo:padding-bottom="0.05in" fo:padding-left="0.1in" fo:padding-right="0.1in" draw:textarea-vertical-align="top" draw:textarea-horizontal-align="left" draw:fill="solid" draw:fill-color="#f8b323" draw:opacity="100%" draw:stroke="none" draw:auto-grow-width="false" draw:auto-grow-height="false"/>
      <style:paragraph-properties style:font-independent-line-spacing="true" style:writing-mode="lr-tb"/>
    </style:style>
    <style:style style:family="text" style:name="a140">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
      <style:text-properties fo:font-variant="normal" fo:text-transform="none" fo:color="#595959" style:text-line-through-type="none" style:text-line-through-style="none" style:text-line-through-width="auto" style:text-line-through-color="font-color" style:text-position="0% 100%" fo:font-family="Gill Sans MT"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10%" fo:text-align="left" style:tab-stop-distance="1in" fo:margin-left="1.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10%" fo:text-align="left" style:tab-stop-distance="1in" fo:margin-left="1.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0">
      <style:graphic-properties fo:wrap-option="wrap" fo:padding-top="0.05in" fo:padding-bottom="0.05in" fo:padding-left="0.1in" fo:padding-right="0.1in" draw:textarea-vertical-align="top" draw:textarea-horizontal-align="left" draw:fill="solid" draw:fill-color="#f8b323" draw:opacity="100%" draw:stroke="none" draw:auto-grow-width="false" draw:auto-grow-height="false"/>
      <style:paragraph-properties style:font-independent-line-spacing="true" style:writing-mode="lr-tb"/>
    </style:style>
    <style:style style:family="text" style:name="a251">
      <style:text-properties fo:text-transform="uppercase" fo:color="#2a1a00" style:text-line-through-type="none" style:text-line-through-style="none" style:text-line-through-width="auto" style:text-line-through-color="font-color" style:text-position="0% 100%" fo:font-family="Impact" fo:font-size="0.70833in" style:font-size-asian="0.70833in" style:font-size-complex="0.70833in" fo:letter-spacing="0.02778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text-transform="uppercase" fo:color="#2a1a00"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5">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text-transform="uppercase" fo:color="#2a1a00" style:text-line-through-type="none" style:text-line-through-style="none" style:text-line-through-width="auto" style:text-line-through-color="font-color" style:text-position="0% 100%" fo:font-family="Impact" fo:font-size="0.70833in" style:font-size-asian="0.70833in" style:font-size-complex="0.70833in" fo:letter-spacing="0.02778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1">
      <style:text-properties fo:text-transform="uppercase" fo:color="#2a1a00"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4">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10%" fo:text-align="left" style:tab-stop-distance="1in" fo:margin-left="2.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4">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62">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65">
      <style:drawing-page-properties draw:fill="solid" draw:fill-color="#f3f3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595959" style:text-line-through-type="none" style:text-line-through-style="none" style:text-line-through-width="auto" style:text-line-through-color="font-color" style:text-position="0% 100%" fo:font-family="Gill Sans MT"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8">
      <style:graphic-properties fo:wrap-option="wrap" fo:padding-top="0.05in" fo:padding-bottom="0.05in" fo:padding-left="0.1in" fo:padding-right="0.1in" draw:textarea-vertical-align="top" draw:textarea-horizontal-align="left" draw:fill="solid" draw:fill-color="#2a1a00" draw:opacity="100%" draw:stroke="none" draw:auto-grow-width="false" draw:auto-grow-height="false"/>
      <style:paragraph-properties style:font-independent-line-spacing="true" style:writing-mode="lr-tb"/>
    </style:style>
    <style:style style:family="paragraph" style:name="a371">
      <style:paragraph-properties fo:line-height="110%" fo:text-align="left" style:tab-stop-distance="1in" fo:margin-left="1.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10%" fo:text-align="left" style:tab-stop-distance="1in" fo:margin-left="1.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7">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10%" fo:text-align="left" style:tab-stop-distance="1in" fo:margin-left="2.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595959" style:text-line-through-type="none" style:text-line-through-style="none" style:text-line-through-width="auto" style:text-line-through-color="font-color" style:text-position="0% 100%" fo:font-family="Gill Sans MT"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10%" fo:text-align="left" style:tab-stop-distance="1in" fo:margin-left="1.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10%" fo:text-align="left" style:tab-stop-distance="1in" fo:margin-left="1.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10%" fo:text-align="left" style:tab-stop-distance="1in" fo:margin-left="2.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1">
      <style:graphic-properties fo:wrap-option="wrap" fo:padding-top="0.05in" fo:padding-bottom="0.05in" fo:padding-left="0.1in" fo:padding-right="0.1in" draw:textarea-vertical-align="top" draw:textarea-horizontal-align="left" draw:fill="solid" draw:fill-color="#f8b323" draw:opacity="100%" draw:stroke="none" draw:auto-grow-width="false" draw:auto-grow-height="false"/>
      <style:paragraph-properties style:font-independent-line-spacing="true" style:writing-mode="lr-tb"/>
    </style:style>
    <style:style style:family="text" style:name="a272">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6">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2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81">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5">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88">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1">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82">
      <style:drawing-page-properties draw:fill="solid" draw:fill-color="#f3f3f2"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等线" style:font-family-asian="等线" style:font-pitch-asian="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5">
      <style:graphic-properties fo:wrap-option="wrap" fo:padding-top="0in" fo:padding-bottom="0in" fo:padding-left="0in" fo:padding-right="0in" draw:textarea-vertical-align="top" draw:textarea-horizontal-align="left" draw:fill="solid" draw:fill-color="#2a1a00" draw:opacity="100%" draw:stroke="none" draw:auto-grow-width="false" draw:auto-grow-height="false"/>
      <style:paragraph-properties style:font-independent-line-spacing="true" style:writing-mode="lr-tb"/>
    </style:style>
    <style:style style:family="text" style:name="a286">
      <style:text-properties fo:text-transform="uppercase" fo:color="#f8b323" style:text-line-through-type="none" style:text-line-through-style="none" style:text-line-through-width="auto" style:text-line-through-color="font-color" style:text-position="0% 100%" fo:font-family="Gill Sans MT" fo:font-size="0.26389in" style:font-size-asian="0.26389in" style:font-size-complex="0.26389in" fo:letter-spacing="0.04167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7">
      <style:text-properties fo:text-transform="uppercase" fo:color="#f8b323" style:text-line-through-type="none" style:text-line-through-style="none" style:text-line-through-width="auto" style:text-line-through-color="font-color" style:text-position="0% 100%" fo:font-family="Gill Sans MT" fo:font-size="0.26389in" style:font-size-asian="0.26389in" style:font-size-complex="0.26389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1">
      <style:drawing-page-properties draw:fill="solid" draw:fill-color="#f3f3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8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4">
      <style:graphic-properties fo:wrap-option="wrap" fo:padding-top="0.05in" fo:padding-bottom="0.05in" fo:padding-left="0.1in" fo:padding-right="0.1in" draw:textarea-vertical-align="top" draw:textarea-horizontal-align="left" draw:fill="solid" draw:fill-color="#2a1a00" draw:opacity="100%" draw:stroke="none" draw:auto-grow-width="false" draw:auto-grow-height="false"/>
      <style:paragraph-properties style:font-independent-line-spacing="true" style:writing-mode="lr-tb"/>
    </style:style>
    <style:style style:family="text" style:name="a395">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7">
      <style:graphic-properties fo:wrap-option="wrap" fo:padding-top="0.05in" fo:padding-bottom="0.05in" fo:padding-left="0.1in" fo:padding-right="0.1in" draw:textarea-vertical-align="top" draw:textarea-horizontal-align="left" draw:fill="solid" draw:fill-color="#f8b323" draw:opacity="100%" draw:stroke="none" draw:auto-grow-width="false" draw:auto-grow-height="false"/>
      <style:paragraph-properties style:font-independent-line-spacing="true" style:writing-mode="lr-tb"/>
    </style:style>
    <style:style style:family="text" style:name="a398">
      <style:text-properties fo:text-transform="uppercase" fo:color="#2a1a00" style:text-line-through-type="none" style:text-line-through-style="none" style:text-line-through-width="auto" style:text-line-through-color="font-color" style:text-position="0% 100%" fo:font-family="Impact" fo:font-size="0.70833in" style:font-size-asian="0.70833in" style:font-size-complex="0.70833in" fo:letter-spacing="0.02778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text-transform="uppercase" fo:color="#2a1a00"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81">
      <style:drawing-page-properties draw:fill="solid" draw:fill-color="#f3f3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4">
      <style:graphic-properties fo:wrap-option="wrap" fo:padding-top="0.05in" fo:padding-bottom="0.05in" fo:padding-left="0.1in" fo:padding-right="0.1in" draw:textarea-vertical-align="top" draw:textarea-horizontal-align="left" draw:fill="solid" draw:fill-color="#2a1a00" draw:opacity="100%" draw:stroke="none" draw:auto-grow-width="false" draw:auto-grow-height="false"/>
      <style:paragraph-properties style:font-independent-line-spacing="true" style:writing-mode="lr-tb"/>
    </style:style>
    <style:style style:family="text" style:name="a185">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
      <style:graphic-properties fo:wrap-option="wrap" fo:padding-top="0.05in" fo:padding-bottom="0.05in" fo:padding-left="0.1in" fo:padding-right="0.1in" draw:textarea-vertical-align="top" draw:textarea-horizontal-align="left" draw:fill="solid" draw:fill-color="#f8b323" draw:opacity="100%" draw:stroke="none" draw:auto-grow-width="false" draw:auto-grow-height="false"/>
      <style:paragraph-properties style:font-independent-line-spacing="true" style:writing-mode="lr-tb"/>
    </style:style>
    <style:style style:family="text" style:name="a188">
      <style:text-properties fo:text-transform="uppercase" fo:color="#2a1a00" style:text-line-through-type="none" style:text-line-through-style="none" style:text-line-through-width="auto" style:text-line-through-color="font-color" style:text-position="0% 100%" fo:font-family="Impact" fo:font-size="0.70833in" style:font-size-asian="0.70833in" style:font-size-complex="0.70833in" fo:letter-spacing="0.02778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595959" style:text-line-through-type="none" style:text-line-through-style="none" style:text-line-through-width="auto" style:text-line-through-color="font-color" style:text-position="0% 100%" fo:font-family="Gill Sans MT"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text-transform="uppercase" fo:color="#2a1a00"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595959" style:text-line-through-type="none" style:text-line-through-style="none" style:text-line-through-width="auto" style:text-line-through-color="font-color" style:text-position="0% 100%" fo:font-family="Gill Sans MT"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
      <style:text-properties fo:font-variant="normal" fo:text-transform="none" fo:color="#595959" style:text-line-through-type="none" style:text-line-through-style="none" style:text-line-through-width="auto" style:text-line-through-color="font-color" style:text-position="0% 100%" fo:font-family="Gill Sans MT"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10%" fo:text-align="left" style:tab-stop-distance="1in" fo:margin-left="1.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2">
      <style:text-properties fo:text-transform="uppercase" fo:color="#2a1a00" style:text-line-through-type="none" style:text-line-through-style="none" style:text-line-through-width="auto" style:text-line-through-color="font-color" style:text-position="0% 100%" fo:font-family="Gill Sans MT" fo:font-size="0.26389in" style:font-size-asian="0.26389in" style:font-size-complex="0.26389in" fo:letter-spacing="0.02778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3">
      <style:paragraph-properties fo:line-height="100%" fo:text-align="left"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6">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595959" style:text-line-through-type="none" style:text-line-through-style="none" style:text-line-through-width="auto" style:text-line-through-color="font-color" style:text-position="0% 100%" fo:font-family="Gill Sans MT"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10%" fo:text-align="left" style:tab-stop-distance="1in" fo:margin-left="1.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10%" fo:text-align="left" style:tab-stop-distance="1in" fo:margin-left="1.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10%" fo:text-align="left" style:tab-stop-distance="1in" fo:margin-left="2.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
      <style:text-properties fo:font-variant="normal" fo:text-transform="none" fo:color="#595959" style:text-line-through-type="none" style:text-line-through-style="none" style:text-line-through-width="auto" style:text-line-through-color="font-color" style:text-position="0% 100%" fo:font-family="Gill Sans MT"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
      <style:graphic-properties fo:wrap-option="wrap" fo:padding-top="0.05in" fo:padding-bottom="0.05in" fo:padding-left="0.1in" fo:padding-right="0.1in" draw:textarea-vertical-align="top" draw:textarea-horizontal-align="left" draw:fill="solid" draw:fill-color="#2a1a00" draw:opacity="100%" draw:stroke="none" draw:auto-grow-width="false" draw:auto-grow-height="false"/>
      <style:paragraph-properties style:font-independent-line-spacing="true" style:writing-mode="lr-tb"/>
    </style:style>
    <style:style style:family="text" style:name="a35">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
      <style:graphic-properties fo:wrap-option="wrap" fo:padding-top="0.05in" fo:padding-bottom="0.05in" fo:padding-left="0.1in" fo:padding-right="0.1in" draw:textarea-vertical-align="top" draw:textarea-horizontal-align="left" draw:fill="solid" draw:fill-color="#f8b323" draw:opacity="100%" draw:stroke="none" draw:auto-grow-width="false" draw:auto-grow-height="false"/>
      <style:paragraph-properties style:font-independent-line-spacing="true" style:writing-mode="lr-tb"/>
    </style:style>
    <style:style style:family="drawing-page" style:name="a38">
      <style:drawing-page-properties draw:fill="solid" draw:fill-color="#f8b323" draw:opacity="100%" presentation:transition-type="manual" presentation:transition-speed="slow"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
      <style:graphic-properties fo:wrap-option="wrap" fo:padding-top="0.05in" fo:padding-bottom="0.05in" fo:padding-left="0.1in" fo:padding-right="0.1in" draw:textarea-vertical-align="top" draw:textarea-horizontal-align="left" draw:fill="solid" draw:fill-color="#f3f3f2" draw:opacity="100%" draw:stroke="none" draw:auto-grow-width="false" draw:auto-grow-height="false"/>
      <style:paragraph-properties style:font-independent-line-spacing="true" style:writing-mode="lr-tb"/>
    </style:style>
    <style:style style:family="text" style:name="a42">
      <style:text-properties fo:text-transform="uppercase" fo:color="#2a1a00" style:text-line-through-type="none" style:text-line-through-style="none" style:text-line-through-width="auto" style:text-line-through-color="font-color" style:text-position="0% 100%" fo:font-family="Impact" fo:font-size="1.38889in" style:font-size-asian="1.38889in" style:font-size-complex="1.38889in" fo:letter-spacing="0.11111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text-transform="uppercase" fo:color="#2a1a00" style:text-line-through-type="none" style:text-line-through-style="none" style:text-line-through-width="auto" style:text-line-through-color="font-color" style:text-position="0% 100%" fo:font-family="Impact" fo:font-size="1.38889in" style:font-size-asian="1.38889in" style:font-size-complex="1.38889in" fo:letter-spacing="0.1111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6">
      <style:text-properties fo:text-transform="uppercase" fo:color="#2a1a00" style:text-line-through-type="none" style:text-line-through-style="none" style:text-line-through-width="auto" style:text-line-through-color="font-color" style:text-position="0% 100%" fo:font-family="Gill Sans MT" fo:font-size="0.27778in" style:font-size-asian="0.27778in" style:font-size-complex="0.27778in" fo:letter-spacing="0.05556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
      <style:text-properties fo:text-transform="uppercase" fo:color="#2a1a00" style:text-line-through-type="none" style:text-line-through-style="none" style:text-line-through-width="auto" style:text-line-through-color="font-color" style:text-position="0% 100%" fo:font-family="Gill Sans MT" fo:font-size="0.27778in" style:font-size-asian="0.27778in" style:font-size-complex="0.27778in" fo:letter-spacing="0.05556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
      <style:paragraph-properties fo:line-height="100%" fo:text-align="center" style:tab-stop-distance="1in" fo:margin-left="0in" fo:margin-right="0in" fo:text-indent="0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drawing-page" style:name="a0">
      <style:drawing-page-properties draw:fill="solid" draw:fill-color="#f3f3f2"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text-transform="uppercase" fo:color="#2a1a00" style:text-line-through-type="none" style:text-line-through-style="none" style:text-line-through-width="auto" style:text-line-through-color="font-color" style:text-position="0% 100%" fo:font-family="Impact" fo:font-size="0.70833in" style:font-size-asian="0.70833in" style:font-size-complex="0.70833in" fo:letter-spacing="0.02778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text-transform="uppercase" fo:color="#2a1a00"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font-variant="normal" fo:text-transform="none" fo:color="#895e04" style:text-line-through-type="none" style:text-line-through-style="none" style:text-line-through-width="auto" style:text-line-through-color="font-color" style:text-position="0% 100%" fo:font-family="Gill Sans MT"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
      <style:text-properties fo:font-variant="normal" fo:text-transform="none" fo:color="#895e04" style:text-line-through-type="none" style:text-line-through-style="none" style:text-line-through-width="auto" style:text-line-through-color="font-color" style:text-position="0% 100%" fo:font-family="Gill Sans MT"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7">
      <style:text-properties fo:font-variant="normal" fo:text-transform="none" fo:color="#895e04" style:text-line-through-type="none" style:text-line-through-style="none" style:text-line-through-width="auto" style:text-line-through-color="font-color" style:text-position="0% 100%" fo:font-family="Gill Sans MT"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0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02">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10%" fo:text-align="left" style:tab-stop-distance="1in" fo:margin-left="0.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595959"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6">
      <style:paragraph-properties fo:line-height="110%" fo:text-align="left" style:tab-stop-distance="1in" fo:margin-left="0.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
      <style:graphic-properties fo:wrap-option="wrap" fo:padding-top="0.05in" fo:padding-bottom="0.05in" fo:padding-left="0.1in" fo:padding-right="0.1in" draw:textarea-vertical-align="top" draw:textarea-horizontal-align="left" draw:fill="solid" draw:fill-color="#2a1a00" draw:opacity="100%" draw:stroke="none" draw:auto-grow-width="false" draw:auto-grow-height="false"/>
      <style:paragraph-properties style:font-independent-line-spacing="true" style:writing-mode="lr-tb"/>
    </style:style>
    <style:style style:family="drawing-page" style:name="a63">
      <style:drawing-page-properties draw:fill="solid" draw:fill-color="#f3f3f2"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8">
      <style:text-properties fo:font-variant="normal" fo:text-transform="none" fo:color="#595959" style:text-line-through-type="none" style:text-line-through-style="none" style:text-line-through-width="auto" style:text-line-through-color="font-color" style:text-position="0% 100%" fo:font-family="Gill Sans MT"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10%" fo:text-align="left" style:tab-stop-distance="1in" fo:margin-left="1.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
      <style:graphic-properties fo:wrap-option="wrap" fo:padding-top="0.05in" fo:padding-bottom="0.05in" fo:padding-left="0.1in" fo:padding-right="0.1in" draw:textarea-vertical-align="top" draw:textarea-horizontal-align="left" draw:fill="solid" draw:fill-color="#2a1a00" draw:opacity="100%" draw:stroke="none" draw:auto-grow-width="false" draw:auto-grow-height="false"/>
      <style:paragraph-properties style:font-independent-line-spacing="true" style:writing-mode="lr-tb"/>
    </style:style>
    <style:style style:family="text" style:name="a67">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
      <style:graphic-properties fo:wrap-option="wrap" fo:padding-top="0.05in" fo:padding-bottom="0.05in" fo:padding-left="0.1in" fo:padding-right="0.1in" draw:textarea-vertical-align="top" draw:textarea-horizontal-align="left" draw:fill="solid" draw:fill-color="#f8b323" draw:opacity="100%" draw:stroke="none" draw:auto-grow-width="false" draw:auto-grow-height="false"/>
      <style:paragraph-properties style:font-independent-line-spacing="true" style:writing-mode="lr-tb"/>
    </style:style>
    <style:style style:family="paragraph" style:name="a300">
      <style:paragraph-properties fo:line-height="110%" fo:text-align="left" style:tab-stop-distance="1in" fo:margin-left="1.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110%" fo:text-align="left" style:tab-stop-distance="1in" fo:margin-left="2.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7">
      <style:text-properties fo:font-variant="normal" fo:text-transform="none" fo:color="#f3f3f2" style:text-line-through-type="none" style:text-line-through-style="none" style:text-line-through-width="auto" style:text-line-through-color="font-color" style:text-position="0% 100%" fo:font-family="Gill Sans MT"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2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10%" fo:text-align="left" style:tab-stop-distance="1in" fo:margin-left="1.7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
      <style:text-properties fo:text-transform="uppercase" fo:color="#2a1a00" style:text-line-through-type="none" style:text-line-through-style="none" style:text-line-through-width="auto" style:text-line-through-color="font-color" style:text-position="0% 100%" fo:font-family="Impact" fo:font-size="0.70833in" style:font-size-asian="0.70833in" style:font-size-complex="0.70833in" fo:letter-spacing="0.02778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595959" style:text-line-through-type="none" style:text-line-through-style="none" style:text-line-through-width="auto" style:text-line-through-color="font-color" style:text-position="0% 100%" fo:font-family="Gill Sans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
      <style:text-properties fo:text-transform="uppercase" fo:color="#2a1a00" style:text-line-through-type="none" style:text-line-through-style="none" style:text-line-through-width="auto" style:text-line-through-color="font-color" style:text-position="0% 100%" fo:font-family="Impact" fo:font-size="0.70833in" style:font-size-asian="0.70833in" style:font-size-complex="0.70833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10%" fo:text-align="left" style:tab-stop-distance="1in" fo:margin-left="2.25in" fo:margin-right="0in" fo:text-indent="-0.25in" fo:margin-top="0.09722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1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4">
      <style:text-properties fo:font-variant="normal" fo:text-transform="none" fo:color="#595959" style:text-line-through-type="none" style:text-line-through-style="none" style:text-line-through-width="auto" style:text-line-through-color="font-color" style:text-position="0% 100%" fo:font-family="Gill Sans MT"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28">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145">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148">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410">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201">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19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13">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204">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198">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417">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82">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207">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85">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10">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7">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89">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232">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108">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52">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366">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156">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369">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159">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211">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341">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15">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19">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139">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404">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407">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76">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372">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79">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162">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375">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292">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165">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301">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295">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379">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169">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305">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298">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222">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text:list-style style:name="a309">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25">
      <text:list-level-style-bullet text:level="1" text:bullet-char="•">
        <style:list-level-properties text:space-before="0in" text:min-label-width="0.25in"/>
        <style:text-properties fo:color="#2a1a00" fo:font-family="Arial" style:font-family-generic="swiss" style:font-pitch="variable" fo:font-size="100%"/>
      </text:list-level-style-bullet>
      <text:list-level-style-bullet text:level="2" text:bullet-char="•">
        <style:list-level-properties text:space-before="0.5in" text:min-label-width="0.25in"/>
        <style:text-properties fo:color="#2a1a00" fo:font-family="Arial" style:font-family-generic="swiss" style:font-pitch="variable" fo:font-size="100%"/>
      </text:list-level-style-bullet>
      <text:list-level-style-bullet text:level="3" text:bullet-char="•">
        <style:list-level-properties text:space-before="1in" text:min-label-width="0.25in"/>
        <style:text-properties fo:color="#2a1a00" fo:font-family="Arial" style:font-family-generic="swiss" style:font-pitch="variable" fo:font-size="100%"/>
      </text:list-level-style-bullet>
      <text:list-level-style-bullet text:level="4" text:bullet-char="•">
        <style:list-level-properties text:space-before="1.5in" text:min-label-width="0.25in"/>
        <style:text-properties fo:color="#2a1a00" fo:font-family="Arial" style:font-family-generic="swiss" style:font-pitch="variable" fo:font-size="100%"/>
      </text:list-level-style-bullet>
      <text:list-level-style-bullet text:level="5" text:bullet-char="•">
        <style:list-level-properties text:space-before="2in" text:min-label-width="0.25in"/>
        <style:text-properties fo:color="#2a1a00" fo:font-family="Arial" style:font-family-generic="swiss" style:font-pitch="variable" fo:font-size="100%"/>
      </text:list-level-style-bullet>
      <text:list-level-style-bullet text:level="6" text:bullet-char="•">
        <style:list-level-properties text:space-before="2.5in" text:min-label-width="0.25in"/>
        <style:text-properties fo:color="#2a1a00" fo:font-family="Arial" style:font-family-generic="swiss" style:font-pitch="variable" fo:font-size="100%"/>
      </text:list-level-style-bullet>
      <text:list-level-style-bullet text:level="7" text:bullet-char="•">
        <style:list-level-properties text:space-before="3in" text:min-label-width="0.25in"/>
        <style:text-properties fo:color="#2a1a00" fo:font-family="Arial" style:font-family-generic="swiss" style:font-pitch="variable" fo:font-size="100%"/>
      </text:list-level-style-bullet>
      <text:list-level-style-bullet text:level="8" text:bullet-char="•">
        <style:list-level-properties text:space-before="3.5in" text:min-label-width="0.25in"/>
        <style:text-properties fo:color="#2a1a00" fo:font-family="Arial" style:font-family-generic="swiss" style:font-pitch="variable" fo:font-size="100%"/>
      </text:list-level-style-bullet>
      <text:list-level-style-bullet text:level="9" text:bullet-char="•">
        <style:list-level-properties text:space-before="4in" text:min-label-width="0.25in"/>
        <style:text-properties fo:color="#2a1a00" fo:font-family="Arial" style:font-family-generic="swiss" style:font-pitch="variable" fo:font-size="100%"/>
      </text:list-level-style-bullet>
    </text:list-style>
    <text:list-style style:name="a142">
      <text:list-level-style-bullet text:level="1" text:bullet-char="–">
        <style:list-level-properties text:space-before="0in" text:min-label-width="0.25in"/>
        <style:text-properties fo:color="#2a1a00" fo:font-family="Gill Sans MT" style:font-family-generic="swiss" style:font-pitch="variable" fo:font-size="100%"/>
      </text:list-level-style-bullet>
      <text:list-level-style-bullet text:level="2" text:bullet-char="–">
        <style:list-level-properties text:space-before="0.5in" text:min-label-width="0.25in"/>
        <style:text-properties fo:color="#2a1a00" fo:font-family="Gill Sans MT" style:font-family-generic="swiss" style:font-pitch="variable" fo:font-size="100%"/>
      </text:list-level-style-bullet>
      <text:list-level-style-bullet text:level="3" text:bullet-char="–">
        <style:list-level-properties text:space-before="1in" text:min-label-width="0.25in"/>
        <style:text-properties fo:color="#2a1a00" fo:font-family="Gill Sans MT" style:font-family-generic="swiss" style:font-pitch="variable" fo:font-size="100%"/>
      </text:list-level-style-bullet>
      <text:list-level-style-bullet text:level="4" text:bullet-char="–">
        <style:list-level-properties text:space-before="1.5in" text:min-label-width="0.25in"/>
        <style:text-properties fo:color="#2a1a00" fo:font-family="Gill Sans MT" style:font-family-generic="swiss" style:font-pitch="variable" fo:font-size="100%"/>
      </text:list-level-style-bullet>
      <text:list-level-style-bullet text:level="5" text:bullet-char="–">
        <style:list-level-properties text:space-before="2in" text:min-label-width="0.25in"/>
        <style:text-properties fo:color="#2a1a00" fo:font-family="Gill Sans MT" style:font-family-generic="swiss" style:font-pitch="variable" fo:font-size="100%"/>
      </text:list-level-style-bullet>
      <text:list-level-style-bullet text:level="6" text:bullet-char="–">
        <style:list-level-properties text:space-before="2.5in" text:min-label-width="0.25in"/>
        <style:text-properties fo:color="#2a1a00" fo:font-family="Gill Sans MT" style:font-family-generic="swiss" style:font-pitch="variable" fo:font-size="100%"/>
      </text:list-level-style-bullet>
      <text:list-level-style-bullet text:level="7" text:bullet-char="–">
        <style:list-level-properties text:space-before="3in" text:min-label-width="0.25in"/>
        <style:text-properties fo:color="#2a1a00" fo:font-family="Gill Sans MT" style:font-family-generic="swiss" style:font-pitch="variable" fo:font-size="100%"/>
      </text:list-level-style-bullet>
      <text:list-level-style-bullet text:level="8" text:bullet-char="–">
        <style:list-level-properties text:space-before="3.5in" text:min-label-width="0.25in"/>
        <style:text-properties fo:color="#2a1a00" fo:font-family="Gill Sans MT" style:font-family-generic="swiss" style:font-pitch="variable" fo:font-size="100%"/>
      </text:list-level-style-bullet>
      <text:list-level-style-bullet text:level="9" text:bullet-char="–">
        <style:list-level-properties text:space-before="4in" text:min-label-width="0.25in"/>
        <style:text-properties fo:color="#2a1a00" fo:font-family="Gill Sans MT" style:font-family-generic="swiss" style:font-pitch="variable" fo:font-size="100%"/>
      </text:list-level-style-bullet>
    </text:list-style>
    <number:date-style xmlns:number="urn:oasis:names:tc:opendocument:xmlns:datastyle:1.0" style:name="a27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Distintivo" style:page-layout-name="pageLayout1" draw:style-name="a0">
      <draw:frame draw:id="id0" presentation:style-name="a4" draw:name="Title Placeholder 1" svg:x="1.36885in" svg:y="0.41818in" svg:width="11.13115in" svg:height="1.63182in" presentation:class="title" presentation:placeholder="false">
        <draw:text-box>
          <text:p text:style-name="a3" text:class-names="" text:cond-style-name=""><text:span text:style-name="a1" text:class-names="">Haga clic para modificar el estilo de título del patrón</text:span><text:span text:style-name="a2" text:class-names=""/></text:p>
        </draw:text-box>
        <svg:title/>
        <svg:desc/>
      </draw:frame>
      <draw:frame draw:id="id1" presentation:style-name="a21" draw:name="Text Placeholder 2" svg:x="1.36885in" svg:y="2.5in" svg:width="11.13115in" svg:height="3.93in" presentation:class="outline" presentation:placeholder="false">
        <draw:text-box>
          <text:list text:style-name="a7">
            <text:list-item>
              <text:p text:style-name="a6" text:class-names="" text:cond-style-name=""><text:span text:style-name="a5" text:class-names="">Haga clic para modificar los estilos de texto del patrón</text:span></text:p>
            </text:list-item>
          </text:list>
          <text:list text:style-name="a10">
            <text:list-item>
              <text:list text:style-name="a10">
                <text:list-item>
                  <text:p text:style-name="a9" text:class-names="" text:cond-style-name=""><text:span text:style-name="a8" text:class-names="">Segundo nivel</text:span></text:p>
                </text:list-item>
              </text:list>
            </text:list-item>
          </text:list>
          <text:list text:style-name="a13">
            <text:list-item>
              <text:list text:style-name="a13">
                <text:list-item>
                  <text:list text:style-name="a13">
                    <text:list-item>
                      <text:p text:style-name="a12" text:class-names="" text:cond-style-name=""><text:span text:style-name="a11" text:class-names="">Tercer ni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Cuarto ni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Quinto nivel</text:span><text:span text:style-name="a18" text:class-names=""/></text:p>
                            </text:list-item>
                          </text:list>
                        </text:list-item>
                      </text:list>
                    </text:list-item>
                  </text:list>
                </text:list-item>
              </text:list>
            </text:list-item>
          </text:list>
        </draw:text-box>
        <svg:title/>
        <svg:desc/>
      </draw:frame>
      <draw:frame draw:id="id2" presentation:style-name="a25" draw:name="Date Placeholder 3" svg:x="1.36885in" svg:y="6.97253in" svg:width="2.54781in" svg:height="0.38108in" presentation:class="date-time" presentation:placeholder="false">
        <draw:text-box>
          <text:p text:style-name="a24" text:class-names="" text:cond-style-name=""><text:span text:style-name="a22" text:class-names=""><text:date text:fixed="false" style:data-style-name="a23">17/11/2025</text:date></text:span></text:p>
        </draw:text-box>
        <svg:title/>
        <svg:desc/>
      </draw:frame>
      <draw:frame draw:id="id3" presentation:style-name="a28" draw:name="Footer Placeholder 4" svg:x="4.41667in" svg:y="6.97253in" svg:width="4.5in" svg:height="0.37817in" presentation:class="footer" presentation:placeholder="false">
        <draw:text-box>
          <text:p text:style-name="a27" text:class-names="" text:cond-style-name=""><text:span text:style-name="a26" text:class-names=""/></text:p>
        </draw:text-box>
        <svg:title/>
        <svg:desc/>
      </draw:frame>
      <draw:frame draw:id="id4" presentation:style-name="a31" draw:name="Slide Number Placeholder 5" svg:x="9.41667in" svg:y="6.97253in" svg:width="3.08333in" svg:height="0.37817in" presentation:class="page-number" presentation:placeholder="false">
        <draw:text-box>
          <text:p text:style-name="a30" text:class-names="" text:cond-style-name=""><text:span text:style-name="a29" text:class-names=""><text:page-number style:num-format="1" text:fixed="false"/></text:span></text:p>
        </draw:text-box>
        <svg:title/>
        <svg:desc/>
      </draw:frame>
      <draw:custom-shape svg:x="0in" svg:y="0in" svg:width="0.96875in" svg:height="7.5in" draw:id="id5" draw:style-name="a34" draw:name="Freeform 6">
        <svg:title>Left scallop edge</svg:title>
        <svg:desc/>
        <text:p text:style-name="a33" text:class-names="" text:cond-style-name=""><text:span text:style-name="a32" text:class-names=""/></text:p>
        <draw:enhanced-geometry xmlns:dr3d="urn:oasis:names:tc:opendocument:xmlns:dr3d:1.0" draw:type="non-primitive" svg:viewBox="0 0 558 4320" draw:enhanced-path="M ?f0 ?f0 L ?f3 ?f0 ?f4 ?f5 ?f6 ?f7 ?f8 ?f9 ?f10 ?f11 ?f12 ?f13 ?f14 ?f15 ?f16 ?f17 ?f18 ?f19 ?f20 ?f21 ?f22 ?f23 ?f24 ?f25 ?f26 ?f27 ?f28 ?f29 ?f1 ?f30 ?f28 ?f31 ?f26 ?f32 ?f24 ?f33 ?f22 ?f34 ?f20 ?f35 ?f18 ?f36 ?f16 ?f37 ?f14 ?f38 ?f12 ?f39 ?f10 ?f40 ?f8 ?f41 ?f6 ?f42 ?f4 ?f43 ?f3 ?f44 ?f4 ?f45 ?f6 ?f46 ?f8 ?f47 ?f10 ?f48 ?f12 ?f49 ?f14 ?f50 ?f16 ?f51 ?f18 ?f52 ?f20 ?f53 ?f22 ?f54 ?f24 ?f55 ?f26 ?f56 ?f28 ?f57 ?f1 ?f58 ?f28 ?f59 ?f26 ?f60 ?f24 ?f61 ?f22 ?f62 ?f20 ?f63 ?f18 ?f64 ?f16 ?f65 ?f14 ?f66 ?f12 ?f67 ?f10 ?f68 ?f8 ?f69 ?f6 ?f70 ?f4 ?f71 ?f3 ?f72 ?f4 ?f73 ?f6 ?f74 ?f8 ?f75 ?f10 ?f76 ?f12 ?f77 ?f14 ?f78 ?f16 ?f79 ?f18 ?f80 ?f20 ?f81 ?f22 ?f82 ?f24 ?f83 ?f26 ?f84 ?f28 ?f85 ?f1 ?f86 ?f28 ?f87 ?f26 ?f88 ?f24 ?f89 ?f22 ?f90 ?f20 ?f91 ?f18 ?f92 ?f16 ?f93 ?f14 ?f94 ?f12 ?f95 ?f10 ?f96 ?f8 ?f97 ?f6 ?f98 ?f4 ?f99 ?f3 ?f100 ?f4 ?f101 ?f6 ?f102 ?f8 ?f103 ?f10 ?f104 ?f12 ?f105 ?f14 ?f106 ?f18 ?f107 ?f20 ?f108 ?f22 ?f109 ?f24 ?f110 ?f26 ?f111 ?f28 ?f112 ?f1 ?f113 ?f28 ?f114 ?f26 ?f115 ?f24 ?f116 ?f22 ?f117 ?f20 ?f118 ?f18 ?f119 ?f16 ?f120 ?f14 ?f121 ?f12 ?f122 ?f10 ?f123 ?f8 ?f124 ?f6 ?f125 ?f4 ?f126 ?f3 ?f127 ?f4 ?f128 ?f6 ?f129 ?f8 ?f130 ?f10 ?f131 ?f12 ?f132 ?f14 ?f133 ?f16 ?f134 ?f18 ?f135 ?f20 ?f136 ?f22 ?f137 ?f24 ?f138 ?f26 ?f139 ?f28 ?f140 ?f1 ?f141 ?f28 ?f142 ?f26 ?f143 ?f24 ?f144 ?f22 ?f145 ?f20 ?f146 ?f18 ?f147 ?f16 ?f148 ?f14 ?f149 ?f12 ?f150 ?f10 ?f151 ?f8 ?f152 ?f6 ?f153 ?f4 ?f154 ?f3 ?f2 ?f0 ?f2 ?f0 ?f0 Z N" draw:text-areas="?f159 ?f161 ?f160 ?f162">
          <draw:equation draw:name="f0" draw:formula="0"/>
          <draw:equation draw:name="f1" draw:formula="558"/>
          <draw:equation draw:name="f2" draw:formula="4320"/>
          <draw:equation draw:name="f3" draw:formula="447"/>
          <draw:equation draw:name="f4" draw:formula="448"/>
          <draw:equation draw:name="f5" draw:formula="43"/>
          <draw:equation draw:name="f6" draw:formula="453"/>
          <draw:equation draw:name="f7" draw:formula="81"/>
          <draw:equation draw:name="f8" draw:formula="460"/>
          <draw:equation draw:name="f9" draw:formula="114"/>
          <draw:equation draw:name="f10" draw:formula="469"/>
          <draw:equation draw:name="f11" draw:formula="143"/>
          <draw:equation draw:name="f12" draw:formula="479"/>
          <draw:equation draw:name="f13" draw:formula="169"/>
          <draw:equation draw:name="f14" draw:formula="491"/>
          <draw:equation draw:name="f15" draw:formula="192"/>
          <draw:equation draw:name="f16" draw:formula="503"/>
          <draw:equation draw:name="f17" draw:formula="216"/>
          <draw:equation draw:name="f18" draw:formula="515"/>
          <draw:equation draw:name="f19" draw:formula="240"/>
          <draw:equation draw:name="f20" draw:formula="525"/>
          <draw:equation draw:name="f21" draw:formula="263"/>
          <draw:equation draw:name="f22" draw:formula="535"/>
          <draw:equation draw:name="f23" draw:formula="289"/>
          <draw:equation draw:name="f24" draw:formula="545"/>
          <draw:equation draw:name="f25" draw:formula="318"/>
          <draw:equation draw:name="f26" draw:formula="552"/>
          <draw:equation draw:name="f27" draw:formula="351"/>
          <draw:equation draw:name="f28" draw:formula="556"/>
          <draw:equation draw:name="f29" draw:formula="389"/>
          <draw:equation draw:name="f30" draw:formula="432"/>
          <draw:equation draw:name="f31" draw:formula="475"/>
          <draw:equation draw:name="f32" draw:formula="513"/>
          <draw:equation draw:name="f33" draw:formula="546"/>
          <draw:equation draw:name="f34" draw:formula="575"/>
          <draw:equation draw:name="f35" draw:formula="601"/>
          <draw:equation draw:name="f36" draw:formula="624"/>
          <draw:equation draw:name="f37" draw:formula="648"/>
          <draw:equation draw:name="f38" draw:formula="672"/>
          <draw:equation draw:name="f39" draw:formula="695"/>
          <draw:equation draw:name="f40" draw:formula="721"/>
          <draw:equation draw:name="f41" draw:formula="750"/>
          <draw:equation draw:name="f42" draw:formula="783"/>
          <draw:equation draw:name="f43" draw:formula="821"/>
          <draw:equation draw:name="f44" draw:formula="864"/>
          <draw:equation draw:name="f45" draw:formula="907"/>
          <draw:equation draw:name="f46" draw:formula="945"/>
          <draw:equation draw:name="f47" draw:formula="978"/>
          <draw:equation draw:name="f48" draw:formula="1007"/>
          <draw:equation draw:name="f49" draw:formula="1033"/>
          <draw:equation draw:name="f50" draw:formula="1056"/>
          <draw:equation draw:name="f51" draw:formula="1080"/>
          <draw:equation draw:name="f52" draw:formula="1104"/>
          <draw:equation draw:name="f53" draw:formula="1127"/>
          <draw:equation draw:name="f54" draw:formula="1153"/>
          <draw:equation draw:name="f55" draw:formula="1182"/>
          <draw:equation draw:name="f56" draw:formula="1215"/>
          <draw:equation draw:name="f57" draw:formula="1253"/>
          <draw:equation draw:name="f58" draw:formula="1296"/>
          <draw:equation draw:name="f59" draw:formula="1339"/>
          <draw:equation draw:name="f60" draw:formula="1377"/>
          <draw:equation draw:name="f61" draw:formula="1410"/>
          <draw:equation draw:name="f62" draw:formula="1439"/>
          <draw:equation draw:name="f63" draw:formula="1465"/>
          <draw:equation draw:name="f64" draw:formula="1488"/>
          <draw:equation draw:name="f65" draw:formula="1512"/>
          <draw:equation draw:name="f66" draw:formula="1536"/>
          <draw:equation draw:name="f67" draw:formula="1559"/>
          <draw:equation draw:name="f68" draw:formula="1585"/>
          <draw:equation draw:name="f69" draw:formula="1614"/>
          <draw:equation draw:name="f70" draw:formula="1647"/>
          <draw:equation draw:name="f71" draw:formula="1685"/>
          <draw:equation draw:name="f72" draw:formula="1728"/>
          <draw:equation draw:name="f73" draw:formula="1771"/>
          <draw:equation draw:name="f74" draw:formula="1809"/>
          <draw:equation draw:name="f75" draw:formula="1842"/>
          <draw:equation draw:name="f76" draw:formula="1871"/>
          <draw:equation draw:name="f77" draw:formula="1897"/>
          <draw:equation draw:name="f78" draw:formula="1920"/>
          <draw:equation draw:name="f79" draw:formula="1944"/>
          <draw:equation draw:name="f80" draw:formula="1968"/>
          <draw:equation draw:name="f81" draw:formula="1991"/>
          <draw:equation draw:name="f82" draw:formula="2017"/>
          <draw:equation draw:name="f83" draw:formula="2046"/>
          <draw:equation draw:name="f84" draw:formula="2079"/>
          <draw:equation draw:name="f85" draw:formula="2117"/>
          <draw:equation draw:name="f86" draw:formula="2159"/>
          <draw:equation draw:name="f87" draw:formula="2203"/>
          <draw:equation draw:name="f88" draw:formula="2241"/>
          <draw:equation draw:name="f89" draw:formula="2274"/>
          <draw:equation draw:name="f90" draw:formula="2303"/>
          <draw:equation draw:name="f91" draw:formula="2329"/>
          <draw:equation draw:name="f92" draw:formula="2352"/>
          <draw:equation draw:name="f93" draw:formula="2376"/>
          <draw:equation draw:name="f94" draw:formula="2400"/>
          <draw:equation draw:name="f95" draw:formula="2423"/>
          <draw:equation draw:name="f96" draw:formula="2449"/>
          <draw:equation draw:name="f97" draw:formula="2478"/>
          <draw:equation draw:name="f98" draw:formula="2511"/>
          <draw:equation draw:name="f99" draw:formula="2549"/>
          <draw:equation draw:name="f100" draw:formula="2592"/>
          <draw:equation draw:name="f101" draw:formula="2635"/>
          <draw:equation draw:name="f102" draw:formula="2673"/>
          <draw:equation draw:name="f103" draw:formula="2706"/>
          <draw:equation draw:name="f104" draw:formula="2735"/>
          <draw:equation draw:name="f105" draw:formula="2761"/>
          <draw:equation draw:name="f106" draw:formula="2784"/>
          <draw:equation draw:name="f107" draw:formula="2832"/>
          <draw:equation draw:name="f108" draw:formula="2855"/>
          <draw:equation draw:name="f109" draw:formula="2881"/>
          <draw:equation draw:name="f110" draw:formula="2910"/>
          <draw:equation draw:name="f111" draw:formula="2943"/>
          <draw:equation draw:name="f112" draw:formula="2981"/>
          <draw:equation draw:name="f113" draw:formula="3024"/>
          <draw:equation draw:name="f114" draw:formula="3067"/>
          <draw:equation draw:name="f115" draw:formula="3105"/>
          <draw:equation draw:name="f116" draw:formula="3138"/>
          <draw:equation draw:name="f117" draw:formula="3167"/>
          <draw:equation draw:name="f118" draw:formula="3193"/>
          <draw:equation draw:name="f119" draw:formula="3216"/>
          <draw:equation draw:name="f120" draw:formula="3240"/>
          <draw:equation draw:name="f121" draw:formula="3264"/>
          <draw:equation draw:name="f122" draw:formula="3287"/>
          <draw:equation draw:name="f123" draw:formula="3313"/>
          <draw:equation draw:name="f124" draw:formula="3342"/>
          <draw:equation draw:name="f125" draw:formula="3375"/>
          <draw:equation draw:name="f126" draw:formula="3413"/>
          <draw:equation draw:name="f127" draw:formula="3456"/>
          <draw:equation draw:name="f128" draw:formula="3499"/>
          <draw:equation draw:name="f129" draw:formula="3537"/>
          <draw:equation draw:name="f130" draw:formula="3570"/>
          <draw:equation draw:name="f131" draw:formula="3599"/>
          <draw:equation draw:name="f132" draw:formula="3625"/>
          <draw:equation draw:name="f133" draw:formula="3648"/>
          <draw:equation draw:name="f134" draw:formula="3672"/>
          <draw:equation draw:name="f135" draw:formula="3696"/>
          <draw:equation draw:name="f136" draw:formula="3719"/>
          <draw:equation draw:name="f137" draw:formula="3745"/>
          <draw:equation draw:name="f138" draw:formula="3774"/>
          <draw:equation draw:name="f139" draw:formula="3807"/>
          <draw:equation draw:name="f140" draw:formula="3845"/>
          <draw:equation draw:name="f141" draw:formula="3888"/>
          <draw:equation draw:name="f142" draw:formula="3931"/>
          <draw:equation draw:name="f143" draw:formula="3969"/>
          <draw:equation draw:name="f144" draw:formula="4002"/>
          <draw:equation draw:name="f145" draw:formula="4031"/>
          <draw:equation draw:name="f146" draw:formula="4057"/>
          <draw:equation draw:name="f147" draw:formula="4080"/>
          <draw:equation draw:name="f148" draw:formula="4104"/>
          <draw:equation draw:name="f149" draw:formula="4128"/>
          <draw:equation draw:name="f150" draw:formula="4151"/>
          <draw:equation draw:name="f151" draw:formula="4177"/>
          <draw:equation draw:name="f152" draw:formula="4206"/>
          <draw:equation draw:name="f153" draw:formula="4239"/>
          <draw:equation draw:name="f154" draw:formula="4277"/>
          <draw:equation draw:name="f155" draw:formula="?f2 - ?f0"/>
          <draw:equation draw:name="f156" draw:formula="?f1 - ?f0"/>
          <draw:equation draw:name="f157" draw:formula="?f156 / 558"/>
          <draw:equation draw:name="f158" draw:formula="?f155 / 4320"/>
          <draw:equation draw:name="f159" draw:formula="0 / ?f157"/>
          <draw:equation draw:name="f160" draw:formula="?f1 / ?f157"/>
          <draw:equation draw:name="f161" draw:formula="0 / ?f158"/>
          <draw:equation draw:name="f162" draw:formula="?f2 / ?f158"/>
        </draw:enhanced-geometry>
      </draw:custom-shape>
      <draw:custom-shape svg:x="13.02333in" svg:y="0in" svg:width="0.31in" svg:height="7.5in" draw:id="id6" draw:style-name="a37" draw:name="Rectangle 11">
        <svg:title>right edge border</svg:title>
        <svg:desc/>
        <text:p text:style-name="a36" text:class-names="" text:cond-style-name=""><text:span text:style-name="a35" text:class-names=""/></text:p>
        <draw:enhanced-geometry xmlns:dr3d="urn:oasis:names:tc:opendocument:xmlns:dr3d:1.0" draw:type="non-primitive" svg:viewBox="0 0 21600 21600" draw:enhanced-path="M 0 0 L 21600 0 21600 21600 0 21600 Z N"/>
      </draw:custom-shape>
    </style:master-page>
    <style:master-page style:name="Master1-Layout1-title-Diapositiva-de-título" style:page-layout-name="pageLayout1" draw:style-name="a38">
      <draw:custom-shape svg:x="3.89in" svg:y="0.69in" svg:width="5.72569in" svg:height="5.71875in" draw:id="id7" draw:style-name="a41" draw:name="Freeform 6">
        <svg:title>scalloped circle</svg:title>
        <svg:desc/>
        <text:p text:style-name="a40" text:class-names="" text:cond-style-name=""><text:span text:style-name="a39" text:class-names=""/></text:p>
        <draw:enhanced-geometry xmlns:dr3d="urn:oasis:names:tc:opendocument:xmlns:dr3d:1.0" draw:type="non-primitive" svg:viewBox="0 0 3298 3294" draw:enhanced-path="M ?f3 ?f0 L ?f4 ?f5 ?f6 ?f7 ?f8 ?f9 ?f10 ?f11 ?f12 ?f13 ?f14 ?f15 ?f16 ?f17 ?f18 ?f19 ?f20 ?f21 ?f22 ?f23 ?f24 ?f25 ?f26 ?f25 ?f27 ?f28 ?f29 ?f30 ?f31 ?f32 ?f33 ?f34 ?f35 ?f36 ?f37 ?f38 ?f39 ?f40 ?f41 ?f23 ?f42 ?f43 ?f44 ?f45 ?f46 ?f47 ?f48 ?f49 ?f50 ?f51 ?f52 ?f53 ?f54 ?f55 ?f56 ?f57 ?f58 ?f59 ?f60 ?f61 ?f62 ?f63 ?f64 ?f65 ?f66 ?f67 ?f68 ?f69 ?f70 ?f71 ?f72 ?f73 ?f74 ?f75 ?f76 ?f77 ?f78 ?f79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144 ?f146 ?f128 ?f147 ?f148 ?f149 ?f150 ?f151 ?f152 ?f153 ?f154 ?f155 ?f156 ?f157 ?f158 ?f159 ?f160 ?f161 ?f162 ?f163 ?f164 ?f165 ?f1 ?f166 ?f164 ?f167 ?f162 ?f168 ?f160 ?f169 ?f158 ?f170 ?f156 ?f171 ?f154 ?f172 ?f152 ?f173 ?f150 ?f174 ?f148 ?f175 ?f128 ?f176 ?f144 ?f177 ?f144 ?f178 ?f142 ?f179 ?f140 ?f180 ?f138 ?f181 ?f136 ?f182 ?f134 ?f183 ?f132 ?f184 ?f130 ?f185 ?f128 ?f186 ?f126 ?f187 ?f124 ?f188 ?f122 ?f189 ?f120 ?f190 ?f118 ?f191 ?f116 ?f192 ?f114 ?f193 ?f112 ?f194 ?f110 ?f195 ?f108 ?f196 ?f106 ?f197 ?f104 ?f198 ?f102 ?f199 ?f100 ?f200 ?f98 ?f201 ?f96 ?f202 ?f94 ?f203 ?f92 ?f204 ?f90 ?f205 ?f88 ?f206 ?f86 ?f207 ?f84 ?f208 ?f82 ?f209 ?f80 ?f210 ?f78 ?f211 ?f76 ?f212 ?f74 ?f213 ?f72 ?f214 ?f70 ?f215 ?f68 ?f216 ?f66 ?f217 ?f64 ?f218 ?f62 ?f219 ?f60 ?f220 ?f58 ?f221 ?f56 ?f222 ?f54 ?f223 ?f52 ?f224 ?f50 ?f225 ?f48 ?f226 ?f46 ?f227 ?f44 ?f228 ?f42 ?f229 ?f41 ?f144 ?f39 ?f230 ?f37 ?f130 ?f35 ?f231 ?f33 ?f138 ?f31 ?f232 ?f29 ?f142 ?f27 ?f233 ?f26 ?f234 ?f24 ?f234 ?f22 ?f144 ?f20 ?f235 ?f18 ?f236 ?f16 ?f237 ?f14 ?f238 ?f12 ?f239 ?f10 ?f240 ?f8 ?f241 ?f6 ?f242 ?f4 ?f243 ?f3 ?f2 ?f244 ?f243 ?f245 ?f242 ?f246 ?f241 ?f247 ?f240 ?f248 ?f239 ?f249 ?f238 ?f250 ?f237 ?f251 ?f236 ?f252 ?f235 ?f253 ?f144 ?f254 ?f234 ?f255 ?f234 ?f256 ?f233 ?f257 ?f142 ?f258 ?f232 ?f259 ?f138 ?f260 ?f231 ?f261 ?f130 ?f262 ?f230 ?f263 ?f144 ?f264 ?f229 ?f265 ?f228 ?f266 ?f227 ?f267 ?f226 ?f268 ?f225 ?f269 ?f224 ?f270 ?f223 ?f271 ?f222 ?f272 ?f221 ?f273 ?f220 ?f274 ?f219 ?f275 ?f218 ?f276 ?f217 ?f277 ?f216 ?f278 ?f215 ?f279 ?f214 ?f280 ?f213 ?f281 ?f212 ?f282 ?f211 ?f283 ?f210 ?f284 ?f209 ?f285 ?f208 ?f286 ?f207 ?f287 ?f206 ?f288 ?f205 ?f289 ?f204 ?f290 ?f203 ?f291 ?f202 ?f292 ?f201 ?f293 ?f200 ?f294 ?f199 ?f295 ?f198 ?f296 ?f197 ?f297 ?f196 ?f298 ?f195 ?f299 ?f194 ?f55 ?f193 ?f53 ?f192 ?f51 ?f191 ?f49 ?f190 ?f47 ?f189 ?f45 ?f188 ?f43 ?f187 ?f23 ?f186 ?f40 ?f185 ?f38 ?f184 ?f36 ?f183 ?f34 ?f182 ?f32 ?f181 ?f30 ?f180 ?f28 ?f179 ?f25 ?f178 ?f25 ?f177 ?f23 ?f176 ?f21 ?f175 ?f19 ?f174 ?f300 ?f173 ?f15 ?f172 ?f13 ?f171 ?f11 ?f170 ?f9 ?f169 ?f7 ?f168 ?f5 ?f167 ?f0 ?f166 ?f5 ?f165 ?f7 ?f163 ?f9 ?f161 ?f11 ?f159 ?f13 ?f157 ?f15 ?f155 ?f300 ?f153 ?f19 ?f151 ?f21 ?f149 ?f23 ?f147 ?f25 ?f146 ?f25 ?f145 ?f28 ?f143 ?f30 ?f141 ?f32 ?f139 ?f34 ?f137 ?f36 ?f135 ?f38 ?f133 ?f40 ?f131 ?f23 ?f129 ?f43 ?f127 ?f45 ?f125 ?f47 ?f123 ?f49 ?f121 ?f51 ?f119 ?f53 ?f117 ?f55 ?f115 ?f299 ?f113 ?f298 ?f111 ?f297 ?f109 ?f296 ?f107 ?f295 ?f105 ?f294 ?f103 ?f293 ?f101 ?f292 ?f99 ?f291 ?f97 ?f290 ?f95 ?f289 ?f93 ?f288 ?f91 ?f287 ?f89 ?f286 ?f87 ?f285 ?f85 ?f284 ?f83 ?f283 ?f81 ?f282 ?f79 ?f281 ?f77 ?f280 ?f75 ?f279 ?f73 ?f278 ?f71 ?f277 ?f69 ?f276 ?f67 ?f275 ?f65 ?f274 ?f63 ?f273 ?f61 ?f272 ?f59 ?f271 ?f57 ?f270 ?f55 ?f269 ?f53 ?f268 ?f51 ?f267 ?f49 ?f266 ?f47 ?f265 ?f45 ?f264 ?f43 ?f263 ?f23 ?f262 ?f40 ?f261 ?f38 ?f260 ?f36 ?f259 ?f34 ?f258 ?f32 ?f257 ?f30 ?f256 ?f28 ?f255 ?f25 ?f254 ?f25 ?f253 ?f23 ?f252 ?f21 ?f251 ?f19 ?f250 ?f17 ?f249 ?f15 ?f248 ?f13 ?f247 ?f11 ?f246 ?f9 ?f245 ?f7 ?f244 ?f5 ?f3 ?f0 Z N" draw:text-areas="?f305 ?f307 ?f306 ?f308">
          <draw:equation draw:name="f0" draw:formula="0"/>
          <draw:equation draw:name="f1" draw:formula="3298"/>
          <draw:equation draw:name="f2" draw:formula="3294"/>
          <draw:equation draw:name="f3" draw:formula="1649"/>
          <draw:equation draw:name="f4" draw:formula="1681"/>
          <draw:equation draw:name="f5" draw:formula="3"/>
          <draw:equation draw:name="f6" draw:formula="1712"/>
          <draw:equation draw:name="f7" draw:formula="11"/>
          <draw:equation draw:name="f8" draw:formula="1742"/>
          <draw:equation draw:name="f9" draw:formula="23"/>
          <draw:equation draw:name="f10" draw:formula="1773"/>
          <draw:equation draw:name="f11" draw:formula="38"/>
          <draw:equation draw:name="f12" draw:formula="1802"/>
          <draw:equation draw:name="f13" draw:formula="55"/>
          <draw:equation draw:name="f14" draw:formula="1832"/>
          <draw:equation draw:name="f15" draw:formula="73"/>
          <draw:equation draw:name="f16" draw:formula="1862"/>
          <draw:equation draw:name="f17" draw:formula="89"/>
          <draw:equation draw:name="f18" draw:formula="1892"/>
          <draw:equation draw:name="f19" draw:formula="105"/>
          <draw:equation draw:name="f20" draw:formula="1921"/>
          <draw:equation draw:name="f21" draw:formula="117"/>
          <draw:equation draw:name="f22" draw:formula="1953"/>
          <draw:equation draw:name="f23" draw:formula="125"/>
          <draw:equation draw:name="f24" draw:formula="1984"/>
          <draw:equation draw:name="f25" draw:formula="129"/>
          <draw:equation draw:name="f26" draw:formula="2017"/>
          <draw:equation draw:name="f27" draw:formula="2051"/>
          <draw:equation draw:name="f28" draw:formula="127"/>
          <draw:equation draw:name="f29" draw:formula="2085"/>
          <draw:equation draw:name="f30" draw:formula="123"/>
          <draw:equation draw:name="f31" draw:formula="2119"/>
          <draw:equation draw:name="f32" draw:formula="118"/>
          <draw:equation draw:name="f33" draw:formula="2153"/>
          <draw:equation draw:name="f34" draw:formula="114"/>
          <draw:equation draw:name="f35" draw:formula="2187"/>
          <draw:equation draw:name="f36" draw:formula="111"/>
          <draw:equation draw:name="f37" draw:formula="2219"/>
          <draw:equation draw:name="f38" draw:formula="112"/>
          <draw:equation draw:name="f39" draw:formula="2250"/>
          <draw:equation draw:name="f40" draw:formula="116"/>
          <draw:equation draw:name="f41" draw:formula="2280"/>
          <draw:equation draw:name="f42" draw:formula="2305"/>
          <draw:equation draw:name="f43" draw:formula="138"/>
          <draw:equation draw:name="f44" draw:formula="2329"/>
          <draw:equation draw:name="f45" draw:formula="155"/>
          <draw:equation draw:name="f46" draw:formula="2350"/>
          <draw:equation draw:name="f47" draw:formula="175"/>
          <draw:equation draw:name="f48" draw:formula="2371"/>
          <draw:equation draw:name="f49" draw:formula="198"/>
          <draw:equation draw:name="f50" draw:formula="2390"/>
          <draw:equation draw:name="f51" draw:formula="222"/>
          <draw:equation draw:name="f52" draw:formula="2409"/>
          <draw:equation draw:name="f53" draw:formula="247"/>
          <draw:equation draw:name="f54" draw:formula="2428"/>
          <draw:equation draw:name="f55" draw:formula="272"/>
          <draw:equation draw:name="f56" draw:formula="2447"/>
          <draw:equation draw:name="f57" draw:formula="296"/>
          <draw:equation draw:name="f58" draw:formula="2467"/>
          <draw:equation draw:name="f59" draw:formula="319"/>
          <draw:equation draw:name="f60" draw:formula="2490"/>
          <draw:equation draw:name="f61" draw:formula="339"/>
          <draw:equation draw:name="f62" draw:formula="2512"/>
          <draw:equation draw:name="f63" draw:formula="357"/>
          <draw:equation draw:name="f64" draw:formula="2537"/>
          <draw:equation draw:name="f65" draw:formula="371"/>
          <draw:equation draw:name="f66" draw:formula="2564"/>
          <draw:equation draw:name="f67" draw:formula="383"/>
          <draw:equation draw:name="f68" draw:formula="2593"/>
          <draw:equation draw:name="f69" draw:formula="393"/>
          <draw:equation draw:name="f70" draw:formula="2623"/>
          <draw:equation draw:name="f71" draw:formula="402"/>
          <draw:equation draw:name="f72" draw:formula="2653"/>
          <draw:equation draw:name="f73" draw:formula="410"/>
          <draw:equation draw:name="f74" draw:formula="2684"/>
          <draw:equation draw:name="f75" draw:formula="418"/>
          <draw:equation draw:name="f76" draw:formula="2713"/>
          <draw:equation draw:name="f77" draw:formula="427"/>
          <draw:equation draw:name="f78" draw:formula="2742"/>
          <draw:equation draw:name="f79" draw:formula="437"/>
          <draw:equation draw:name="f80" draw:formula="2769"/>
          <draw:equation draw:name="f81" draw:formula="449"/>
          <draw:equation draw:name="f82" draw:formula="2793"/>
          <draw:equation draw:name="f83" draw:formula="464"/>
          <draw:equation draw:name="f84" draw:formula="2815"/>
          <draw:equation draw:name="f85" draw:formula="482"/>
          <draw:equation draw:name="f86" draw:formula="2833"/>
          <draw:equation draw:name="f87" draw:formula="504"/>
          <draw:equation draw:name="f88" draw:formula="2848"/>
          <draw:equation draw:name="f89" draw:formula="528"/>
          <draw:equation draw:name="f90" draw:formula="2860"/>
          <draw:equation draw:name="f91" draw:formula="555"/>
          <draw:equation draw:name="f92" draw:formula="2870"/>
          <draw:equation draw:name="f93" draw:formula="584"/>
          <draw:equation draw:name="f94" draw:formula="2879"/>
          <draw:equation draw:name="f95" draw:formula="613"/>
          <draw:equation draw:name="f96" draw:formula="2887"/>
          <draw:equation draw:name="f97" draw:formula="644"/>
          <draw:equation draw:name="f98" draw:formula="2895"/>
          <draw:equation draw:name="f99" draw:formula="674"/>
          <draw:equation draw:name="f100" draw:formula="2904"/>
          <draw:equation draw:name="f101" draw:formula="704"/>
          <draw:equation draw:name="f102" draw:formula="2914"/>
          <draw:equation draw:name="f103" draw:formula="733"/>
          <draw:equation draw:name="f104" draw:formula="2926"/>
          <draw:equation draw:name="f105" draw:formula="760"/>
          <draw:equation draw:name="f106" draw:formula="2940"/>
          <draw:equation draw:name="f107" draw:formula="785"/>
          <draw:equation draw:name="f108" draw:formula="2958"/>
          <draw:equation draw:name="f109" draw:formula="807"/>
          <draw:equation draw:name="f110" draw:formula="2978"/>
          <draw:equation draw:name="f111" draw:formula="830"/>
          <draw:equation draw:name="f112" draw:formula="3001"/>
          <draw:equation draw:name="f113" draw:formula="850"/>
          <draw:equation draw:name="f114" draw:formula="3025"/>
          <draw:equation draw:name="f115" draw:formula="869"/>
          <draw:equation draw:name="f116" draw:formula="3051"/>
          <draw:equation draw:name="f117" draw:formula="888"/>
          <draw:equation draw:name="f118" draw:formula="3076"/>
          <draw:equation draw:name="f119" draw:formula="907"/>
          <draw:equation draw:name="f120" draw:formula="3100"/>
          <draw:equation draw:name="f121" draw:formula="926"/>
          <draw:equation draw:name="f122" draw:formula="3123"/>
          <draw:equation draw:name="f123" draw:formula="947"/>
          <draw:equation draw:name="f124" draw:formula="3143"/>
          <draw:equation draw:name="f125" draw:formula="968"/>
          <draw:equation draw:name="f126" draw:formula="3160"/>
          <draw:equation draw:name="f127" draw:formula="992"/>
          <draw:equation draw:name="f128" draw:formula="3173"/>
          <draw:equation draw:name="f129" draw:formula="1017"/>
          <draw:equation draw:name="f130" draw:formula="3182"/>
          <draw:equation draw:name="f131" draw:formula="1047"/>
          <draw:equation draw:name="f132" draw:formula="3186"/>
          <draw:equation draw:name="f133" draw:formula="1078"/>
          <draw:equation draw:name="f134" draw:formula="3187"/>
          <draw:equation draw:name="f135" draw:formula="1110"/>
          <draw:equation draw:name="f136" draw:formula="3184"/>
          <draw:equation draw:name="f137" draw:formula="1144"/>
          <draw:equation draw:name="f138" draw:formula="3180"/>
          <draw:equation draw:name="f139" draw:formula="1178"/>
          <draw:equation draw:name="f140" draw:formula="3175"/>
          <draw:equation draw:name="f141" draw:formula="1212"/>
          <draw:equation draw:name="f142" draw:formula="3171"/>
          <draw:equation draw:name="f143" draw:formula="1246"/>
          <draw:equation draw:name="f144" draw:formula="3169"/>
          <draw:equation draw:name="f145" draw:formula="1280"/>
          <draw:equation draw:name="f146" draw:formula="1313"/>
          <draw:equation draw:name="f147" draw:formula="1344"/>
          <draw:equation draw:name="f148" draw:formula="3181"/>
          <draw:equation draw:name="f149" draw:formula="1375"/>
          <draw:equation draw:name="f150" draw:formula="3193"/>
          <draw:equation draw:name="f151" draw:formula="1404"/>
          <draw:equation draw:name="f152" draw:formula="3209"/>
          <draw:equation draw:name="f153" draw:formula="1434"/>
          <draw:equation draw:name="f154" draw:formula="3225"/>
          <draw:equation draw:name="f155" draw:formula="1464"/>
          <draw:equation draw:name="f156" draw:formula="3243"/>
          <draw:equation draw:name="f157" draw:formula="1494"/>
          <draw:equation draw:name="f158" draw:formula="3260"/>
          <draw:equation draw:name="f159" draw:formula="1523"/>
          <draw:equation draw:name="f160" draw:formula="3275"/>
          <draw:equation draw:name="f161" draw:formula="1554"/>
          <draw:equation draw:name="f162" draw:formula="3287"/>
          <draw:equation draw:name="f163" draw:formula="1584"/>
          <draw:equation draw:name="f164" draw:formula="3295"/>
          <draw:equation draw:name="f165" draw:formula="1615"/>
          <draw:equation draw:name="f166" draw:formula="1647"/>
          <draw:equation draw:name="f167" draw:formula="1679"/>
          <draw:equation draw:name="f168" draw:formula="1710"/>
          <draw:equation draw:name="f169" draw:formula="1740"/>
          <draw:equation draw:name="f170" draw:formula="1771"/>
          <draw:equation draw:name="f171" draw:formula="1800"/>
          <draw:equation draw:name="f172" draw:formula="1830"/>
          <draw:equation draw:name="f173" draw:formula="1860"/>
          <draw:equation draw:name="f174" draw:formula="1890"/>
          <draw:equation draw:name="f175" draw:formula="1919"/>
          <draw:equation draw:name="f176" draw:formula="1950"/>
          <draw:equation draw:name="f177" draw:formula="1981"/>
          <draw:equation draw:name="f178" draw:formula="2014"/>
          <draw:equation draw:name="f179" draw:formula="2048"/>
          <draw:equation draw:name="f180" draw:formula="2082"/>
          <draw:equation draw:name="f181" draw:formula="2116"/>
          <draw:equation draw:name="f182" draw:formula="2150"/>
          <draw:equation draw:name="f183" draw:formula="2184"/>
          <draw:equation draw:name="f184" draw:formula="2216"/>
          <draw:equation draw:name="f185" draw:formula="2247"/>
          <draw:equation draw:name="f186" draw:formula="2277"/>
          <draw:equation draw:name="f187" draw:formula="2302"/>
          <draw:equation draw:name="f188" draw:formula="2326"/>
          <draw:equation draw:name="f189" draw:formula="2347"/>
          <draw:equation draw:name="f190" draw:formula="2368"/>
          <draw:equation draw:name="f191" draw:formula="2387"/>
          <draw:equation draw:name="f192" draw:formula="2406"/>
          <draw:equation draw:name="f193" draw:formula="2425"/>
          <draw:equation draw:name="f194" draw:formula="2444"/>
          <draw:equation draw:name="f195" draw:formula="2464"/>
          <draw:equation draw:name="f196" draw:formula="2487"/>
          <draw:equation draw:name="f197" draw:formula="2509"/>
          <draw:equation draw:name="f198" draw:formula="2534"/>
          <draw:equation draw:name="f199" draw:formula="2561"/>
          <draw:equation draw:name="f200" draw:formula="2590"/>
          <draw:equation draw:name="f201" draw:formula="2620"/>
          <draw:equation draw:name="f202" draw:formula="2650"/>
          <draw:equation draw:name="f203" draw:formula="2681"/>
          <draw:equation draw:name="f204" draw:formula="2710"/>
          <draw:equation draw:name="f205" draw:formula="2739"/>
          <draw:equation draw:name="f206" draw:formula="2766"/>
          <draw:equation draw:name="f207" draw:formula="2790"/>
          <draw:equation draw:name="f208" draw:formula="2812"/>
          <draw:equation draw:name="f209" draw:formula="2830"/>
          <draw:equation draw:name="f210" draw:formula="2845"/>
          <draw:equation draw:name="f211" draw:formula="2857"/>
          <draw:equation draw:name="f212" draw:formula="2867"/>
          <draw:equation draw:name="f213" draw:formula="2876"/>
          <draw:equation draw:name="f214" draw:formula="2884"/>
          <draw:equation draw:name="f215" draw:formula="2892"/>
          <draw:equation draw:name="f216" draw:formula="2901"/>
          <draw:equation draw:name="f217" draw:formula="2911"/>
          <draw:equation draw:name="f218" draw:formula="2923"/>
          <draw:equation draw:name="f219" draw:formula="2937"/>
          <draw:equation draw:name="f220" draw:formula="2955"/>
          <draw:equation draw:name="f221" draw:formula="2975"/>
          <draw:equation draw:name="f222" draw:formula="2998"/>
          <draw:equation draw:name="f223" draw:formula="3022"/>
          <draw:equation draw:name="f224" draw:formula="3047"/>
          <draw:equation draw:name="f225" draw:formula="3072"/>
          <draw:equation draw:name="f226" draw:formula="3096"/>
          <draw:equation draw:name="f227" draw:formula="3119"/>
          <draw:equation draw:name="f228" draw:formula="3139"/>
          <draw:equation draw:name="f229" draw:formula="3156"/>
          <draw:equation draw:name="f230" draw:formula="3178"/>
          <draw:equation draw:name="f231" draw:formula="3183"/>
          <draw:equation draw:name="f232" draw:formula="3176"/>
          <draw:equation draw:name="f233" draw:formula="3167"/>
          <draw:equation draw:name="f234" draw:formula="3165"/>
          <draw:equation draw:name="f235" draw:formula="3177"/>
          <draw:equation draw:name="f236" draw:formula="3189"/>
          <draw:equation draw:name="f237" draw:formula="3205"/>
          <draw:equation draw:name="f238" draw:formula="3221"/>
          <draw:equation draw:name="f239" draw:formula="3239"/>
          <draw:equation draw:name="f240" draw:formula="3256"/>
          <draw:equation draw:name="f241" draw:formula="3271"/>
          <draw:equation draw:name="f242" draw:formula="3283"/>
          <draw:equation draw:name="f243" draw:formula="3291"/>
          <draw:equation draw:name="f244" draw:formula="1617"/>
          <draw:equation draw:name="f245" draw:formula="1586"/>
          <draw:equation draw:name="f246" draw:formula="1556"/>
          <draw:equation draw:name="f247" draw:formula="1525"/>
          <draw:equation draw:name="f248" draw:formula="1496"/>
          <draw:equation draw:name="f249" draw:formula="1466"/>
          <draw:equation draw:name="f250" draw:formula="1436"/>
          <draw:equation draw:name="f251" draw:formula="1406"/>
          <draw:equation draw:name="f252" draw:formula="1376"/>
          <draw:equation draw:name="f253" draw:formula="1345"/>
          <draw:equation draw:name="f254" draw:formula="1314"/>
          <draw:equation draw:name="f255" draw:formula="1281"/>
          <draw:equation draw:name="f256" draw:formula="1247"/>
          <draw:equation draw:name="f257" draw:formula="1213"/>
          <draw:equation draw:name="f258" draw:formula="1179"/>
          <draw:equation draw:name="f259" draw:formula="1145"/>
          <draw:equation draw:name="f260" draw:formula="1111"/>
          <draw:equation draw:name="f261" draw:formula="1079"/>
          <draw:equation draw:name="f262" draw:formula="1048"/>
          <draw:equation draw:name="f263" draw:formula="1018"/>
          <draw:equation draw:name="f264" draw:formula="993"/>
          <draw:equation draw:name="f265" draw:formula="969"/>
          <draw:equation draw:name="f266" draw:formula="948"/>
          <draw:equation draw:name="f267" draw:formula="927"/>
          <draw:equation draw:name="f268" draw:formula="908"/>
          <draw:equation draw:name="f269" draw:formula="889"/>
          <draw:equation draw:name="f270" draw:formula="870"/>
          <draw:equation draw:name="f271" draw:formula="851"/>
          <draw:equation draw:name="f272" draw:formula="831"/>
          <draw:equation draw:name="f273" draw:formula="808"/>
          <draw:equation draw:name="f274" draw:formula="786"/>
          <draw:equation draw:name="f275" draw:formula="761"/>
          <draw:equation draw:name="f276" draw:formula="734"/>
          <draw:equation draw:name="f277" draw:formula="705"/>
          <draw:equation draw:name="f278" draw:formula="675"/>
          <draw:equation draw:name="f279" draw:formula="645"/>
          <draw:equation draw:name="f280" draw:formula="614"/>
          <draw:equation draw:name="f281" draw:formula="585"/>
          <draw:equation draw:name="f282" draw:formula="556"/>
          <draw:equation draw:name="f283" draw:formula="529"/>
          <draw:equation draw:name="f284" draw:formula="505"/>
          <draw:equation draw:name="f285" draw:formula="483"/>
          <draw:equation draw:name="f286" draw:formula="465"/>
          <draw:equation draw:name="f287" draw:formula="450"/>
          <draw:equation draw:name="f288" draw:formula="438"/>
          <draw:equation draw:name="f289" draw:formula="428"/>
          <draw:equation draw:name="f290" draw:formula="419"/>
          <draw:equation draw:name="f291" draw:formula="411"/>
          <draw:equation draw:name="f292" draw:formula="403"/>
          <draw:equation draw:name="f293" draw:formula="394"/>
          <draw:equation draw:name="f294" draw:formula="384"/>
          <draw:equation draw:name="f295" draw:formula="372"/>
          <draw:equation draw:name="f296" draw:formula="358"/>
          <draw:equation draw:name="f297" draw:formula="340"/>
          <draw:equation draw:name="f298" draw:formula="320"/>
          <draw:equation draw:name="f299" draw:formula="297"/>
          <draw:equation draw:name="f300" draw:formula="90"/>
          <draw:equation draw:name="f301" draw:formula="?f2 - ?f0"/>
          <draw:equation draw:name="f302" draw:formula="?f1 - ?f0"/>
          <draw:equation draw:name="f303" draw:formula="?f302 / 3298"/>
          <draw:equation draw:name="f304" draw:formula="?f301 / 3294"/>
          <draw:equation draw:name="f305" draw:formula="0 / ?f303"/>
          <draw:equation draw:name="f306" draw:formula="?f1 / ?f303"/>
          <draw:equation draw:name="f307" draw:formula="0 / ?f304"/>
          <draw:equation draw:name="f308" draw:formula="?f2 / ?f304"/>
        </draw:enhanced-geometry>
      </draw:custom-shape>
      <draw:frame draw:id="id8" presentation:style-name="a45" draw:name="Title 1" svg:x="1.17949in" svg:y="1.20121in" svg:width="11.28436in" svg:height="4.80642in" presentation:class="title" presentation:placeholder="false">
        <draw:text-box>
          <text:p text:style-name="a44" text:class-names="" text:cond-style-name=""><text:span text:style-name="a42" text:class-names="">Haga clic para modificar el estilo de título del patrón</text:span><text:span text:style-name="a43" text:class-names=""/></text:p>
        </draw:text-box>
        <svg:title/>
        <svg:desc/>
      </draw:frame>
      <draw:frame draw:id="id9" presentation:style-name="a49" draw:name="Subtitle 2" svg:x="2.4224in" svg:y="6.53893in" svg:width="8.79853in" svg:height="0.81177in" presentation:class="subtitle" presentation:placeholder="false">
        <draw:text-box>
          <text:p text:style-name="a48" text:class-names="" text:cond-style-name=""><text:span text:style-name="a46" text:class-names="">Haga clic para modificar el estilo de subtítulo del patrón</text:span><text:span text:style-name="a47" text:class-names=""/></text:p>
        </draw:text-box>
        <svg:title/>
        <svg:desc/>
      </draw:frame>
      <draw:frame draw:id="id10" presentation:style-name="a53" draw:name="Date Placeholder 3" svg:x="1.17949in" svg:y="6.97253in" svg:width="2.54781in" svg:height="0.38108in" presentation:class="date-time" presentation:placeholder="false">
        <draw:text-box>
          <text:p text:style-name="a52" text:class-names="" text:cond-style-name=""><text:span text:style-name="a50" text:class-names=""><text:date text:fixed="false" style:data-style-name="a51">17/11/2025</text:date></text:span></text:p>
        </draw:text-box>
        <svg:title/>
        <svg:desc/>
      </draw:frame>
      <draw:frame draw:id="id11" presentation:style-name="a56" draw:name="Footer Placeholder 4" svg:x="4.57167in" svg:y="6.97253in" svg:width="4.5in" svg:height="0.37817in" presentation:class="footer" presentation:placeholder="false">
        <draw:text-box>
          <text:p text:style-name="a55" text:class-names="" text:cond-style-name=""><text:span text:style-name="a54" text:class-names=""/></text:p>
        </draw:text-box>
        <svg:title/>
        <svg:desc/>
      </draw:frame>
      <draw:frame draw:id="id12" presentation:style-name="a59" draw:name="Slide Number Placeholder 5" svg:x="9.91603in" svg:y="6.97253in" svg:width="2.54782in" svg:height="0.37817in" presentation:class="page-number" presentation:placeholder="false">
        <draw:text-box>
          <text:p text:style-name="a58" text:class-names="" text:cond-style-name=""><text:span text:style-name="a57" text:class-names=""><text:page-number style:num-format="1" text:fixed="false"/></text:span></text:p>
        </draw:text-box>
        <svg:title/>
        <svg:desc/>
      </draw:frame>
      <draw:custom-shape svg:x="0in" svg:y="0in" svg:width="0.31in" svg:height="7.5in" draw:id="id13" draw:style-name="a62" draw:name="Rectangle 12">
        <svg:title>left edge border</svg:title>
        <svg:desc/>
        <text:p text:style-name="a61" text:class-names="" text:cond-style-name=""><text:span text:style-name="a60" text:class-names=""/></text:p>
        <draw:enhanced-geometry xmlns:dr3d="urn:oasis:names:tc:opendocument:xmlns:dr3d:1.0" draw:type="non-primitive" svg:viewBox="0 0 21600 21600" draw:enhanced-path="M 0 0 L 21600 0 21600 21600 0 21600 Z N"/>
      </draw:custom-shape>
    </style:master-page>
    <style:master-page style:name="Master1-Layout2-obj-Título-y-objetos" style:page-layout-name="pageLayout1" draw:style-name="a63">
      <draw:custom-shape svg:x="0in" svg:y="0in" svg:width="0.96875in" svg:height="7.5in" draw:id="id14" draw:layer="Master1-bg" draw:style-name="a66" draw:name="Freeform 6">
        <svg:title>Left scallop edge</svg:title>
        <svg:desc/>
        <text:p text:style-name="a65" text:class-names="" text:cond-style-name=""><text:span text:style-name="a64" text:class-names=""/></text:p>
        <draw:enhanced-geometry xmlns:dr3d="urn:oasis:names:tc:opendocument:xmlns:dr3d:1.0" draw:type="non-primitive" svg:viewBox="0 0 558 4320" draw:enhanced-path="M ?f0 ?f0 L ?f3 ?f0 ?f4 ?f5 ?f6 ?f7 ?f8 ?f9 ?f10 ?f11 ?f12 ?f13 ?f14 ?f15 ?f16 ?f17 ?f18 ?f19 ?f20 ?f21 ?f22 ?f23 ?f24 ?f25 ?f26 ?f27 ?f28 ?f29 ?f1 ?f30 ?f28 ?f31 ?f26 ?f32 ?f24 ?f33 ?f22 ?f34 ?f20 ?f35 ?f18 ?f36 ?f16 ?f37 ?f14 ?f38 ?f12 ?f39 ?f10 ?f40 ?f8 ?f41 ?f6 ?f42 ?f4 ?f43 ?f3 ?f44 ?f4 ?f45 ?f6 ?f46 ?f8 ?f47 ?f10 ?f48 ?f12 ?f49 ?f14 ?f50 ?f16 ?f51 ?f18 ?f52 ?f20 ?f53 ?f22 ?f54 ?f24 ?f55 ?f26 ?f56 ?f28 ?f57 ?f1 ?f58 ?f28 ?f59 ?f26 ?f60 ?f24 ?f61 ?f22 ?f62 ?f20 ?f63 ?f18 ?f64 ?f16 ?f65 ?f14 ?f66 ?f12 ?f67 ?f10 ?f68 ?f8 ?f69 ?f6 ?f70 ?f4 ?f71 ?f3 ?f72 ?f4 ?f73 ?f6 ?f74 ?f8 ?f75 ?f10 ?f76 ?f12 ?f77 ?f14 ?f78 ?f16 ?f79 ?f18 ?f80 ?f20 ?f81 ?f22 ?f82 ?f24 ?f83 ?f26 ?f84 ?f28 ?f85 ?f1 ?f86 ?f28 ?f87 ?f26 ?f88 ?f24 ?f89 ?f22 ?f90 ?f20 ?f91 ?f18 ?f92 ?f16 ?f93 ?f14 ?f94 ?f12 ?f95 ?f10 ?f96 ?f8 ?f97 ?f6 ?f98 ?f4 ?f99 ?f3 ?f100 ?f4 ?f101 ?f6 ?f102 ?f8 ?f103 ?f10 ?f104 ?f12 ?f105 ?f14 ?f106 ?f18 ?f107 ?f20 ?f108 ?f22 ?f109 ?f24 ?f110 ?f26 ?f111 ?f28 ?f112 ?f1 ?f113 ?f28 ?f114 ?f26 ?f115 ?f24 ?f116 ?f22 ?f117 ?f20 ?f118 ?f18 ?f119 ?f16 ?f120 ?f14 ?f121 ?f12 ?f122 ?f10 ?f123 ?f8 ?f124 ?f6 ?f125 ?f4 ?f126 ?f3 ?f127 ?f4 ?f128 ?f6 ?f129 ?f8 ?f130 ?f10 ?f131 ?f12 ?f132 ?f14 ?f133 ?f16 ?f134 ?f18 ?f135 ?f20 ?f136 ?f22 ?f137 ?f24 ?f138 ?f26 ?f139 ?f28 ?f140 ?f1 ?f141 ?f28 ?f142 ?f26 ?f143 ?f24 ?f144 ?f22 ?f145 ?f20 ?f146 ?f18 ?f147 ?f16 ?f148 ?f14 ?f149 ?f12 ?f150 ?f10 ?f151 ?f8 ?f152 ?f6 ?f153 ?f4 ?f154 ?f3 ?f2 ?f0 ?f2 ?f0 ?f0 Z N" draw:text-areas="?f159 ?f161 ?f160 ?f162">
          <draw:equation draw:name="f0" draw:formula="0"/>
          <draw:equation draw:name="f1" draw:formula="558"/>
          <draw:equation draw:name="f2" draw:formula="4320"/>
          <draw:equation draw:name="f3" draw:formula="447"/>
          <draw:equation draw:name="f4" draw:formula="448"/>
          <draw:equation draw:name="f5" draw:formula="43"/>
          <draw:equation draw:name="f6" draw:formula="453"/>
          <draw:equation draw:name="f7" draw:formula="81"/>
          <draw:equation draw:name="f8" draw:formula="460"/>
          <draw:equation draw:name="f9" draw:formula="114"/>
          <draw:equation draw:name="f10" draw:formula="469"/>
          <draw:equation draw:name="f11" draw:formula="143"/>
          <draw:equation draw:name="f12" draw:formula="479"/>
          <draw:equation draw:name="f13" draw:formula="169"/>
          <draw:equation draw:name="f14" draw:formula="491"/>
          <draw:equation draw:name="f15" draw:formula="192"/>
          <draw:equation draw:name="f16" draw:formula="503"/>
          <draw:equation draw:name="f17" draw:formula="216"/>
          <draw:equation draw:name="f18" draw:formula="515"/>
          <draw:equation draw:name="f19" draw:formula="240"/>
          <draw:equation draw:name="f20" draw:formula="525"/>
          <draw:equation draw:name="f21" draw:formula="263"/>
          <draw:equation draw:name="f22" draw:formula="535"/>
          <draw:equation draw:name="f23" draw:formula="289"/>
          <draw:equation draw:name="f24" draw:formula="545"/>
          <draw:equation draw:name="f25" draw:formula="318"/>
          <draw:equation draw:name="f26" draw:formula="552"/>
          <draw:equation draw:name="f27" draw:formula="351"/>
          <draw:equation draw:name="f28" draw:formula="556"/>
          <draw:equation draw:name="f29" draw:formula="389"/>
          <draw:equation draw:name="f30" draw:formula="432"/>
          <draw:equation draw:name="f31" draw:formula="475"/>
          <draw:equation draw:name="f32" draw:formula="513"/>
          <draw:equation draw:name="f33" draw:formula="546"/>
          <draw:equation draw:name="f34" draw:formula="575"/>
          <draw:equation draw:name="f35" draw:formula="601"/>
          <draw:equation draw:name="f36" draw:formula="624"/>
          <draw:equation draw:name="f37" draw:formula="648"/>
          <draw:equation draw:name="f38" draw:formula="672"/>
          <draw:equation draw:name="f39" draw:formula="695"/>
          <draw:equation draw:name="f40" draw:formula="721"/>
          <draw:equation draw:name="f41" draw:formula="750"/>
          <draw:equation draw:name="f42" draw:formula="783"/>
          <draw:equation draw:name="f43" draw:formula="821"/>
          <draw:equation draw:name="f44" draw:formula="864"/>
          <draw:equation draw:name="f45" draw:formula="907"/>
          <draw:equation draw:name="f46" draw:formula="945"/>
          <draw:equation draw:name="f47" draw:formula="978"/>
          <draw:equation draw:name="f48" draw:formula="1007"/>
          <draw:equation draw:name="f49" draw:formula="1033"/>
          <draw:equation draw:name="f50" draw:formula="1056"/>
          <draw:equation draw:name="f51" draw:formula="1080"/>
          <draw:equation draw:name="f52" draw:formula="1104"/>
          <draw:equation draw:name="f53" draw:formula="1127"/>
          <draw:equation draw:name="f54" draw:formula="1153"/>
          <draw:equation draw:name="f55" draw:formula="1182"/>
          <draw:equation draw:name="f56" draw:formula="1215"/>
          <draw:equation draw:name="f57" draw:formula="1253"/>
          <draw:equation draw:name="f58" draw:formula="1296"/>
          <draw:equation draw:name="f59" draw:formula="1339"/>
          <draw:equation draw:name="f60" draw:formula="1377"/>
          <draw:equation draw:name="f61" draw:formula="1410"/>
          <draw:equation draw:name="f62" draw:formula="1439"/>
          <draw:equation draw:name="f63" draw:formula="1465"/>
          <draw:equation draw:name="f64" draw:formula="1488"/>
          <draw:equation draw:name="f65" draw:formula="1512"/>
          <draw:equation draw:name="f66" draw:formula="1536"/>
          <draw:equation draw:name="f67" draw:formula="1559"/>
          <draw:equation draw:name="f68" draw:formula="1585"/>
          <draw:equation draw:name="f69" draw:formula="1614"/>
          <draw:equation draw:name="f70" draw:formula="1647"/>
          <draw:equation draw:name="f71" draw:formula="1685"/>
          <draw:equation draw:name="f72" draw:formula="1728"/>
          <draw:equation draw:name="f73" draw:formula="1771"/>
          <draw:equation draw:name="f74" draw:formula="1809"/>
          <draw:equation draw:name="f75" draw:formula="1842"/>
          <draw:equation draw:name="f76" draw:formula="1871"/>
          <draw:equation draw:name="f77" draw:formula="1897"/>
          <draw:equation draw:name="f78" draw:formula="1920"/>
          <draw:equation draw:name="f79" draw:formula="1944"/>
          <draw:equation draw:name="f80" draw:formula="1968"/>
          <draw:equation draw:name="f81" draw:formula="1991"/>
          <draw:equation draw:name="f82" draw:formula="2017"/>
          <draw:equation draw:name="f83" draw:formula="2046"/>
          <draw:equation draw:name="f84" draw:formula="2079"/>
          <draw:equation draw:name="f85" draw:formula="2117"/>
          <draw:equation draw:name="f86" draw:formula="2159"/>
          <draw:equation draw:name="f87" draw:formula="2203"/>
          <draw:equation draw:name="f88" draw:formula="2241"/>
          <draw:equation draw:name="f89" draw:formula="2274"/>
          <draw:equation draw:name="f90" draw:formula="2303"/>
          <draw:equation draw:name="f91" draw:formula="2329"/>
          <draw:equation draw:name="f92" draw:formula="2352"/>
          <draw:equation draw:name="f93" draw:formula="2376"/>
          <draw:equation draw:name="f94" draw:formula="2400"/>
          <draw:equation draw:name="f95" draw:formula="2423"/>
          <draw:equation draw:name="f96" draw:formula="2449"/>
          <draw:equation draw:name="f97" draw:formula="2478"/>
          <draw:equation draw:name="f98" draw:formula="2511"/>
          <draw:equation draw:name="f99" draw:formula="2549"/>
          <draw:equation draw:name="f100" draw:formula="2592"/>
          <draw:equation draw:name="f101" draw:formula="2635"/>
          <draw:equation draw:name="f102" draw:formula="2673"/>
          <draw:equation draw:name="f103" draw:formula="2706"/>
          <draw:equation draw:name="f104" draw:formula="2735"/>
          <draw:equation draw:name="f105" draw:formula="2761"/>
          <draw:equation draw:name="f106" draw:formula="2784"/>
          <draw:equation draw:name="f107" draw:formula="2832"/>
          <draw:equation draw:name="f108" draw:formula="2855"/>
          <draw:equation draw:name="f109" draw:formula="2881"/>
          <draw:equation draw:name="f110" draw:formula="2910"/>
          <draw:equation draw:name="f111" draw:formula="2943"/>
          <draw:equation draw:name="f112" draw:formula="2981"/>
          <draw:equation draw:name="f113" draw:formula="3024"/>
          <draw:equation draw:name="f114" draw:formula="3067"/>
          <draw:equation draw:name="f115" draw:formula="3105"/>
          <draw:equation draw:name="f116" draw:formula="3138"/>
          <draw:equation draw:name="f117" draw:formula="3167"/>
          <draw:equation draw:name="f118" draw:formula="3193"/>
          <draw:equation draw:name="f119" draw:formula="3216"/>
          <draw:equation draw:name="f120" draw:formula="3240"/>
          <draw:equation draw:name="f121" draw:formula="3264"/>
          <draw:equation draw:name="f122" draw:formula="3287"/>
          <draw:equation draw:name="f123" draw:formula="3313"/>
          <draw:equation draw:name="f124" draw:formula="3342"/>
          <draw:equation draw:name="f125" draw:formula="3375"/>
          <draw:equation draw:name="f126" draw:formula="3413"/>
          <draw:equation draw:name="f127" draw:formula="3456"/>
          <draw:equation draw:name="f128" draw:formula="3499"/>
          <draw:equation draw:name="f129" draw:formula="3537"/>
          <draw:equation draw:name="f130" draw:formula="3570"/>
          <draw:equation draw:name="f131" draw:formula="3599"/>
          <draw:equation draw:name="f132" draw:formula="3625"/>
          <draw:equation draw:name="f133" draw:formula="3648"/>
          <draw:equation draw:name="f134" draw:formula="3672"/>
          <draw:equation draw:name="f135" draw:formula="3696"/>
          <draw:equation draw:name="f136" draw:formula="3719"/>
          <draw:equation draw:name="f137" draw:formula="3745"/>
          <draw:equation draw:name="f138" draw:formula="3774"/>
          <draw:equation draw:name="f139" draw:formula="3807"/>
          <draw:equation draw:name="f140" draw:formula="3845"/>
          <draw:equation draw:name="f141" draw:formula="3888"/>
          <draw:equation draw:name="f142" draw:formula="3931"/>
          <draw:equation draw:name="f143" draw:formula="3969"/>
          <draw:equation draw:name="f144" draw:formula="4002"/>
          <draw:equation draw:name="f145" draw:formula="4031"/>
          <draw:equation draw:name="f146" draw:formula="4057"/>
          <draw:equation draw:name="f147" draw:formula="4080"/>
          <draw:equation draw:name="f148" draw:formula="4104"/>
          <draw:equation draw:name="f149" draw:formula="4128"/>
          <draw:equation draw:name="f150" draw:formula="4151"/>
          <draw:equation draw:name="f151" draw:formula="4177"/>
          <draw:equation draw:name="f152" draw:formula="4206"/>
          <draw:equation draw:name="f153" draw:formula="4239"/>
          <draw:equation draw:name="f154" draw:formula="4277"/>
          <draw:equation draw:name="f155" draw:formula="?f2 - ?f0"/>
          <draw:equation draw:name="f156" draw:formula="?f1 - ?f0"/>
          <draw:equation draw:name="f157" draw:formula="?f156 / 558"/>
          <draw:equation draw:name="f158" draw:formula="?f155 / 4320"/>
          <draw:equation draw:name="f159" draw:formula="0 / ?f157"/>
          <draw:equation draw:name="f160" draw:formula="?f1 / ?f157"/>
          <draw:equation draw:name="f161" draw:formula="0 / ?f158"/>
          <draw:equation draw:name="f162" draw:formula="?f2 / ?f158"/>
        </draw:enhanced-geometry>
      </draw:custom-shape>
      <draw:custom-shape svg:x="13.02333in" svg:y="0in" svg:width="0.31in" svg:height="7.5in" draw:id="id15" draw:layer="Master1-bg" draw:style-name="a69" draw:name="Rectangle 11">
        <svg:title>right edge border</svg:title>
        <svg:desc/>
        <text:p text:style-name="a68" text:class-names="" text:cond-style-name=""><text:span text:style-name="a67" text:class-names=""/></text:p>
        <draw:enhanced-geometry xmlns:dr3d="urn:oasis:names:tc:opendocument:xmlns:dr3d:1.0" draw:type="non-primitive" svg:viewBox="0 0 21600 21600" draw:enhanced-path="M 0 0 L 21600 0 21600 21600 0 21600 Z N"/>
      </draw:custom-shape>
      <draw:frame draw:id="id16" presentation:style-name="a73" draw:name="Title 1" svg:x="1.36885in" svg:y="0.41818in" svg:width="11.13115in" svg:height="1.63182in" presentation:class="title" presentation:placeholder="false">
        <draw:text-box>
          <text:p text:style-name="a72" text:class-names="" text:cond-style-name=""><text:span text:style-name="a70" text:class-names="">Haga clic para modificar el estilo de título del patrón</text:span><text:span text:style-name="a71" text:class-names=""/></text:p>
        </draw:text-box>
        <svg:title/>
        <svg:desc/>
      </draw:frame>
      <draw:frame draw:id="id17" presentation:style-name="a90" draw:name="Content Placeholder 2" svg:x="1.36885in" svg:y="2.5in" svg:width="11.13115in" svg:height="3.93in" presentation:class="object" presentation:placeholder="false">
        <draw:text-box>
          <text:list text:style-name="a76">
            <text:list-item>
              <text:p text:style-name="a75" text:class-names="" text:cond-style-name=""><text:span text:style-name="a74" text:class-names="">Haga clic para modificar los estilos de texto del patrón</text:span></text:p>
            </text:list-item>
          </text:list>
          <text:list text:style-name="a79">
            <text:list-item>
              <text:list text:style-name="a79">
                <text:list-item>
                  <text:p text:style-name="a78" text:class-names="" text:cond-style-name=""><text:span text:style-name="a77" text:class-names="">Segundo nivel</text:span></text:p>
                </text:list-item>
              </text:list>
            </text:list-item>
          </text:list>
          <text:list text:style-name="a82">
            <text:list-item>
              <text:list text:style-name="a82">
                <text:list-item>
                  <text:list text:style-name="a82">
                    <text:list-item>
                      <text:p text:style-name="a81" text:class-names="" text:cond-style-name=""><text:span text:style-name="a80" text:class-names="">Tercer nivel</text:span></text:p>
                    </text:list-item>
                  </text:list>
                </text:list-item>
              </text:list>
            </text:list-item>
          </text:list>
          <text:list text:style-name="a85">
            <text:list-item>
              <text:list text:style-name="a85">
                <text:list-item>
                  <text:list text:style-name="a85">
                    <text:list-item>
                      <text:list text:style-name="a85">
                        <text:list-item>
                          <text:p text:style-name="a84" text:class-names="" text:cond-style-name=""><text:span text:style-name="a83" text:class-names="">Cuarto nivel</text:span></text:p>
                        </text:list-item>
                      </text:list>
                    </text:list-item>
                  </text:list>
                </text:list-item>
              </text:list>
            </text:list-item>
          </text:list>
          <text:list text:style-name="a89">
            <text:list-item>
              <text:list text:style-name="a89">
                <text:list-item>
                  <text:list text:style-name="a89">
                    <text:list-item>
                      <text:list text:style-name="a89">
                        <text:list-item>
                          <text:list text:style-name="a89">
                            <text:list-item>
                              <text:p text:style-name="a88" text:class-names="" text:cond-style-name=""><text:span text:style-name="a86" text:class-names="">Quinto nivel</text:span><text:span text:style-name="a87" text:class-names=""/></text:p>
                            </text:list-item>
                          </text:list>
                        </text:list-item>
                      </text:list>
                    </text:list-item>
                  </text:list>
                </text:list-item>
              </text:list>
            </text:list-item>
          </text:list>
        </draw:text-box>
        <svg:title/>
        <svg:desc/>
      </draw:frame>
      <draw:frame draw:id="id18" presentation:style-name="a94" draw:name="Date Placeholder 3" svg:x="1.36885in" svg:y="6.97253in" svg:width="2.54781in" svg:height="0.38108in" presentation:class="date-time" presentation:placeholder="false">
        <draw:text-box>
          <text:p text:style-name="a93" text:class-names="" text:cond-style-name=""><text:span text:style-name="a91" text:class-names=""><text:date text:fixed="false" style:data-style-name="a92">17/11/2025</text:date></text:span></text:p>
        </draw:text-box>
        <svg:title/>
        <svg:desc/>
      </draw:frame>
      <draw:frame draw:id="id19" presentation:style-name="a97" draw:name="Footer Placeholder 4" svg:x="4.41667in" svg:y="6.97253in" svg:width="4.5in" svg:height="0.37817in" presentation:class="footer" presentation:placeholder="false">
        <draw:text-box>
          <text:p text:style-name="a96" text:class-names="" text:cond-style-name=""><text:span text:style-name="a95" text:class-names=""/></text:p>
        </draw:text-box>
        <svg:title/>
        <svg:desc/>
      </draw:frame>
      <draw:frame draw:id="id20" presentation:style-name="a100" draw:name="Slide Number Placeholder 5" svg:x="9.41667in" svg:y="6.97253in" svg:width="3.08333in" svg:height="0.37817in" presentation:class="page-number" presentation:placeholder="false">
        <draw:text-box>
          <text:p text:style-name="a99" text:class-names="" text:cond-style-name=""><text:span text:style-name="a98" text:class-names=""><text:page-number style:num-format="1" text:fixed="false"/></text:span></text:p>
        </draw:text-box>
        <svg:title/>
        <svg:desc/>
      </draw:frame>
    </style:master-page>
    <style:master-page style:name="Master1-Layout3-secHead-Encabezado-de-sección" style:page-layout-name="pageLayout1" draw:style-name="a101">
      <draw:frame draw:id="id21" presentation:style-name="a105" draw:name="Title 1" svg:x="3.54651in" svg:y="1.17442in" svg:width="8.95349in" svg:height="4.44513in" presentation:class="title" presentation:placeholder="false">
        <draw:text-box>
          <text:p text:style-name="a104" text:class-names="" text:cond-style-name=""><text:span text:style-name="a102" text:class-names="">Haga clic para modificar el estilo de título del patrón</text:span><text:span text:style-name="a103" text:class-names=""/></text:p>
        </draw:text-box>
        <svg:title/>
        <svg:desc/>
      </draw:frame>
      <draw:frame draw:id="id22" presentation:style-name="a109" draw:name="Text Placeholder 2" svg:x="3.54651in" svg:y="5.64281in" svg:width="7.67442in" svg:height="1.04017in" presentation:class="outline" presentation:placeholder="false">
        <draw:text-box>
          <text:list text:style-name="a108">
            <text:list-item>
              <text:p text:style-name="a107" text:class-names="" text:cond-style-name=""><text:span text:style-name="a106" text:class-names="">Haga clic para modificar los estilos de texto del patrón</text:span></text:p>
            </text:list-item>
          </text:list>
        </draw:text-box>
        <svg:title/>
        <svg:desc/>
      </draw:frame>
      <draw:frame draw:id="id23" presentation:style-name="a113" draw:name="Date Placeholder 3" svg:x="3.53953in" svg:y="6.97253in" svg:width="1.6338in" svg:height="0.38108in" presentation:class="date-time" presentation:placeholder="false">
        <draw:text-box>
          <text:p text:style-name="a112" text:class-names="" text:cond-style-name=""><text:span text:style-name="a110" text:class-names=""><text:date text:fixed="false" style:data-style-name="a111">17/11/2025</text:date></text:span></text:p>
        </draw:text-box>
        <svg:title/>
        <svg:desc/>
      </draw:frame>
      <draw:frame draw:id="id24" presentation:style-name="a116" draw:name="Footer Placeholder 4" svg:x="5.77325in" svg:y="6.97253in" svg:width="4.5in" svg:height="0.37817in" presentation:class="footer" presentation:placeholder="false">
        <draw:text-box>
          <text:p text:style-name="a115" text:class-names="" text:cond-style-name=""><text:span text:style-name="a114" text:class-names=""/></text:p>
        </draw:text-box>
        <svg:title/>
        <svg:desc/>
      </draw:frame>
      <draw:frame draw:id="id25" presentation:style-name="a119" draw:name="Slide Number Placeholder 5" svg:x="10.87318in" svg:y="6.97253in" svg:width="1.62682in" svg:height="0.37817in" presentation:class="page-number" presentation:placeholder="false">
        <draw:text-box>
          <text:p text:style-name="a118" text:class-names="" text:cond-style-name=""><text:span text:style-name="a117" text:class-names=""><text:page-number style:num-format="1" text:fixed="false"/></text:span></text:p>
        </draw:text-box>
        <svg:title/>
        <svg:desc/>
      </draw:frame>
      <draw:g draw:name="Group 6" draw:id="id26">
        <svg:title>left scallop shape</svg:title>
        <svg:desc/>
        <draw:custom-shape svg:x="0in" svg:y="0in" svg:width="3.07813in" svg:height="7.5in" draw:id="id27" draw:style-name="a122" draw:name="Freeform 6">
          <svg:title>left scallop shape</svg:title>
          <svg:desc/>
          <text:p text:style-name="a121" text:class-names="" text:cond-style-name=""><text:span text:style-name="a120" text:class-names=""/></text:p>
          <draw:enhanced-geometry xmlns:dr3d="urn:oasis:names:tc:opendocument:xmlns:dr3d:1.0" draw:type="non-primitive" svg:viewBox="0 0 1773 4320" draw:enhanced-path="M ?f0 ?f0 L ?f3 ?f0 ?f4 ?f5 ?f6 ?f7 ?f8 ?f9 ?f10 ?f11 ?f12 ?f13 ?f14 ?f15 ?f16 ?f17 ?f18 ?f19 ?f20 ?f21 ?f22 ?f23 ?f24 ?f25 ?f26 ?f27 ?f28 ?f29 ?f30 ?f31 ?f32 ?f33 ?f34 ?f35 ?f36 ?f37 ?f38 ?f39 ?f40 ?f41 ?f42 ?f43 ?f44 ?f45 ?f46 ?f47 ?f48 ?f49 ?f48 ?f50 ?f46 ?f51 ?f52 ?f53 ?f54 ?f55 ?f56 ?f57 ?f58 ?f59 ?f60 ?f61 ?f62 ?f63 ?f64 ?f65 ?f66 ?f67 ?f68 ?f69 ?f70 ?f71 ?f72 ?f73 ?f74 ?f75 ?f76 ?f77 ?f78 ?f79 ?f80 ?f81 ?f82 ?f83 ?f84 ?f85 ?f86 ?f87 ?f88 ?f89 ?f90 ?f91 ?f1 ?f92 ?f90 ?f93 ?f88 ?f94 ?f86 ?f95 ?f84 ?f96 ?f82 ?f97 ?f80 ?f98 ?f78 ?f99 ?f76 ?f100 ?f74 ?f101 ?f72 ?f102 ?f70 ?f103 ?f68 ?f104 ?f66 ?f105 ?f64 ?f106 ?f62 ?f107 ?f60 ?f108 ?f58 ?f109 ?f56 ?f110 ?f54 ?f111 ?f52 ?f112 ?f46 ?f113 ?f48 ?f114 ?f48 ?f115 ?f46 ?f116 ?f44 ?f117 ?f42 ?f118 ?f40 ?f119 ?f38 ?f120 ?f36 ?f121 ?f34 ?f122 ?f32 ?f123 ?f30 ?f124 ?f28 ?f125 ?f26 ?f126 ?f24 ?f127 ?f22 ?f128 ?f20 ?f129 ?f18 ?f130 ?f16 ?f131 ?f14 ?f132 ?f12 ?f133 ?f10 ?f134 ?f8 ?f135 ?f6 ?f136 ?f4 ?f137 ?f3 ?f2 ?f0 ?f2 ?f0 ?f0 Z N" draw:text-areas="?f142 ?f144 ?f143 ?f145">
            <draw:equation draw:name="f0" draw:formula="0"/>
            <draw:equation draw:name="f1" draw:formula="1773"/>
            <draw:equation draw:name="f2" draw:formula="4320"/>
            <draw:equation draw:name="f3" draw:formula="891"/>
            <draw:equation draw:name="f4" draw:formula="906"/>
            <draw:equation draw:name="f5" draw:formula="56"/>
            <draw:equation draw:name="f6" draw:formula="921"/>
            <draw:equation draw:name="f7" draw:formula="111"/>
            <draw:equation draw:name="f8" draw:formula="938"/>
            <draw:equation draw:name="f9" draw:formula="165"/>
            <draw:equation draw:name="f10" draw:formula="957"/>
            <draw:equation draw:name="f11" draw:formula="217"/>
            <draw:equation draw:name="f12" draw:formula="980"/>
            <draw:equation draw:name="f13" draw:formula="266"/>
            <draw:equation draw:name="f14" draw:formula="1007"/>
            <draw:equation draw:name="f15" draw:formula="312"/>
            <draw:equation draw:name="f16" draw:formula="1036"/>
            <draw:equation draw:name="f17" draw:formula="351"/>
            <draw:equation draw:name="f18" draw:formula="1069"/>
            <draw:equation draw:name="f19" draw:formula="387"/>
            <draw:equation draw:name="f20" draw:formula="1105"/>
            <draw:equation draw:name="f21" draw:formula="422"/>
            <draw:equation draw:name="f22" draw:formula="1145"/>
            <draw:equation draw:name="f23" draw:formula="456"/>
            <draw:equation draw:name="f24" draw:formula="1185"/>
            <draw:equation draw:name="f25" draw:formula="487"/>
            <draw:equation draw:name="f26" draw:formula="1227"/>
            <draw:equation draw:name="f27" draw:formula="520"/>
            <draw:equation draw:name="f28" draw:formula="1270"/>
            <draw:equation draw:name="f29" draw:formula="551"/>
            <draw:equation draw:name="f30" draw:formula="1311"/>
            <draw:equation draw:name="f31" draw:formula="584"/>
            <draw:equation draw:name="f32" draw:formula="1352"/>
            <draw:equation draw:name="f33" draw:formula="617"/>
            <draw:equation draw:name="f34" draw:formula="1390"/>
            <draw:equation draw:name="f35" draw:formula="651"/>
            <draw:equation draw:name="f36" draw:formula="1425"/>
            <draw:equation draw:name="f37" draw:formula="687"/>
            <draw:equation draw:name="f38" draw:formula="1456"/>
            <draw:equation draw:name="f39" draw:formula="725"/>
            <draw:equation draw:name="f40" draw:formula="1484"/>
            <draw:equation draw:name="f41" draw:formula="765"/>
            <draw:equation draw:name="f42" draw:formula="1505"/>
            <draw:equation draw:name="f43" draw:formula="808"/>
            <draw:equation draw:name="f44" draw:formula="1521"/>
            <draw:equation draw:name="f45" draw:formula="856"/>
            <draw:equation draw:name="f46" draw:formula="1530"/>
            <draw:equation draw:name="f47" draw:formula="907"/>
            <draw:equation draw:name="f48" draw:formula="1534"/>
            <draw:equation draw:name="f49" draw:formula="960"/>
            <draw:equation draw:name="f50" draw:formula="1013"/>
            <draw:equation draw:name="f51" draw:formula="1068"/>
            <draw:equation draw:name="f52" draw:formula="1523"/>
            <draw:equation draw:name="f53" draw:formula="1125"/>
            <draw:equation draw:name="f54" draw:formula="1515"/>
            <draw:equation draw:name="f55" draw:formula="1181"/>
            <draw:equation draw:name="f56" draw:formula="1508"/>
            <draw:equation draw:name="f57" draw:formula="1237"/>
            <draw:equation draw:name="f58" draw:formula="1501"/>
            <draw:equation draw:name="f59" draw:formula="1293"/>
            <draw:equation draw:name="f60" draw:formula="1496"/>
            <draw:equation draw:name="f61" draw:formula="1350"/>
            <draw:equation draw:name="f62" draw:formula="1494"/>
            <draw:equation draw:name="f63" draw:formula="1405"/>
            <draw:equation draw:name="f64" draw:formula="1497"/>
            <draw:equation draw:name="f65" draw:formula="1458"/>
            <draw:equation draw:name="f66" draw:formula="1504"/>
            <draw:equation draw:name="f67" draw:formula="1511"/>
            <draw:equation draw:name="f68" draw:formula="1517"/>
            <draw:equation draw:name="f69" draw:formula="1560"/>
            <draw:equation draw:name="f70" draw:formula="1535"/>
            <draw:equation draw:name="f71" draw:formula="1610"/>
            <draw:equation draw:name="f72" draw:formula="1557"/>
            <draw:equation draw:name="f73" draw:formula="1659"/>
            <draw:equation draw:name="f74" draw:formula="1583"/>
            <draw:equation draw:name="f75" draw:formula="1708"/>
            <draw:equation draw:name="f76" draw:formula="1611"/>
            <draw:equation draw:name="f77" draw:formula="1757"/>
            <draw:equation draw:name="f78" draw:formula="1640"/>
            <draw:equation draw:name="f79" draw:formula="1807"/>
            <draw:equation draw:name="f80" draw:formula="1669"/>
            <draw:equation draw:name="f81" draw:formula="1855"/>
            <draw:equation draw:name="f82" draw:formula="1696"/>
            <draw:equation draw:name="f83" draw:formula="1905"/>
            <draw:equation draw:name="f84" draw:formula="1721"/>
            <draw:equation draw:name="f85" draw:formula="1954"/>
            <draw:equation draw:name="f86" draw:formula="1742"/>
            <draw:equation draw:name="f87" draw:formula="2006"/>
            <draw:equation draw:name="f88" draw:formula="1759"/>
            <draw:equation draw:name="f89" draw:formula="2057"/>
            <draw:equation draw:name="f90" draw:formula="1769"/>
            <draw:equation draw:name="f91" draw:formula="2108"/>
            <draw:equation draw:name="f92" draw:formula="2160"/>
            <draw:equation draw:name="f93" draw:formula="2212"/>
            <draw:equation draw:name="f94" draw:formula="2263"/>
            <draw:equation draw:name="f95" draw:formula="2314"/>
            <draw:equation draw:name="f96" draw:formula="2366"/>
            <draw:equation draw:name="f97" draw:formula="2415"/>
            <draw:equation draw:name="f98" draw:formula="2465"/>
            <draw:equation draw:name="f99" draw:formula="2513"/>
            <draw:equation draw:name="f100" draw:formula="2563"/>
            <draw:equation draw:name="f101" draw:formula="2612"/>
            <draw:equation draw:name="f102" draw:formula="2661"/>
            <draw:equation draw:name="f103" draw:formula="2710"/>
            <draw:equation draw:name="f104" draw:formula="2760"/>
            <draw:equation draw:name="f105" draw:formula="2809"/>
            <draw:equation draw:name="f106" draw:formula="2862"/>
            <draw:equation draw:name="f107" draw:formula="2915"/>
            <draw:equation draw:name="f108" draw:formula="2970"/>
            <draw:equation draw:name="f109" draw:formula="3027"/>
            <draw:equation draw:name="f110" draw:formula="3083"/>
            <draw:equation draw:name="f111" draw:formula="3139"/>
            <draw:equation draw:name="f112" draw:formula="3195"/>
            <draw:equation draw:name="f113" draw:formula="3252"/>
            <draw:equation draw:name="f114" draw:formula="3307"/>
            <draw:equation draw:name="f115" draw:formula="3360"/>
            <draw:equation draw:name="f116" draw:formula="3413"/>
            <draw:equation draw:name="f117" draw:formula="3464"/>
            <draw:equation draw:name="f118" draw:formula="3512"/>
            <draw:equation draw:name="f119" draw:formula="3555"/>
            <draw:equation draw:name="f120" draw:formula="3595"/>
            <draw:equation draw:name="f121" draw:formula="3633"/>
            <draw:equation draw:name="f122" draw:formula="3669"/>
            <draw:equation draw:name="f123" draw:formula="3703"/>
            <draw:equation draw:name="f124" draw:formula="3736"/>
            <draw:equation draw:name="f125" draw:formula="3769"/>
            <draw:equation draw:name="f126" draw:formula="3800"/>
            <draw:equation draw:name="f127" draw:formula="3833"/>
            <draw:equation draw:name="f128" draw:formula="3864"/>
            <draw:equation draw:name="f129" draw:formula="3898"/>
            <draw:equation draw:name="f130" draw:formula="3933"/>
            <draw:equation draw:name="f131" draw:formula="3969"/>
            <draw:equation draw:name="f132" draw:formula="4008"/>
            <draw:equation draw:name="f133" draw:formula="4054"/>
            <draw:equation draw:name="f134" draw:formula="4103"/>
            <draw:equation draw:name="f135" draw:formula="4155"/>
            <draw:equation draw:name="f136" draw:formula="4209"/>
            <draw:equation draw:name="f137" draw:formula="4264"/>
            <draw:equation draw:name="f138" draw:formula="?f2 - ?f0"/>
            <draw:equation draw:name="f139" draw:formula="?f1 - ?f0"/>
            <draw:equation draw:name="f140" draw:formula="?f139 / 1773"/>
            <draw:equation draw:name="f141" draw:formula="?f138 / 4320"/>
            <draw:equation draw:name="f142" draw:formula="0 / ?f140"/>
            <draw:equation draw:name="f143" draw:formula="?f1 / ?f140"/>
            <draw:equation draw:name="f144" draw:formula="0 / ?f141"/>
            <draw:equation draw:name="f145" draw:formula="?f2 / ?f141"/>
          </draw:enhanced-geometry>
        </draw:custom-shape>
        <draw:custom-shape svg:x="0.95624in" svg:y="0in" svg:width="1.80035in" svg:height="7.5in" draw:id="id28" draw:style-name="a125" draw:name="Freeform 11">
          <svg:title>left scallop inline</svg:title>
          <svg:desc/>
          <text:p text:style-name="a124" text:class-names="" text:cond-style-name=""><text:span text:style-name="a123" text:class-names=""/></text:p>
          <draw:enhanced-geometry xmlns:dr3d="urn:oasis:names:tc:opendocument:xmlns:dr3d:1.0" draw:type="non-primitive" svg:viewBox="0 0 1037 4320" draw:enhanced-path="M ?f0 ?f0 L ?f3 ?f0 ?f4 ?f5 ?f6 ?f7 ?f8 ?f9 ?f10 ?f11 ?f12 ?f13 ?f14 ?f15 ?f16 ?f17 ?f18 ?f19 ?f20 ?f21 ?f22 ?f23 ?f24 ?f25 ?f26 ?f27 ?f28 ?f29 ?f30 ?f31 ?f32 ?f33 ?f34 ?f35 ?f36 ?f37 ?f38 ?f39 ?f40 ?f41 ?f42 ?f43 ?f44 ?f45 ?f46 ?f47 ?f48 ?f49 ?f50 ?f51 ?f52 ?f53 ?f41 ?f54 ?f55 ?f56 ?f57 ?f58 ?f59 ?f60 ?f61 ?f62 ?f63 ?f64 ?f65 ?f66 ?f63 ?f67 ?f68 ?f69 ?f70 ?f71 ?f72 ?f73 ?f74 ?f75 ?f76 ?f77 ?f78 ?f79 ?f80 ?f81 ?f82 ?f83 ?f84 ?f85 ?f86 ?f87 ?f88 ?f89 ?f90 ?f91 ?f1 ?f92 ?f90 ?f93 ?f88 ?f94 ?f86 ?f95 ?f84 ?f96 ?f82 ?f97 ?f80 ?f98 ?f78 ?f99 ?f76 ?f100 ?f74 ?f101 ?f72 ?f102 ?f70 ?f103 ?f68 ?f104 ?f63 ?f105 ?f65 ?f106 ?f63 ?f107 ?f61 ?f108 ?f59 ?f109 ?f57 ?f110 ?f55 ?f111 ?f41 ?f112 ?f52 ?f113 ?f50 ?f114 ?f48 ?f115 ?f46 ?f116 ?f44 ?f117 ?f42 ?f118 ?f40 ?f119 ?f38 ?f120 ?f36 ?f121 ?f34 ?f122 ?f32 ?f123 ?f30 ?f124 ?f28 ?f125 ?f26 ?f126 ?f24 ?f127 ?f22 ?f128 ?f20 ?f129 ?f18 ?f130 ?f16 ?f131 ?f14 ?f132 ?f12 ?f133 ?f10 ?f134 ?f8 ?f135 ?f6 ?f136 ?f4 ?f137 ?f3 ?f2 ?f0 ?f2 ?f138 ?f139 ?f140 ?f141 ?f142 ?f143 ?f144 ?f145 ?f146 ?f147 ?f148 ?f149 ?f150 ?f151 ?f152 ?f153 ?f154 ?f155 ?f156 ?f157 ?f158 ?f159 ?f160 ?f161 ?f162 ?f163 ?f164 ?f165 ?f166 ?f167 ?f168 ?f169 ?f170 ?f171 ?f172 ?f173 ?f174 ?f175 ?f176 ?f177 ?f178 ?f179 ?f180 ?f181 ?f182 ?f183 ?f184 ?f185 ?f186 ?f187 ?f188 ?f189 ?f182 ?f190 ?f191 ?f192 ?f193 ?f194 ?f195 ?f196 ?f178 ?f197 ?f198 ?f199 ?f200 ?f201 ?f34 ?f202 ?f191 ?f203 ?f204 ?f205 ?f206 ?f207 ?f208 ?f209 ?f210 ?f211 ?f212 ?f213 ?f214 ?f215 ?f50 ?f216 ?f217 ?f218 ?f219 ?f220 ?f221 ?f222 ?f223 ?f224 ?f225 ?f92 ?f223 ?f226 ?f221 ?f227 ?f219 ?f228 ?f217 ?f229 ?f50 ?f230 ?f214 ?f231 ?f212 ?f232 ?f210 ?f233 ?f208 ?f234 ?f206 ?f235 ?f204 ?f236 ?f191 ?f237 ?f34 ?f238 ?f200 ?f239 ?f198 ?f240 ?f178 ?f241 ?f195 ?f242 ?f193 ?f243 ?f191 ?f244 ?f182 ?f245 ?f188 ?f246 ?f186 ?f247 ?f184 ?f248 ?f182 ?f249 ?f180 ?f82 ?f178 ?f250 ?f176 ?f251 ?f174 ?f252 ?f172 ?f253 ?f170 ?f254 ?f168 ?f255 ?f166 ?f256 ?f164 ?f257 ?f162 ?f258 ?f160 ?f259 ?f158 ?f260 ?f156 ?f261 ?f154 ?f262 ?f152 ?f263 ?f150 ?f264 ?f148 ?f265 ?f146 ?f266 ?f144 ?f267 ?f142 ?f268 ?f140 ?f269 ?f138 ?f270 ?f0 ?f0 ?f0 ?f0 Z N" draw:text-areas="?f275 ?f277 ?f276 ?f278">
            <draw:equation draw:name="f0" draw:formula="0"/>
            <draw:equation draw:name="f1" draw:formula="1037"/>
            <draw:equation draw:name="f2" draw:formula="4320"/>
            <draw:equation draw:name="f3" draw:formula="171"/>
            <draw:equation draw:name="f4" draw:formula="188"/>
            <draw:equation draw:name="f5" draw:formula="55"/>
            <draw:equation draw:name="f6" draw:formula="204"/>
            <draw:equation draw:name="f7" draw:formula="110"/>
            <draw:equation draw:name="f8" draw:formula="220"/>
            <draw:equation draw:name="f9" draw:formula="166"/>
            <draw:equation draw:name="f10" draw:formula="234"/>
            <draw:equation draw:name="f11" draw:formula="223"/>
            <draw:equation draw:name="f12" draw:formula="251"/>
            <draw:equation draw:name="f13" draw:formula="278"/>
            <draw:equation draw:name="f14" draw:formula="269"/>
            <draw:equation draw:name="f15" draw:formula="331"/>
            <draw:equation draw:name="f16" draw:formula="292"/>
            <draw:equation draw:name="f17" draw:formula="381"/>
            <draw:equation draw:name="f18" draw:formula="319"/>
            <draw:equation draw:name="f19" draw:formula="427"/>
            <draw:equation draw:name="f20" draw:formula="349"/>
            <draw:equation draw:name="f21" draw:formula="466"/>
            <draw:equation draw:name="f22" draw:formula="382"/>
            <draw:equation draw:name="f23" draw:formula="503"/>
            <draw:equation draw:name="f24" draw:formula="420"/>
            <draw:equation draw:name="f25" draw:formula="537"/>
            <draw:equation draw:name="f26" draw:formula="460"/>
            <draw:equation draw:name="f27" draw:formula="571"/>
            <draw:equation draw:name="f28" draw:formula="502"/>
            <draw:equation draw:name="f29" draw:formula="603"/>
            <draw:equation draw:name="f30" draw:formula="544"/>
            <draw:equation draw:name="f31" draw:formula="635"/>
            <draw:equation draw:name="f32" draw:formula="587"/>
            <draw:equation draw:name="f33" draw:formula="668"/>
            <draw:equation draw:name="f34" draw:formula="628"/>
            <draw:equation draw:name="f35" draw:formula="700"/>
            <draw:equation draw:name="f36" draw:formula="667"/>
            <draw:equation draw:name="f37" draw:formula="734"/>
            <draw:equation draw:name="f38" draw:formula="703"/>
            <draw:equation draw:name="f39" draw:formula="771"/>
            <draw:equation draw:name="f40" draw:formula="736"/>
            <draw:equation draw:name="f41" draw:formula="808"/>
            <draw:equation draw:name="f42" draw:formula="763"/>
            <draw:equation draw:name="f43" draw:formula="848"/>
            <draw:equation draw:name="f44" draw:formula="786"/>
            <draw:equation draw:name="f45" draw:formula="893"/>
            <draw:equation draw:name="f46" draw:formula="800"/>
            <draw:equation draw:name="f47" draw:formula="937"/>
            <draw:equation draw:name="f48" draw:formula="809"/>
            <draw:equation draw:name="f49" draw:formula="986"/>
            <draw:equation draw:name="f50" draw:formula="813"/>
            <draw:equation draw:name="f51" draw:formula="1034"/>
            <draw:equation draw:name="f52" draw:formula="812"/>
            <draw:equation draw:name="f53" draw:formula="1085"/>
            <draw:equation draw:name="f54" draw:formula="1136"/>
            <draw:equation draw:name="f55" draw:formula="803"/>
            <draw:equation draw:name="f56" draw:formula="1189"/>
            <draw:equation draw:name="f57" draw:formula="796"/>
            <draw:equation draw:name="f58" draw:formula="1242"/>
            <draw:equation draw:name="f59" draw:formula="788"/>
            <draw:equation draw:name="f60" draw:formula="1295"/>
            <draw:equation draw:name="f61" draw:formula="782"/>
            <draw:equation draw:name="f62" draw:formula="1348"/>
            <draw:equation draw:name="f63" draw:formula="778"/>
            <draw:equation draw:name="f64" draw:formula="1401"/>
            <draw:equation draw:name="f65" draw:formula="775"/>
            <draw:equation draw:name="f66" draw:formula="1452"/>
            <draw:equation draw:name="f67" draw:formula="1502"/>
            <draw:equation draw:name="f68" draw:formula="784"/>
            <draw:equation draw:name="f69" draw:formula="1551"/>
            <draw:equation draw:name="f70" draw:formula="797"/>
            <draw:equation draw:name="f71" draw:formula="1602"/>
            <draw:equation draw:name="f72" draw:formula="817"/>
            <draw:equation draw:name="f73" draw:formula="1652"/>
            <draw:equation draw:name="f74" draw:formula="841"/>
            <draw:equation draw:name="f75" draw:formula="1702"/>
            <draw:equation draw:name="f76" draw:formula="868"/>
            <draw:equation draw:name="f77" draw:formula="1752"/>
            <draw:equation draw:name="f78" draw:formula="896"/>
            <draw:equation draw:name="f79" draw:formula="1801"/>
            <draw:equation draw:name="f80" draw:formula="926"/>
            <draw:equation draw:name="f81" draw:formula="1851"/>
            <draw:equation draw:name="f82" draw:formula="953"/>
            <draw:equation draw:name="f83" draw:formula="1901"/>
            <draw:equation draw:name="f84" draw:formula="980"/>
            <draw:equation draw:name="f85" draw:formula="1952"/>
            <draw:equation draw:name="f86" draw:formula="1003"/>
            <draw:equation draw:name="f87" draw:formula="2003"/>
            <draw:equation draw:name="f88" draw:formula="1021"/>
            <draw:equation draw:name="f89" draw:formula="2054"/>
            <draw:equation draw:name="f90" draw:formula="1031"/>
            <draw:equation draw:name="f91" draw:formula="2106"/>
            <draw:equation draw:name="f92" draw:formula="2160"/>
            <draw:equation draw:name="f93" draw:formula="2214"/>
            <draw:equation draw:name="f94" draw:formula="2266"/>
            <draw:equation draw:name="f95" draw:formula="2317"/>
            <draw:equation draw:name="f96" draw:formula="2368"/>
            <draw:equation draw:name="f97" draw:formula="2419"/>
            <draw:equation draw:name="f98" draw:formula="2469"/>
            <draw:equation draw:name="f99" draw:formula="2519"/>
            <draw:equation draw:name="f100" draw:formula="2568"/>
            <draw:equation draw:name="f101" draw:formula="2618"/>
            <draw:equation draw:name="f102" draw:formula="2668"/>
            <draw:equation draw:name="f103" draw:formula="2718"/>
            <draw:equation draw:name="f104" draw:formula="2769"/>
            <draw:equation draw:name="f105" draw:formula="2818"/>
            <draw:equation draw:name="f106" draw:formula="2868"/>
            <draw:equation draw:name="f107" draw:formula="2919"/>
            <draw:equation draw:name="f108" draw:formula="2972"/>
            <draw:equation draw:name="f109" draw:formula="3025"/>
            <draw:equation draw:name="f110" draw:formula="3078"/>
            <draw:equation draw:name="f111" draw:formula="3131"/>
            <draw:equation draw:name="f112" draw:formula="3184"/>
            <draw:equation draw:name="f113" draw:formula="3235"/>
            <draw:equation draw:name="f114" draw:formula="3286"/>
            <draw:equation draw:name="f115" draw:formula="3334"/>
            <draw:equation draw:name="f116" draw:formula="3383"/>
            <draw:equation draw:name="f117" draw:formula="3427"/>
            <draw:equation draw:name="f118" draw:formula="3472"/>
            <draw:equation draw:name="f119" draw:formula="3512"/>
            <draw:equation draw:name="f120" draw:formula="3549"/>
            <draw:equation draw:name="f121" draw:formula="3586"/>
            <draw:equation draw:name="f122" draw:formula="3620"/>
            <draw:equation draw:name="f123" draw:formula="3652"/>
            <draw:equation draw:name="f124" draw:formula="3685"/>
            <draw:equation draw:name="f125" draw:formula="3717"/>
            <draw:equation draw:name="f126" draw:formula="3749"/>
            <draw:equation draw:name="f127" draw:formula="3783"/>
            <draw:equation draw:name="f128" draw:formula="3817"/>
            <draw:equation draw:name="f129" draw:formula="3854"/>
            <draw:equation draw:name="f130" draw:formula="3893"/>
            <draw:equation draw:name="f131" draw:formula="3939"/>
            <draw:equation draw:name="f132" draw:formula="3989"/>
            <draw:equation draw:name="f133" draw:formula="4042"/>
            <draw:equation draw:name="f134" draw:formula="4097"/>
            <draw:equation draw:name="f135" draw:formula="4154"/>
            <draw:equation draw:name="f136" draw:formula="4210"/>
            <draw:equation draw:name="f137" draw:formula="4265"/>
            <draw:equation draw:name="f138" draw:formula="17"/>
            <draw:equation draw:name="f139" draw:formula="4278"/>
            <draw:equation draw:name="f140" draw:formula="33"/>
            <draw:equation draw:name="f141" draw:formula="4232"/>
            <draw:equation draw:name="f142" draw:formula="46"/>
            <draw:equation draw:name="f143" draw:formula="4183"/>
            <draw:equation draw:name="f144" draw:formula="60"/>
            <draw:equation draw:name="f145" draw:formula="4131"/>
            <draw:equation draw:name="f146" draw:formula="75"/>
            <draw:equation draw:name="f147" draw:formula="4075"/>
            <draw:equation draw:name="f148" draw:formula="90"/>
            <draw:equation draw:name="f149" draw:formula="4019"/>
            <draw:equation draw:name="f150" draw:formula="109"/>
            <draw:equation draw:name="f151" draw:formula="3964"/>
            <draw:equation draw:name="f152" draw:formula="129"/>
            <draw:equation draw:name="f153" draw:formula="3909"/>
            <draw:equation draw:name="f154" draw:formula="156"/>
            <draw:equation draw:name="f155" draw:formula="3855"/>
            <draw:equation draw:name="f156" draw:formula="186"/>
            <draw:equation draw:name="f157" draw:formula="3804"/>
            <draw:equation draw:name="f158" draw:formula="222"/>
            <draw:equation draw:name="f159" draw:formula="3756"/>
            <draw:equation draw:name="f160" draw:formula="261"/>
            <draw:equation draw:name="f161" draw:formula="3713"/>
            <draw:equation draw:name="f162" draw:formula="303"/>
            <draw:equation draw:name="f163" draw:formula="3672"/>
            <draw:equation draw:name="f164" draw:formula="348"/>
            <draw:equation draw:name="f165" draw:formula="3634"/>
            <draw:equation draw:name="f166" draw:formula="392"/>
            <draw:equation draw:name="f167" draw:formula="3599"/>
            <draw:equation draw:name="f168" draw:formula="438"/>
            <draw:equation draw:name="f169" draw:formula="3565"/>
            <draw:equation draw:name="f170" draw:formula="482"/>
            <draw:equation draw:name="f171" draw:formula="3531"/>
            <draw:equation draw:name="f172" draw:formula="523"/>
            <draw:equation draw:name="f173" draw:formula="3499"/>
            <draw:equation draw:name="f174" draw:formula="561"/>
            <draw:equation draw:name="f175" draw:formula="3466"/>
            <draw:equation draw:name="f176" draw:formula="594"/>
            <draw:equation draw:name="f177" draw:formula="3434"/>
            <draw:equation draw:name="f178" draw:formula="620"/>
            <draw:equation draw:name="f179" draw:formula="3400"/>
            <draw:equation draw:name="f180" draw:formula="638"/>
            <draw:equation draw:name="f181" draw:formula="3367"/>
            <draw:equation draw:name="f182" draw:formula="647"/>
            <draw:equation draw:name="f183" draw:formula="3336"/>
            <draw:equation draw:name="f184" draw:formula="652"/>
            <draw:equation draw:name="f185" draw:formula="3302"/>
            <draw:equation draw:name="f186" draw:formula="654"/>
            <draw:equation draw:name="f187" draw:formula="3265"/>
            <draw:equation draw:name="f188" draw:formula="651"/>
            <draw:equation draw:name="f189" draw:formula="3224"/>
            <draw:equation draw:name="f190" draw:formula="3181"/>
            <draw:equation draw:name="f191" draw:formula="642"/>
            <draw:equation draw:name="f192" draw:formula="3137"/>
            <draw:equation draw:name="f193" draw:formula="637"/>
            <draw:equation draw:name="f194" draw:formula="3091"/>
            <draw:equation draw:name="f195" draw:formula="626"/>
            <draw:equation draw:name="f196" draw:formula="3021"/>
            <draw:equation draw:name="f197" draw:formula="2952"/>
            <draw:equation draw:name="f198" draw:formula="616"/>
            <draw:equation draw:name="f199" draw:formula="2881"/>
            <draw:equation draw:name="f200" draw:formula="618"/>
            <draw:equation draw:name="f201" draw:formula="2809"/>
            <draw:equation draw:name="f202" draw:formula="2737"/>
            <draw:equation draw:name="f203" draw:formula="2681"/>
            <draw:equation draw:name="f204" draw:formula="661"/>
            <draw:equation draw:name="f205" draw:formula="2626"/>
            <draw:equation draw:name="f206" draw:formula="685"/>
            <draw:equation draw:name="f207" draw:formula="2574"/>
            <draw:equation draw:name="f208" draw:formula="711"/>
            <draw:equation draw:name="f209" draw:formula="2521"/>
            <draw:equation draw:name="f210" draw:formula="739"/>
            <draw:equation draw:name="f211" draw:formula="2472"/>
            <draw:equation draw:name="f212" draw:formula="767"/>
            <draw:equation draw:name="f213" draw:formula="2423"/>
            <draw:equation draw:name="f214" draw:formula="791"/>
            <draw:equation draw:name="f215" draw:formula="2381"/>
            <draw:equation draw:name="f216" draw:formula="2342"/>
            <draw:equation draw:name="f217" draw:formula="834"/>
            <draw:equation draw:name="f218" draw:formula="2303"/>
            <draw:equation draw:name="f219" draw:formula="851"/>
            <draw:equation draw:name="f220" draw:formula="2265"/>
            <draw:equation draw:name="f221" draw:formula="864"/>
            <draw:equation draw:name="f222" draw:formula="2228"/>
            <draw:equation draw:name="f223" draw:formula="873"/>
            <draw:equation draw:name="f224" draw:formula="2194"/>
            <draw:equation draw:name="f225" draw:formula="876"/>
            <draw:equation draw:name="f226" draw:formula="2126"/>
            <draw:equation draw:name="f227" draw:formula="2092"/>
            <draw:equation draw:name="f228" draw:formula="2055"/>
            <draw:equation draw:name="f229" draw:formula="2017"/>
            <draw:equation draw:name="f230" draw:formula="1978"/>
            <draw:equation draw:name="f231" draw:formula="1939"/>
            <draw:equation draw:name="f232" draw:formula="1897"/>
            <draw:equation draw:name="f233" draw:formula="1848"/>
            <draw:equation draw:name="f234" draw:formula="1799"/>
            <draw:equation draw:name="f235" draw:formula="1746"/>
            <draw:equation draw:name="f236" draw:formula="1694"/>
            <draw:equation draw:name="f237" draw:formula="1639"/>
            <draw:equation draw:name="f238" draw:formula="1583"/>
            <draw:equation draw:name="f239" draw:formula="1511"/>
            <draw:equation draw:name="f240" draw:formula="1439"/>
            <draw:equation draw:name="f241" draw:formula="1368"/>
            <draw:equation draw:name="f242" draw:formula="1299"/>
            <draw:equation draw:name="f243" draw:formula="1229"/>
            <draw:equation draw:name="f244" draw:formula="1183"/>
            <draw:equation draw:name="f245" draw:formula="1139"/>
            <draw:equation draw:name="f246" draw:formula="1096"/>
            <draw:equation draw:name="f247" draw:formula="1055"/>
            <draw:equation draw:name="f248" draw:formula="1018"/>
            <draw:equation draw:name="f249" draw:formula="984"/>
            <draw:equation draw:name="f250" draw:formula="920"/>
            <draw:equation draw:name="f251" draw:formula="886"/>
            <draw:equation draw:name="f252" draw:formula="854"/>
            <draw:equation draw:name="f253" draw:formula="822"/>
            <draw:equation draw:name="f254" draw:formula="789"/>
            <draw:equation draw:name="f255" draw:formula="755"/>
            <draw:equation draw:name="f256" draw:formula="721"/>
            <draw:equation draw:name="f257" draw:formula="686"/>
            <draw:equation draw:name="f258" draw:formula="648"/>
            <draw:equation draw:name="f259" draw:formula="607"/>
            <draw:equation draw:name="f260" draw:formula="564"/>
            <draw:equation draw:name="f261" draw:formula="516"/>
            <draw:equation draw:name="f262" draw:formula="465"/>
            <draw:equation draw:name="f263" draw:formula="411"/>
            <draw:equation draw:name="f264" draw:formula="356"/>
            <draw:equation draw:name="f265" draw:formula="301"/>
            <draw:equation draw:name="f266" draw:formula="245"/>
            <draw:equation draw:name="f267" draw:formula="189"/>
            <draw:equation draw:name="f268" draw:formula="137"/>
            <draw:equation draw:name="f269" draw:formula="88"/>
            <draw:equation draw:name="f270" draw:formula="42"/>
            <draw:equation draw:name="f271" draw:formula="?f2 - ?f0"/>
            <draw:equation draw:name="f272" draw:formula="?f1 - ?f0"/>
            <draw:equation draw:name="f273" draw:formula="?f272 / 1037"/>
            <draw:equation draw:name="f274" draw:formula="?f271 / 4320"/>
            <draw:equation draw:name="f275" draw:formula="0 / ?f273"/>
            <draw:equation draw:name="f276" draw:formula="?f1 / ?f273"/>
            <draw:equation draw:name="f277" draw:formula="0 / ?f274"/>
            <draw:equation draw:name="f278" draw:formula="?f2 / ?f274"/>
          </draw:enhanced-geometry>
        </draw:custom-shape>
      </draw:g>
    </style:master-page>
    <style:master-page style:name="Master1-Layout4-twoObj-Dos-objetos" style:page-layout-name="pageLayout1" draw:style-name="a126">
      <draw:custom-shape svg:x="0in" svg:y="0in" svg:width="0.96875in" svg:height="7.5in" draw:id="id29" draw:layer="Master1-bg" draw:style-name="a129" draw:name="Freeform 6">
        <svg:title>Left scallop edge</svg:title>
        <svg:desc/>
        <text:p text:style-name="a128" text:class-names="" text:cond-style-name=""><text:span text:style-name="a127" text:class-names=""/></text:p>
        <draw:enhanced-geometry xmlns:dr3d="urn:oasis:names:tc:opendocument:xmlns:dr3d:1.0" draw:type="non-primitive" svg:viewBox="0 0 558 4320" draw:enhanced-path="M ?f0 ?f0 L ?f3 ?f0 ?f4 ?f5 ?f6 ?f7 ?f8 ?f9 ?f10 ?f11 ?f12 ?f13 ?f14 ?f15 ?f16 ?f17 ?f18 ?f19 ?f20 ?f21 ?f22 ?f23 ?f24 ?f25 ?f26 ?f27 ?f28 ?f29 ?f1 ?f30 ?f28 ?f31 ?f26 ?f32 ?f24 ?f33 ?f22 ?f34 ?f20 ?f35 ?f18 ?f36 ?f16 ?f37 ?f14 ?f38 ?f12 ?f39 ?f10 ?f40 ?f8 ?f41 ?f6 ?f42 ?f4 ?f43 ?f3 ?f44 ?f4 ?f45 ?f6 ?f46 ?f8 ?f47 ?f10 ?f48 ?f12 ?f49 ?f14 ?f50 ?f16 ?f51 ?f18 ?f52 ?f20 ?f53 ?f22 ?f54 ?f24 ?f55 ?f26 ?f56 ?f28 ?f57 ?f1 ?f58 ?f28 ?f59 ?f26 ?f60 ?f24 ?f61 ?f22 ?f62 ?f20 ?f63 ?f18 ?f64 ?f16 ?f65 ?f14 ?f66 ?f12 ?f67 ?f10 ?f68 ?f8 ?f69 ?f6 ?f70 ?f4 ?f71 ?f3 ?f72 ?f4 ?f73 ?f6 ?f74 ?f8 ?f75 ?f10 ?f76 ?f12 ?f77 ?f14 ?f78 ?f16 ?f79 ?f18 ?f80 ?f20 ?f81 ?f22 ?f82 ?f24 ?f83 ?f26 ?f84 ?f28 ?f85 ?f1 ?f86 ?f28 ?f87 ?f26 ?f88 ?f24 ?f89 ?f22 ?f90 ?f20 ?f91 ?f18 ?f92 ?f16 ?f93 ?f14 ?f94 ?f12 ?f95 ?f10 ?f96 ?f8 ?f97 ?f6 ?f98 ?f4 ?f99 ?f3 ?f100 ?f4 ?f101 ?f6 ?f102 ?f8 ?f103 ?f10 ?f104 ?f12 ?f105 ?f14 ?f106 ?f18 ?f107 ?f20 ?f108 ?f22 ?f109 ?f24 ?f110 ?f26 ?f111 ?f28 ?f112 ?f1 ?f113 ?f28 ?f114 ?f26 ?f115 ?f24 ?f116 ?f22 ?f117 ?f20 ?f118 ?f18 ?f119 ?f16 ?f120 ?f14 ?f121 ?f12 ?f122 ?f10 ?f123 ?f8 ?f124 ?f6 ?f125 ?f4 ?f126 ?f3 ?f127 ?f4 ?f128 ?f6 ?f129 ?f8 ?f130 ?f10 ?f131 ?f12 ?f132 ?f14 ?f133 ?f16 ?f134 ?f18 ?f135 ?f20 ?f136 ?f22 ?f137 ?f24 ?f138 ?f26 ?f139 ?f28 ?f140 ?f1 ?f141 ?f28 ?f142 ?f26 ?f143 ?f24 ?f144 ?f22 ?f145 ?f20 ?f146 ?f18 ?f147 ?f16 ?f148 ?f14 ?f149 ?f12 ?f150 ?f10 ?f151 ?f8 ?f152 ?f6 ?f153 ?f4 ?f154 ?f3 ?f2 ?f0 ?f2 ?f0 ?f0 Z N" draw:text-areas="?f159 ?f161 ?f160 ?f162">
          <draw:equation draw:name="f0" draw:formula="0"/>
          <draw:equation draw:name="f1" draw:formula="558"/>
          <draw:equation draw:name="f2" draw:formula="4320"/>
          <draw:equation draw:name="f3" draw:formula="447"/>
          <draw:equation draw:name="f4" draw:formula="448"/>
          <draw:equation draw:name="f5" draw:formula="43"/>
          <draw:equation draw:name="f6" draw:formula="453"/>
          <draw:equation draw:name="f7" draw:formula="81"/>
          <draw:equation draw:name="f8" draw:formula="460"/>
          <draw:equation draw:name="f9" draw:formula="114"/>
          <draw:equation draw:name="f10" draw:formula="469"/>
          <draw:equation draw:name="f11" draw:formula="143"/>
          <draw:equation draw:name="f12" draw:formula="479"/>
          <draw:equation draw:name="f13" draw:formula="169"/>
          <draw:equation draw:name="f14" draw:formula="491"/>
          <draw:equation draw:name="f15" draw:formula="192"/>
          <draw:equation draw:name="f16" draw:formula="503"/>
          <draw:equation draw:name="f17" draw:formula="216"/>
          <draw:equation draw:name="f18" draw:formula="515"/>
          <draw:equation draw:name="f19" draw:formula="240"/>
          <draw:equation draw:name="f20" draw:formula="525"/>
          <draw:equation draw:name="f21" draw:formula="263"/>
          <draw:equation draw:name="f22" draw:formula="535"/>
          <draw:equation draw:name="f23" draw:formula="289"/>
          <draw:equation draw:name="f24" draw:formula="545"/>
          <draw:equation draw:name="f25" draw:formula="318"/>
          <draw:equation draw:name="f26" draw:formula="552"/>
          <draw:equation draw:name="f27" draw:formula="351"/>
          <draw:equation draw:name="f28" draw:formula="556"/>
          <draw:equation draw:name="f29" draw:formula="389"/>
          <draw:equation draw:name="f30" draw:formula="432"/>
          <draw:equation draw:name="f31" draw:formula="475"/>
          <draw:equation draw:name="f32" draw:formula="513"/>
          <draw:equation draw:name="f33" draw:formula="546"/>
          <draw:equation draw:name="f34" draw:formula="575"/>
          <draw:equation draw:name="f35" draw:formula="601"/>
          <draw:equation draw:name="f36" draw:formula="624"/>
          <draw:equation draw:name="f37" draw:formula="648"/>
          <draw:equation draw:name="f38" draw:formula="672"/>
          <draw:equation draw:name="f39" draw:formula="695"/>
          <draw:equation draw:name="f40" draw:formula="721"/>
          <draw:equation draw:name="f41" draw:formula="750"/>
          <draw:equation draw:name="f42" draw:formula="783"/>
          <draw:equation draw:name="f43" draw:formula="821"/>
          <draw:equation draw:name="f44" draw:formula="864"/>
          <draw:equation draw:name="f45" draw:formula="907"/>
          <draw:equation draw:name="f46" draw:formula="945"/>
          <draw:equation draw:name="f47" draw:formula="978"/>
          <draw:equation draw:name="f48" draw:formula="1007"/>
          <draw:equation draw:name="f49" draw:formula="1033"/>
          <draw:equation draw:name="f50" draw:formula="1056"/>
          <draw:equation draw:name="f51" draw:formula="1080"/>
          <draw:equation draw:name="f52" draw:formula="1104"/>
          <draw:equation draw:name="f53" draw:formula="1127"/>
          <draw:equation draw:name="f54" draw:formula="1153"/>
          <draw:equation draw:name="f55" draw:formula="1182"/>
          <draw:equation draw:name="f56" draw:formula="1215"/>
          <draw:equation draw:name="f57" draw:formula="1253"/>
          <draw:equation draw:name="f58" draw:formula="1296"/>
          <draw:equation draw:name="f59" draw:formula="1339"/>
          <draw:equation draw:name="f60" draw:formula="1377"/>
          <draw:equation draw:name="f61" draw:formula="1410"/>
          <draw:equation draw:name="f62" draw:formula="1439"/>
          <draw:equation draw:name="f63" draw:formula="1465"/>
          <draw:equation draw:name="f64" draw:formula="1488"/>
          <draw:equation draw:name="f65" draw:formula="1512"/>
          <draw:equation draw:name="f66" draw:formula="1536"/>
          <draw:equation draw:name="f67" draw:formula="1559"/>
          <draw:equation draw:name="f68" draw:formula="1585"/>
          <draw:equation draw:name="f69" draw:formula="1614"/>
          <draw:equation draw:name="f70" draw:formula="1647"/>
          <draw:equation draw:name="f71" draw:formula="1685"/>
          <draw:equation draw:name="f72" draw:formula="1728"/>
          <draw:equation draw:name="f73" draw:formula="1771"/>
          <draw:equation draw:name="f74" draw:formula="1809"/>
          <draw:equation draw:name="f75" draw:formula="1842"/>
          <draw:equation draw:name="f76" draw:formula="1871"/>
          <draw:equation draw:name="f77" draw:formula="1897"/>
          <draw:equation draw:name="f78" draw:formula="1920"/>
          <draw:equation draw:name="f79" draw:formula="1944"/>
          <draw:equation draw:name="f80" draw:formula="1968"/>
          <draw:equation draw:name="f81" draw:formula="1991"/>
          <draw:equation draw:name="f82" draw:formula="2017"/>
          <draw:equation draw:name="f83" draw:formula="2046"/>
          <draw:equation draw:name="f84" draw:formula="2079"/>
          <draw:equation draw:name="f85" draw:formula="2117"/>
          <draw:equation draw:name="f86" draw:formula="2159"/>
          <draw:equation draw:name="f87" draw:formula="2203"/>
          <draw:equation draw:name="f88" draw:formula="2241"/>
          <draw:equation draw:name="f89" draw:formula="2274"/>
          <draw:equation draw:name="f90" draw:formula="2303"/>
          <draw:equation draw:name="f91" draw:formula="2329"/>
          <draw:equation draw:name="f92" draw:formula="2352"/>
          <draw:equation draw:name="f93" draw:formula="2376"/>
          <draw:equation draw:name="f94" draw:formula="2400"/>
          <draw:equation draw:name="f95" draw:formula="2423"/>
          <draw:equation draw:name="f96" draw:formula="2449"/>
          <draw:equation draw:name="f97" draw:formula="2478"/>
          <draw:equation draw:name="f98" draw:formula="2511"/>
          <draw:equation draw:name="f99" draw:formula="2549"/>
          <draw:equation draw:name="f100" draw:formula="2592"/>
          <draw:equation draw:name="f101" draw:formula="2635"/>
          <draw:equation draw:name="f102" draw:formula="2673"/>
          <draw:equation draw:name="f103" draw:formula="2706"/>
          <draw:equation draw:name="f104" draw:formula="2735"/>
          <draw:equation draw:name="f105" draw:formula="2761"/>
          <draw:equation draw:name="f106" draw:formula="2784"/>
          <draw:equation draw:name="f107" draw:formula="2832"/>
          <draw:equation draw:name="f108" draw:formula="2855"/>
          <draw:equation draw:name="f109" draw:formula="2881"/>
          <draw:equation draw:name="f110" draw:formula="2910"/>
          <draw:equation draw:name="f111" draw:formula="2943"/>
          <draw:equation draw:name="f112" draw:formula="2981"/>
          <draw:equation draw:name="f113" draw:formula="3024"/>
          <draw:equation draw:name="f114" draw:formula="3067"/>
          <draw:equation draw:name="f115" draw:formula="3105"/>
          <draw:equation draw:name="f116" draw:formula="3138"/>
          <draw:equation draw:name="f117" draw:formula="3167"/>
          <draw:equation draw:name="f118" draw:formula="3193"/>
          <draw:equation draw:name="f119" draw:formula="3216"/>
          <draw:equation draw:name="f120" draw:formula="3240"/>
          <draw:equation draw:name="f121" draw:formula="3264"/>
          <draw:equation draw:name="f122" draw:formula="3287"/>
          <draw:equation draw:name="f123" draw:formula="3313"/>
          <draw:equation draw:name="f124" draw:formula="3342"/>
          <draw:equation draw:name="f125" draw:formula="3375"/>
          <draw:equation draw:name="f126" draw:formula="3413"/>
          <draw:equation draw:name="f127" draw:formula="3456"/>
          <draw:equation draw:name="f128" draw:formula="3499"/>
          <draw:equation draw:name="f129" draw:formula="3537"/>
          <draw:equation draw:name="f130" draw:formula="3570"/>
          <draw:equation draw:name="f131" draw:formula="3599"/>
          <draw:equation draw:name="f132" draw:formula="3625"/>
          <draw:equation draw:name="f133" draw:formula="3648"/>
          <draw:equation draw:name="f134" draw:formula="3672"/>
          <draw:equation draw:name="f135" draw:formula="3696"/>
          <draw:equation draw:name="f136" draw:formula="3719"/>
          <draw:equation draw:name="f137" draw:formula="3745"/>
          <draw:equation draw:name="f138" draw:formula="3774"/>
          <draw:equation draw:name="f139" draw:formula="3807"/>
          <draw:equation draw:name="f140" draw:formula="3845"/>
          <draw:equation draw:name="f141" draw:formula="3888"/>
          <draw:equation draw:name="f142" draw:formula="3931"/>
          <draw:equation draw:name="f143" draw:formula="3969"/>
          <draw:equation draw:name="f144" draw:formula="4002"/>
          <draw:equation draw:name="f145" draw:formula="4031"/>
          <draw:equation draw:name="f146" draw:formula="4057"/>
          <draw:equation draw:name="f147" draw:formula="4080"/>
          <draw:equation draw:name="f148" draw:formula="4104"/>
          <draw:equation draw:name="f149" draw:formula="4128"/>
          <draw:equation draw:name="f150" draw:formula="4151"/>
          <draw:equation draw:name="f151" draw:formula="4177"/>
          <draw:equation draw:name="f152" draw:formula="4206"/>
          <draw:equation draw:name="f153" draw:formula="4239"/>
          <draw:equation draw:name="f154" draw:formula="4277"/>
          <draw:equation draw:name="f155" draw:formula="?f2 - ?f0"/>
          <draw:equation draw:name="f156" draw:formula="?f1 - ?f0"/>
          <draw:equation draw:name="f157" draw:formula="?f156 / 558"/>
          <draw:equation draw:name="f158" draw:formula="?f155 / 4320"/>
          <draw:equation draw:name="f159" draw:formula="0 / ?f157"/>
          <draw:equation draw:name="f160" draw:formula="?f1 / ?f157"/>
          <draw:equation draw:name="f161" draw:formula="0 / ?f158"/>
          <draw:equation draw:name="f162" draw:formula="?f2 / ?f158"/>
        </draw:enhanced-geometry>
      </draw:custom-shape>
      <draw:custom-shape svg:x="13.02333in" svg:y="0in" svg:width="0.31in" svg:height="7.5in" draw:id="id30" draw:layer="Master1-bg" draw:style-name="a132" draw:name="Rectangle 11">
        <svg:title>right edge border</svg:title>
        <svg:desc/>
        <text:p text:style-name="a131" text:class-names="" text:cond-style-name=""><text:span text:style-name="a130" text:class-names=""/></text:p>
        <draw:enhanced-geometry xmlns:dr3d="urn:oasis:names:tc:opendocument:xmlns:dr3d:1.0" draw:type="non-primitive" svg:viewBox="0 0 21600 21600" draw:enhanced-path="M 0 0 L 21600 0 21600 21600 0 21600 Z N"/>
      </draw:custom-shape>
      <draw:frame draw:id="id31" presentation:style-name="a136" draw:name="Title 1" svg:x="1.36885in" svg:y="0.41818in" svg:width="11.13115in" svg:height="1.63182in" presentation:class="title" presentation:placeholder="false">
        <draw:text-box>
          <text:p text:style-name="a135" text:class-names="" text:cond-style-name=""><text:span text:style-name="a133" text:class-names="">Haga clic para modificar el estilo de título del patrón</text:span><text:span text:style-name="a134" text:class-names=""/></text:p>
        </draw:text-box>
        <svg:title/>
        <svg:desc/>
      </draw:frame>
      <draw:frame draw:id="id32" presentation:style-name="a153" draw:name="Content Placeholder 2" svg:x="1.375in" svg:y="2.5in" svg:width="5.25in" svg:height="3.95833in" presentation:class="object" presentation:placeholder="false">
        <draw:text-box>
          <text:list text:style-name="a139">
            <text:list-item>
              <text:p text:style-name="a138" text:class-names="" text:cond-style-name=""><text:span text:style-name="a137" text:class-names="">Haga clic para modificar los estilos de texto del patrón</text:span></text:p>
            </text:list-item>
          </text:list>
          <text:list text:style-name="a142">
            <text:list-item>
              <text:list text:style-name="a142">
                <text:list-item>
                  <text:p text:style-name="a141" text:class-names="" text:cond-style-name=""><text:span text:style-name="a140" text:class-names="">Segundo nivel</text:span></text:p>
                </text:list-item>
              </text:list>
            </text:list-item>
          </text:list>
          <text:list text:style-name="a145">
            <text:list-item>
              <text:list text:style-name="a145">
                <text:list-item>
                  <text:list text:style-name="a145">
                    <text:list-item>
                      <text:p text:style-name="a144" text:class-names="" text:cond-style-name=""><text:span text:style-name="a143" text:class-names="">Tercer nivel</text:span></text:p>
                    </text:list-item>
                  </text:list>
                </text:list-item>
              </text:list>
            </text:list-item>
          </text:list>
          <text:list text:style-name="a148">
            <text:list-item>
              <text:list text:style-name="a148">
                <text:list-item>
                  <text:list text:style-name="a148">
                    <text:list-item>
                      <text:list text:style-name="a148">
                        <text:list-item>
                          <text:p text:style-name="a147" text:class-names="" text:cond-style-name=""><text:span text:style-name="a146" text:class-names="">Cuarto nivel</text:span></text:p>
                        </text:list-item>
                      </text:list>
                    </text:list-item>
                  </text:list>
                </text:list-item>
              </text:list>
            </text:list-item>
          </text:list>
          <text:list text:style-name="a152">
            <text:list-item>
              <text:list text:style-name="a152">
                <text:list-item>
                  <text:list text:style-name="a152">
                    <text:list-item>
                      <text:list text:style-name="a152">
                        <text:list-item>
                          <text:list text:style-name="a152">
                            <text:list-item>
                              <text:p text:style-name="a151" text:class-names="" text:cond-style-name=""><text:span text:style-name="a149" text:class-names="">Quinto nivel</text:span><text:span text:style-name="a150" text:class-names=""/></text:p>
                            </text:list-item>
                          </text:list>
                        </text:list-item>
                      </text:list>
                    </text:list-item>
                  </text:list>
                </text:list-item>
              </text:list>
            </text:list-item>
          </text:list>
        </draw:text-box>
        <svg:title/>
        <svg:desc/>
      </draw:frame>
      <draw:frame draw:id="id33" presentation:style-name="a170" draw:name="Content Placeholder 3" svg:x="7.27012in" svg:y="2.5in" svg:width="5.25in" svg:height="3.95833in" presentation:class="object" presentation:placeholder="false">
        <draw:text-box>
          <text:list text:style-name="a156">
            <text:list-item>
              <text:p text:style-name="a155" text:class-names="" text:cond-style-name=""><text:span text:style-name="a154" text:class-names="">Haga clic para modificar los estilos de texto del patrón</text:span></text:p>
            </text:list-item>
          </text:list>
          <text:list text:style-name="a159">
            <text:list-item>
              <text:list text:style-name="a159">
                <text:list-item>
                  <text:p text:style-name="a158" text:class-names="" text:cond-style-name=""><text:span text:style-name="a157" text:class-names="">Segundo nivel</text:span></text:p>
                </text:list-item>
              </text:list>
            </text:list-item>
          </text:list>
          <text:list text:style-name="a162">
            <text:list-item>
              <text:list text:style-name="a162">
                <text:list-item>
                  <text:list text:style-name="a162">
                    <text:list-item>
                      <text:p text:style-name="a161" text:class-names="" text:cond-style-name=""><text:span text:style-name="a160" text:class-names="">Tercer nivel</text:span></text:p>
                    </text:list-item>
                  </text:list>
                </text:list-item>
              </text:list>
            </text:list-item>
          </text:list>
          <text:list text:style-name="a165">
            <text:list-item>
              <text:list text:style-name="a165">
                <text:list-item>
                  <text:list text:style-name="a165">
                    <text:list-item>
                      <text:list text:style-name="a165">
                        <text:list-item>
                          <text:p text:style-name="a164" text:class-names="" text:cond-style-name=""><text:span text:style-name="a163" text:class-names="">Cuarto nivel</text:span></text:p>
                        </text:list-item>
                      </text:list>
                    </text:list-item>
                  </text:list>
                </text:list-item>
              </text:list>
            </text:list-item>
          </text:list>
          <text:list text:style-name="a169">
            <text:list-item>
              <text:list text:style-name="a169">
                <text:list-item>
                  <text:list text:style-name="a169">
                    <text:list-item>
                      <text:list text:style-name="a169">
                        <text:list-item>
                          <text:list text:style-name="a169">
                            <text:list-item>
                              <text:p text:style-name="a168" text:class-names="" text:cond-style-name=""><text:span text:style-name="a166" text:class-names="">Quinto nivel</text:span><text:span text:style-name="a167" text:class-names=""/></text:p>
                            </text:list-item>
                          </text:list>
                        </text:list-item>
                      </text:list>
                    </text:list-item>
                  </text:list>
                </text:list-item>
              </text:list>
            </text:list-item>
          </text:list>
        </draw:text-box>
        <svg:title/>
        <svg:desc/>
      </draw:frame>
      <draw:frame draw:id="id34" presentation:style-name="a174" draw:name="Date Placeholder 4" svg:x="1.36885in" svg:y="6.97253in" svg:width="2.54781in" svg:height="0.38108in" presentation:class="date-time" presentation:placeholder="false">
        <draw:text-box>
          <text:p text:style-name="a173" text:class-names="" text:cond-style-name=""><text:span text:style-name="a171" text:class-names=""><text:date text:fixed="false" style:data-style-name="a172">17/11/2025</text:date></text:span></text:p>
        </draw:text-box>
        <svg:title/>
        <svg:desc/>
      </draw:frame>
      <draw:frame draw:id="id35" presentation:style-name="a177" draw:name="Footer Placeholder 5" svg:x="4.41667in" svg:y="6.97253in" svg:width="4.5in" svg:height="0.37817in" presentation:class="footer" presentation:placeholder="false">
        <draw:text-box>
          <text:p text:style-name="a176" text:class-names="" text:cond-style-name=""><text:span text:style-name="a175" text:class-names=""/></text:p>
        </draw:text-box>
        <svg:title/>
        <svg:desc/>
      </draw:frame>
      <draw:frame draw:id="id36" presentation:style-name="a180" draw:name="Slide Number Placeholder 6" svg:x="9.41667in" svg:y="6.97253in" svg:width="3.08333in" svg:height="0.37817in" presentation:class="page-number" presentation:placeholder="false">
        <draw:text-box>
          <text:p text:style-name="a179" text:class-names="" text:cond-style-name=""><text:span text:style-name="a178" text:class-names=""><text:page-number style:num-format="1" text:fixed="false"/></text:span></text:p>
        </draw:text-box>
        <svg:title/>
        <svg:desc/>
      </draw:frame>
    </style:master-page>
    <style:master-page style:name="Master1-Layout5-twoTxTwoObj-Comparación" style:page-layout-name="pageLayout1" draw:style-name="a181">
      <draw:custom-shape svg:x="0in" svg:y="0in" svg:width="0.96875in" svg:height="7.5in" draw:id="id37" draw:layer="Master1-bg" draw:style-name="a184" draw:name="Freeform 6">
        <svg:title>Left scallop edge</svg:title>
        <svg:desc/>
        <text:p text:style-name="a183" text:class-names="" text:cond-style-name=""><text:span text:style-name="a182" text:class-names=""/></text:p>
        <draw:enhanced-geometry xmlns:dr3d="urn:oasis:names:tc:opendocument:xmlns:dr3d:1.0" draw:type="non-primitive" svg:viewBox="0 0 558 4320" draw:enhanced-path="M ?f0 ?f0 L ?f3 ?f0 ?f4 ?f5 ?f6 ?f7 ?f8 ?f9 ?f10 ?f11 ?f12 ?f13 ?f14 ?f15 ?f16 ?f17 ?f18 ?f19 ?f20 ?f21 ?f22 ?f23 ?f24 ?f25 ?f26 ?f27 ?f28 ?f29 ?f1 ?f30 ?f28 ?f31 ?f26 ?f32 ?f24 ?f33 ?f22 ?f34 ?f20 ?f35 ?f18 ?f36 ?f16 ?f37 ?f14 ?f38 ?f12 ?f39 ?f10 ?f40 ?f8 ?f41 ?f6 ?f42 ?f4 ?f43 ?f3 ?f44 ?f4 ?f45 ?f6 ?f46 ?f8 ?f47 ?f10 ?f48 ?f12 ?f49 ?f14 ?f50 ?f16 ?f51 ?f18 ?f52 ?f20 ?f53 ?f22 ?f54 ?f24 ?f55 ?f26 ?f56 ?f28 ?f57 ?f1 ?f58 ?f28 ?f59 ?f26 ?f60 ?f24 ?f61 ?f22 ?f62 ?f20 ?f63 ?f18 ?f64 ?f16 ?f65 ?f14 ?f66 ?f12 ?f67 ?f10 ?f68 ?f8 ?f69 ?f6 ?f70 ?f4 ?f71 ?f3 ?f72 ?f4 ?f73 ?f6 ?f74 ?f8 ?f75 ?f10 ?f76 ?f12 ?f77 ?f14 ?f78 ?f16 ?f79 ?f18 ?f80 ?f20 ?f81 ?f22 ?f82 ?f24 ?f83 ?f26 ?f84 ?f28 ?f85 ?f1 ?f86 ?f28 ?f87 ?f26 ?f88 ?f24 ?f89 ?f22 ?f90 ?f20 ?f91 ?f18 ?f92 ?f16 ?f93 ?f14 ?f94 ?f12 ?f95 ?f10 ?f96 ?f8 ?f97 ?f6 ?f98 ?f4 ?f99 ?f3 ?f100 ?f4 ?f101 ?f6 ?f102 ?f8 ?f103 ?f10 ?f104 ?f12 ?f105 ?f14 ?f106 ?f18 ?f107 ?f20 ?f108 ?f22 ?f109 ?f24 ?f110 ?f26 ?f111 ?f28 ?f112 ?f1 ?f113 ?f28 ?f114 ?f26 ?f115 ?f24 ?f116 ?f22 ?f117 ?f20 ?f118 ?f18 ?f119 ?f16 ?f120 ?f14 ?f121 ?f12 ?f122 ?f10 ?f123 ?f8 ?f124 ?f6 ?f125 ?f4 ?f126 ?f3 ?f127 ?f4 ?f128 ?f6 ?f129 ?f8 ?f130 ?f10 ?f131 ?f12 ?f132 ?f14 ?f133 ?f16 ?f134 ?f18 ?f135 ?f20 ?f136 ?f22 ?f137 ?f24 ?f138 ?f26 ?f139 ?f28 ?f140 ?f1 ?f141 ?f28 ?f142 ?f26 ?f143 ?f24 ?f144 ?f22 ?f145 ?f20 ?f146 ?f18 ?f147 ?f16 ?f148 ?f14 ?f149 ?f12 ?f150 ?f10 ?f151 ?f8 ?f152 ?f6 ?f153 ?f4 ?f154 ?f3 ?f2 ?f0 ?f2 ?f0 ?f0 Z N" draw:text-areas="?f159 ?f161 ?f160 ?f162">
          <draw:equation draw:name="f0" draw:formula="0"/>
          <draw:equation draw:name="f1" draw:formula="558"/>
          <draw:equation draw:name="f2" draw:formula="4320"/>
          <draw:equation draw:name="f3" draw:formula="447"/>
          <draw:equation draw:name="f4" draw:formula="448"/>
          <draw:equation draw:name="f5" draw:formula="43"/>
          <draw:equation draw:name="f6" draw:formula="453"/>
          <draw:equation draw:name="f7" draw:formula="81"/>
          <draw:equation draw:name="f8" draw:formula="460"/>
          <draw:equation draw:name="f9" draw:formula="114"/>
          <draw:equation draw:name="f10" draw:formula="469"/>
          <draw:equation draw:name="f11" draw:formula="143"/>
          <draw:equation draw:name="f12" draw:formula="479"/>
          <draw:equation draw:name="f13" draw:formula="169"/>
          <draw:equation draw:name="f14" draw:formula="491"/>
          <draw:equation draw:name="f15" draw:formula="192"/>
          <draw:equation draw:name="f16" draw:formula="503"/>
          <draw:equation draw:name="f17" draw:formula="216"/>
          <draw:equation draw:name="f18" draw:formula="515"/>
          <draw:equation draw:name="f19" draw:formula="240"/>
          <draw:equation draw:name="f20" draw:formula="525"/>
          <draw:equation draw:name="f21" draw:formula="263"/>
          <draw:equation draw:name="f22" draw:formula="535"/>
          <draw:equation draw:name="f23" draw:formula="289"/>
          <draw:equation draw:name="f24" draw:formula="545"/>
          <draw:equation draw:name="f25" draw:formula="318"/>
          <draw:equation draw:name="f26" draw:formula="552"/>
          <draw:equation draw:name="f27" draw:formula="351"/>
          <draw:equation draw:name="f28" draw:formula="556"/>
          <draw:equation draw:name="f29" draw:formula="389"/>
          <draw:equation draw:name="f30" draw:formula="432"/>
          <draw:equation draw:name="f31" draw:formula="475"/>
          <draw:equation draw:name="f32" draw:formula="513"/>
          <draw:equation draw:name="f33" draw:formula="546"/>
          <draw:equation draw:name="f34" draw:formula="575"/>
          <draw:equation draw:name="f35" draw:formula="601"/>
          <draw:equation draw:name="f36" draw:formula="624"/>
          <draw:equation draw:name="f37" draw:formula="648"/>
          <draw:equation draw:name="f38" draw:formula="672"/>
          <draw:equation draw:name="f39" draw:formula="695"/>
          <draw:equation draw:name="f40" draw:formula="721"/>
          <draw:equation draw:name="f41" draw:formula="750"/>
          <draw:equation draw:name="f42" draw:formula="783"/>
          <draw:equation draw:name="f43" draw:formula="821"/>
          <draw:equation draw:name="f44" draw:formula="864"/>
          <draw:equation draw:name="f45" draw:formula="907"/>
          <draw:equation draw:name="f46" draw:formula="945"/>
          <draw:equation draw:name="f47" draw:formula="978"/>
          <draw:equation draw:name="f48" draw:formula="1007"/>
          <draw:equation draw:name="f49" draw:formula="1033"/>
          <draw:equation draw:name="f50" draw:formula="1056"/>
          <draw:equation draw:name="f51" draw:formula="1080"/>
          <draw:equation draw:name="f52" draw:formula="1104"/>
          <draw:equation draw:name="f53" draw:formula="1127"/>
          <draw:equation draw:name="f54" draw:formula="1153"/>
          <draw:equation draw:name="f55" draw:formula="1182"/>
          <draw:equation draw:name="f56" draw:formula="1215"/>
          <draw:equation draw:name="f57" draw:formula="1253"/>
          <draw:equation draw:name="f58" draw:formula="1296"/>
          <draw:equation draw:name="f59" draw:formula="1339"/>
          <draw:equation draw:name="f60" draw:formula="1377"/>
          <draw:equation draw:name="f61" draw:formula="1410"/>
          <draw:equation draw:name="f62" draw:formula="1439"/>
          <draw:equation draw:name="f63" draw:formula="1465"/>
          <draw:equation draw:name="f64" draw:formula="1488"/>
          <draw:equation draw:name="f65" draw:formula="1512"/>
          <draw:equation draw:name="f66" draw:formula="1536"/>
          <draw:equation draw:name="f67" draw:formula="1559"/>
          <draw:equation draw:name="f68" draw:formula="1585"/>
          <draw:equation draw:name="f69" draw:formula="1614"/>
          <draw:equation draw:name="f70" draw:formula="1647"/>
          <draw:equation draw:name="f71" draw:formula="1685"/>
          <draw:equation draw:name="f72" draw:formula="1728"/>
          <draw:equation draw:name="f73" draw:formula="1771"/>
          <draw:equation draw:name="f74" draw:formula="1809"/>
          <draw:equation draw:name="f75" draw:formula="1842"/>
          <draw:equation draw:name="f76" draw:formula="1871"/>
          <draw:equation draw:name="f77" draw:formula="1897"/>
          <draw:equation draw:name="f78" draw:formula="1920"/>
          <draw:equation draw:name="f79" draw:formula="1944"/>
          <draw:equation draw:name="f80" draw:formula="1968"/>
          <draw:equation draw:name="f81" draw:formula="1991"/>
          <draw:equation draw:name="f82" draw:formula="2017"/>
          <draw:equation draw:name="f83" draw:formula="2046"/>
          <draw:equation draw:name="f84" draw:formula="2079"/>
          <draw:equation draw:name="f85" draw:formula="2117"/>
          <draw:equation draw:name="f86" draw:formula="2159"/>
          <draw:equation draw:name="f87" draw:formula="2203"/>
          <draw:equation draw:name="f88" draw:formula="2241"/>
          <draw:equation draw:name="f89" draw:formula="2274"/>
          <draw:equation draw:name="f90" draw:formula="2303"/>
          <draw:equation draw:name="f91" draw:formula="2329"/>
          <draw:equation draw:name="f92" draw:formula="2352"/>
          <draw:equation draw:name="f93" draw:formula="2376"/>
          <draw:equation draw:name="f94" draw:formula="2400"/>
          <draw:equation draw:name="f95" draw:formula="2423"/>
          <draw:equation draw:name="f96" draw:formula="2449"/>
          <draw:equation draw:name="f97" draw:formula="2478"/>
          <draw:equation draw:name="f98" draw:formula="2511"/>
          <draw:equation draw:name="f99" draw:formula="2549"/>
          <draw:equation draw:name="f100" draw:formula="2592"/>
          <draw:equation draw:name="f101" draw:formula="2635"/>
          <draw:equation draw:name="f102" draw:formula="2673"/>
          <draw:equation draw:name="f103" draw:formula="2706"/>
          <draw:equation draw:name="f104" draw:formula="2735"/>
          <draw:equation draw:name="f105" draw:formula="2761"/>
          <draw:equation draw:name="f106" draw:formula="2784"/>
          <draw:equation draw:name="f107" draw:formula="2832"/>
          <draw:equation draw:name="f108" draw:formula="2855"/>
          <draw:equation draw:name="f109" draw:formula="2881"/>
          <draw:equation draw:name="f110" draw:formula="2910"/>
          <draw:equation draw:name="f111" draw:formula="2943"/>
          <draw:equation draw:name="f112" draw:formula="2981"/>
          <draw:equation draw:name="f113" draw:formula="3024"/>
          <draw:equation draw:name="f114" draw:formula="3067"/>
          <draw:equation draw:name="f115" draw:formula="3105"/>
          <draw:equation draw:name="f116" draw:formula="3138"/>
          <draw:equation draw:name="f117" draw:formula="3167"/>
          <draw:equation draw:name="f118" draw:formula="3193"/>
          <draw:equation draw:name="f119" draw:formula="3216"/>
          <draw:equation draw:name="f120" draw:formula="3240"/>
          <draw:equation draw:name="f121" draw:formula="3264"/>
          <draw:equation draw:name="f122" draw:formula="3287"/>
          <draw:equation draw:name="f123" draw:formula="3313"/>
          <draw:equation draw:name="f124" draw:formula="3342"/>
          <draw:equation draw:name="f125" draw:formula="3375"/>
          <draw:equation draw:name="f126" draw:formula="3413"/>
          <draw:equation draw:name="f127" draw:formula="3456"/>
          <draw:equation draw:name="f128" draw:formula="3499"/>
          <draw:equation draw:name="f129" draw:formula="3537"/>
          <draw:equation draw:name="f130" draw:formula="3570"/>
          <draw:equation draw:name="f131" draw:formula="3599"/>
          <draw:equation draw:name="f132" draw:formula="3625"/>
          <draw:equation draw:name="f133" draw:formula="3648"/>
          <draw:equation draw:name="f134" draw:formula="3672"/>
          <draw:equation draw:name="f135" draw:formula="3696"/>
          <draw:equation draw:name="f136" draw:formula="3719"/>
          <draw:equation draw:name="f137" draw:formula="3745"/>
          <draw:equation draw:name="f138" draw:formula="3774"/>
          <draw:equation draw:name="f139" draw:formula="3807"/>
          <draw:equation draw:name="f140" draw:formula="3845"/>
          <draw:equation draw:name="f141" draw:formula="3888"/>
          <draw:equation draw:name="f142" draw:formula="3931"/>
          <draw:equation draw:name="f143" draw:formula="3969"/>
          <draw:equation draw:name="f144" draw:formula="4002"/>
          <draw:equation draw:name="f145" draw:formula="4031"/>
          <draw:equation draw:name="f146" draw:formula="4057"/>
          <draw:equation draw:name="f147" draw:formula="4080"/>
          <draw:equation draw:name="f148" draw:formula="4104"/>
          <draw:equation draw:name="f149" draw:formula="4128"/>
          <draw:equation draw:name="f150" draw:formula="4151"/>
          <draw:equation draw:name="f151" draw:formula="4177"/>
          <draw:equation draw:name="f152" draw:formula="4206"/>
          <draw:equation draw:name="f153" draw:formula="4239"/>
          <draw:equation draw:name="f154" draw:formula="4277"/>
          <draw:equation draw:name="f155" draw:formula="?f2 - ?f0"/>
          <draw:equation draw:name="f156" draw:formula="?f1 - ?f0"/>
          <draw:equation draw:name="f157" draw:formula="?f156 / 558"/>
          <draw:equation draw:name="f158" draw:formula="?f155 / 4320"/>
          <draw:equation draw:name="f159" draw:formula="0 / ?f157"/>
          <draw:equation draw:name="f160" draw:formula="?f1 / ?f157"/>
          <draw:equation draw:name="f161" draw:formula="0 / ?f158"/>
          <draw:equation draw:name="f162" draw:formula="?f2 / ?f158"/>
        </draw:enhanced-geometry>
      </draw:custom-shape>
      <draw:custom-shape svg:x="13.02333in" svg:y="0in" svg:width="0.31in" svg:height="7.5in" draw:id="id38" draw:layer="Master1-bg" draw:style-name="a187" draw:name="Rectangle 11">
        <svg:title>right edge border</svg:title>
        <svg:desc/>
        <text:p text:style-name="a186" text:class-names="" text:cond-style-name=""><text:span text:style-name="a185" text:class-names=""/></text:p>
        <draw:enhanced-geometry xmlns:dr3d="urn:oasis:names:tc:opendocument:xmlns:dr3d:1.0" draw:type="non-primitive" svg:viewBox="0 0 21600 21600" draw:enhanced-path="M 0 0 L 21600 0 21600 21600 0 21600 Z N"/>
      </draw:custom-shape>
      <draw:frame draw:id="id39" presentation:style-name="a191" draw:name="Title 1" svg:x="1.37in" svg:y="0.41667in" svg:width="11.125in" svg:height="1.63333in" presentation:class="title" presentation:placeholder="false">
        <draw:text-box>
          <text:p text:style-name="a190" text:class-names="" text:cond-style-name=""><text:span text:style-name="a188" text:class-names="">Haga clic para modificar el estilo de título del patrón</text:span><text:span text:style-name="a189" text:class-names=""/></text:p>
        </draw:text-box>
        <svg:title/>
        <svg:desc/>
      </draw:frame>
      <draw:frame draw:id="id40" presentation:style-name="a195" draw:name="Text Placeholder 2" svg:x="1.36885in" svg:y="2.40555in" svg:width="5.25in" svg:height="0.69174in" presentation:class="outline" presentation:placeholder="false">
        <draw:text-box>
          <text:list text:style-name="a194">
            <text:list-item>
              <text:p text:style-name="a193" text:class-names="" text:cond-style-name=""><text:span text:style-name="a192" text:class-names="">Haga clic para modificar los estilos de texto del patrón</text:span></text:p>
            </text:list-item>
          </text:list>
        </draw:text-box>
        <svg:title/>
        <svg:desc/>
      </draw:frame>
      <draw:frame draw:id="id41" presentation:style-name="a212" draw:name="Content Placeholder 3" svg:x="1.375in" svg:y="3.18143in" svg:width="5.25in" svg:height="3.2769in" presentation:class="object" presentation:placeholder="false">
        <draw:text-box>
          <text:list text:style-name="a198">
            <text:list-item>
              <text:p text:style-name="a197" text:class-names="" text:cond-style-name=""><text:span text:style-name="a196" text:class-names="">Haga clic para modificar los estilos de texto del patrón</text:span></text:p>
            </text:list-item>
          </text:list>
          <text:list text:style-name="a201">
            <text:list-item>
              <text:list text:style-name="a201">
                <text:list-item>
                  <text:p text:style-name="a200" text:class-names="" text:cond-style-name=""><text:span text:style-name="a199" text:class-names="">Segundo nivel</text:span></text:p>
                </text:list-item>
              </text:list>
            </text:list-item>
          </text:list>
          <text:list text:style-name="a204">
            <text:list-item>
              <text:list text:style-name="a204">
                <text:list-item>
                  <text:list text:style-name="a204">
                    <text:list-item>
                      <text:p text:style-name="a203" text:class-names="" text:cond-style-name=""><text:span text:style-name="a202" text:class-names="">Tercer nivel</text:span></text:p>
                    </text:list-item>
                  </text:list>
                </text:list-item>
              </text:list>
            </text:list-item>
          </text:list>
          <text:list text:style-name="a207">
            <text:list-item>
              <text:list text:style-name="a207">
                <text:list-item>
                  <text:list text:style-name="a207">
                    <text:list-item>
                      <text:list text:style-name="a207">
                        <text:list-item>
                          <text:p text:style-name="a206" text:class-names="" text:cond-style-name=""><text:span text:style-name="a205" text:class-names="">Cuarto nivel</text:span></text:p>
                        </text:list-item>
                      </text:list>
                    </text:list-item>
                  </text:list>
                </text:list-item>
              </text:list>
            </text:list-item>
          </text:list>
          <text:list text:style-name="a211">
            <text:list-item>
              <text:list text:style-name="a211">
                <text:list-item>
                  <text:list text:style-name="a211">
                    <text:list-item>
                      <text:list text:style-name="a211">
                        <text:list-item>
                          <text:list text:style-name="a211">
                            <text:list-item>
                              <text:p text:style-name="a210" text:class-names="" text:cond-style-name=""><text:span text:style-name="a208" text:class-names="">Quinto nivel</text:span><text:span text:style-name="a209" text:class-names=""/></text:p>
                            </text:list-item>
                          </text:list>
                        </text:list-item>
                      </text:list>
                    </text:list-item>
                  </text:list>
                </text:list-item>
              </text:list>
            </text:list-item>
          </text:list>
        </draw:text-box>
        <svg:title/>
        <svg:desc/>
      </draw:frame>
      <draw:frame draw:id="id42" presentation:style-name="a216" draw:name="Text Placeholder 4" svg:x="7.25488in" svg:y="2.40555in" svg:width="5.25in" svg:height="0.69174in" presentation:class="outline" presentation:placeholder="false">
        <draw:text-box>
          <text:list text:style-name="a215">
            <text:list-item>
              <text:p text:style-name="a214" text:class-names="" text:cond-style-name=""><text:span text:style-name="a213" text:class-names="">Haga clic para modificar los estilos de texto del patrón</text:span></text:p>
            </text:list-item>
          </text:list>
        </draw:text-box>
        <svg:title/>
        <svg:desc/>
      </draw:frame>
      <draw:frame draw:id="id43" presentation:style-name="a233" draw:name="Content Placeholder 5" svg:x="7.25488in" svg:y="3.18143in" svg:width="5.25in" svg:height="3.2769in" presentation:class="object" presentation:placeholder="false">
        <draw:text-box>
          <text:list text:style-name="a219">
            <text:list-item>
              <text:p text:style-name="a218" text:class-names="" text:cond-style-name=""><text:span text:style-name="a217" text:class-names="">Haga clic para modificar los estilos de texto del patrón</text:span></text:p>
            </text:list-item>
          </text:list>
          <text:list text:style-name="a222">
            <text:list-item>
              <text:list text:style-name="a222">
                <text:list-item>
                  <text:p text:style-name="a221" text:class-names="" text:cond-style-name=""><text:span text:style-name="a220" text:class-names="">Segundo nivel</text:span></text:p>
                </text:list-item>
              </text:list>
            </text:list-item>
          </text:list>
          <text:list text:style-name="a225">
            <text:list-item>
              <text:list text:style-name="a225">
                <text:list-item>
                  <text:list text:style-name="a225">
                    <text:list-item>
                      <text:p text:style-name="a224" text:class-names="" text:cond-style-name=""><text:span text:style-name="a223" text:class-names="">Tercer nivel</text:span></text:p>
                    </text:list-item>
                  </text:list>
                </text:list-item>
              </text:list>
            </text:list-item>
          </text:list>
          <text:list text:style-name="a228">
            <text:list-item>
              <text:list text:style-name="a228">
                <text:list-item>
                  <text:list text:style-name="a228">
                    <text:list-item>
                      <text:list text:style-name="a228">
                        <text:list-item>
                          <text:p text:style-name="a227" text:class-names="" text:cond-style-name=""><text:span text:style-name="a226" text:class-names="">Cuarto nivel</text:span></text:p>
                        </text:list-item>
                      </text:list>
                    </text:list-item>
                  </text:list>
                </text:list-item>
              </text:list>
            </text:list-item>
          </text:list>
          <text:list text:style-name="a232">
            <text:list-item>
              <text:list text:style-name="a232">
                <text:list-item>
                  <text:list text:style-name="a232">
                    <text:list-item>
                      <text:list text:style-name="a232">
                        <text:list-item>
                          <text:list text:style-name="a232">
                            <text:list-item>
                              <text:p text:style-name="a231" text:class-names="" text:cond-style-name=""><text:span text:style-name="a229" text:class-names="">Quinto nivel</text:span><text:span text:style-name="a230" text:class-names=""/></text:p>
                            </text:list-item>
                          </text:list>
                        </text:list-item>
                      </text:list>
                    </text:list-item>
                  </text:list>
                </text:list-item>
              </text:list>
            </text:list-item>
          </text:list>
        </draw:text-box>
        <svg:title/>
        <svg:desc/>
      </draw:frame>
      <draw:frame draw:id="id44" presentation:style-name="a237" draw:name="Date Placeholder 6" svg:x="1.36885in" svg:y="6.97253in" svg:width="2.54781in" svg:height="0.38108in" presentation:class="date-time" presentation:placeholder="false">
        <draw:text-box>
          <text:p text:style-name="a236" text:class-names="" text:cond-style-name=""><text:span text:style-name="a234" text:class-names=""><text:date text:fixed="false" style:data-style-name="a235">17/11/2025</text:date></text:span></text:p>
        </draw:text-box>
        <svg:title/>
        <svg:desc/>
      </draw:frame>
      <draw:frame draw:id="id45" presentation:style-name="a240" draw:name="Footer Placeholder 7" svg:x="4.41667in" svg:y="6.97253in" svg:width="4.5in" svg:height="0.37817in" presentation:class="footer" presentation:placeholder="false">
        <draw:text-box>
          <text:p text:style-name="a239" text:class-names="" text:cond-style-name=""><text:span text:style-name="a238" text:class-names=""/></text:p>
        </draw:text-box>
        <svg:title/>
        <svg:desc/>
      </draw:frame>
      <draw:frame draw:id="id46" presentation:style-name="a243" draw:name="Slide Number Placeholder 8" svg:x="9.41667in" svg:y="6.97253in" svg:width="3.08333in" svg:height="0.37817in" presentation:class="page-number" presentation:placeholder="false">
        <draw:text-box>
          <text:p text:style-name="a242" text:class-names="" text:cond-style-name=""><text:span text:style-name="a241" text:class-names=""><text:page-number style:num-format="1" text:fixed="false"/></text:span></text:p>
        </draw:text-box>
        <svg:title/>
        <svg:desc/>
      </draw:frame>
    </style:master-page>
    <style:master-page style:name="Master1-Layout6-titleOnly-Solo-el-título" style:page-layout-name="pageLayout1" draw:style-name="a244">
      <draw:custom-shape svg:x="0in" svg:y="0in" svg:width="0.96875in" svg:height="7.5in" draw:id="id47" draw:layer="Master1-bg" draw:style-name="a247" draw:name="Freeform 6">
        <svg:title>Left scallop edge</svg:title>
        <svg:desc/>
        <text:p text:style-name="a246" text:class-names="" text:cond-style-name=""><text:span text:style-name="a245" text:class-names=""/></text:p>
        <draw:enhanced-geometry xmlns:dr3d="urn:oasis:names:tc:opendocument:xmlns:dr3d:1.0" draw:type="non-primitive" svg:viewBox="0 0 558 4320" draw:enhanced-path="M ?f0 ?f0 L ?f3 ?f0 ?f4 ?f5 ?f6 ?f7 ?f8 ?f9 ?f10 ?f11 ?f12 ?f13 ?f14 ?f15 ?f16 ?f17 ?f18 ?f19 ?f20 ?f21 ?f22 ?f23 ?f24 ?f25 ?f26 ?f27 ?f28 ?f29 ?f1 ?f30 ?f28 ?f31 ?f26 ?f32 ?f24 ?f33 ?f22 ?f34 ?f20 ?f35 ?f18 ?f36 ?f16 ?f37 ?f14 ?f38 ?f12 ?f39 ?f10 ?f40 ?f8 ?f41 ?f6 ?f42 ?f4 ?f43 ?f3 ?f44 ?f4 ?f45 ?f6 ?f46 ?f8 ?f47 ?f10 ?f48 ?f12 ?f49 ?f14 ?f50 ?f16 ?f51 ?f18 ?f52 ?f20 ?f53 ?f22 ?f54 ?f24 ?f55 ?f26 ?f56 ?f28 ?f57 ?f1 ?f58 ?f28 ?f59 ?f26 ?f60 ?f24 ?f61 ?f22 ?f62 ?f20 ?f63 ?f18 ?f64 ?f16 ?f65 ?f14 ?f66 ?f12 ?f67 ?f10 ?f68 ?f8 ?f69 ?f6 ?f70 ?f4 ?f71 ?f3 ?f72 ?f4 ?f73 ?f6 ?f74 ?f8 ?f75 ?f10 ?f76 ?f12 ?f77 ?f14 ?f78 ?f16 ?f79 ?f18 ?f80 ?f20 ?f81 ?f22 ?f82 ?f24 ?f83 ?f26 ?f84 ?f28 ?f85 ?f1 ?f86 ?f28 ?f87 ?f26 ?f88 ?f24 ?f89 ?f22 ?f90 ?f20 ?f91 ?f18 ?f92 ?f16 ?f93 ?f14 ?f94 ?f12 ?f95 ?f10 ?f96 ?f8 ?f97 ?f6 ?f98 ?f4 ?f99 ?f3 ?f100 ?f4 ?f101 ?f6 ?f102 ?f8 ?f103 ?f10 ?f104 ?f12 ?f105 ?f14 ?f106 ?f18 ?f107 ?f20 ?f108 ?f22 ?f109 ?f24 ?f110 ?f26 ?f111 ?f28 ?f112 ?f1 ?f113 ?f28 ?f114 ?f26 ?f115 ?f24 ?f116 ?f22 ?f117 ?f20 ?f118 ?f18 ?f119 ?f16 ?f120 ?f14 ?f121 ?f12 ?f122 ?f10 ?f123 ?f8 ?f124 ?f6 ?f125 ?f4 ?f126 ?f3 ?f127 ?f4 ?f128 ?f6 ?f129 ?f8 ?f130 ?f10 ?f131 ?f12 ?f132 ?f14 ?f133 ?f16 ?f134 ?f18 ?f135 ?f20 ?f136 ?f22 ?f137 ?f24 ?f138 ?f26 ?f139 ?f28 ?f140 ?f1 ?f141 ?f28 ?f142 ?f26 ?f143 ?f24 ?f144 ?f22 ?f145 ?f20 ?f146 ?f18 ?f147 ?f16 ?f148 ?f14 ?f149 ?f12 ?f150 ?f10 ?f151 ?f8 ?f152 ?f6 ?f153 ?f4 ?f154 ?f3 ?f2 ?f0 ?f2 ?f0 ?f0 Z N" draw:text-areas="?f159 ?f161 ?f160 ?f162">
          <draw:equation draw:name="f0" draw:formula="0"/>
          <draw:equation draw:name="f1" draw:formula="558"/>
          <draw:equation draw:name="f2" draw:formula="4320"/>
          <draw:equation draw:name="f3" draw:formula="447"/>
          <draw:equation draw:name="f4" draw:formula="448"/>
          <draw:equation draw:name="f5" draw:formula="43"/>
          <draw:equation draw:name="f6" draw:formula="453"/>
          <draw:equation draw:name="f7" draw:formula="81"/>
          <draw:equation draw:name="f8" draw:formula="460"/>
          <draw:equation draw:name="f9" draw:formula="114"/>
          <draw:equation draw:name="f10" draw:formula="469"/>
          <draw:equation draw:name="f11" draw:formula="143"/>
          <draw:equation draw:name="f12" draw:formula="479"/>
          <draw:equation draw:name="f13" draw:formula="169"/>
          <draw:equation draw:name="f14" draw:formula="491"/>
          <draw:equation draw:name="f15" draw:formula="192"/>
          <draw:equation draw:name="f16" draw:formula="503"/>
          <draw:equation draw:name="f17" draw:formula="216"/>
          <draw:equation draw:name="f18" draw:formula="515"/>
          <draw:equation draw:name="f19" draw:formula="240"/>
          <draw:equation draw:name="f20" draw:formula="525"/>
          <draw:equation draw:name="f21" draw:formula="263"/>
          <draw:equation draw:name="f22" draw:formula="535"/>
          <draw:equation draw:name="f23" draw:formula="289"/>
          <draw:equation draw:name="f24" draw:formula="545"/>
          <draw:equation draw:name="f25" draw:formula="318"/>
          <draw:equation draw:name="f26" draw:formula="552"/>
          <draw:equation draw:name="f27" draw:formula="351"/>
          <draw:equation draw:name="f28" draw:formula="556"/>
          <draw:equation draw:name="f29" draw:formula="389"/>
          <draw:equation draw:name="f30" draw:formula="432"/>
          <draw:equation draw:name="f31" draw:formula="475"/>
          <draw:equation draw:name="f32" draw:formula="513"/>
          <draw:equation draw:name="f33" draw:formula="546"/>
          <draw:equation draw:name="f34" draw:formula="575"/>
          <draw:equation draw:name="f35" draw:formula="601"/>
          <draw:equation draw:name="f36" draw:formula="624"/>
          <draw:equation draw:name="f37" draw:formula="648"/>
          <draw:equation draw:name="f38" draw:formula="672"/>
          <draw:equation draw:name="f39" draw:formula="695"/>
          <draw:equation draw:name="f40" draw:formula="721"/>
          <draw:equation draw:name="f41" draw:formula="750"/>
          <draw:equation draw:name="f42" draw:formula="783"/>
          <draw:equation draw:name="f43" draw:formula="821"/>
          <draw:equation draw:name="f44" draw:formula="864"/>
          <draw:equation draw:name="f45" draw:formula="907"/>
          <draw:equation draw:name="f46" draw:formula="945"/>
          <draw:equation draw:name="f47" draw:formula="978"/>
          <draw:equation draw:name="f48" draw:formula="1007"/>
          <draw:equation draw:name="f49" draw:formula="1033"/>
          <draw:equation draw:name="f50" draw:formula="1056"/>
          <draw:equation draw:name="f51" draw:formula="1080"/>
          <draw:equation draw:name="f52" draw:formula="1104"/>
          <draw:equation draw:name="f53" draw:formula="1127"/>
          <draw:equation draw:name="f54" draw:formula="1153"/>
          <draw:equation draw:name="f55" draw:formula="1182"/>
          <draw:equation draw:name="f56" draw:formula="1215"/>
          <draw:equation draw:name="f57" draw:formula="1253"/>
          <draw:equation draw:name="f58" draw:formula="1296"/>
          <draw:equation draw:name="f59" draw:formula="1339"/>
          <draw:equation draw:name="f60" draw:formula="1377"/>
          <draw:equation draw:name="f61" draw:formula="1410"/>
          <draw:equation draw:name="f62" draw:formula="1439"/>
          <draw:equation draw:name="f63" draw:formula="1465"/>
          <draw:equation draw:name="f64" draw:formula="1488"/>
          <draw:equation draw:name="f65" draw:formula="1512"/>
          <draw:equation draw:name="f66" draw:formula="1536"/>
          <draw:equation draw:name="f67" draw:formula="1559"/>
          <draw:equation draw:name="f68" draw:formula="1585"/>
          <draw:equation draw:name="f69" draw:formula="1614"/>
          <draw:equation draw:name="f70" draw:formula="1647"/>
          <draw:equation draw:name="f71" draw:formula="1685"/>
          <draw:equation draw:name="f72" draw:formula="1728"/>
          <draw:equation draw:name="f73" draw:formula="1771"/>
          <draw:equation draw:name="f74" draw:formula="1809"/>
          <draw:equation draw:name="f75" draw:formula="1842"/>
          <draw:equation draw:name="f76" draw:formula="1871"/>
          <draw:equation draw:name="f77" draw:formula="1897"/>
          <draw:equation draw:name="f78" draw:formula="1920"/>
          <draw:equation draw:name="f79" draw:formula="1944"/>
          <draw:equation draw:name="f80" draw:formula="1968"/>
          <draw:equation draw:name="f81" draw:formula="1991"/>
          <draw:equation draw:name="f82" draw:formula="2017"/>
          <draw:equation draw:name="f83" draw:formula="2046"/>
          <draw:equation draw:name="f84" draw:formula="2079"/>
          <draw:equation draw:name="f85" draw:formula="2117"/>
          <draw:equation draw:name="f86" draw:formula="2159"/>
          <draw:equation draw:name="f87" draw:formula="2203"/>
          <draw:equation draw:name="f88" draw:formula="2241"/>
          <draw:equation draw:name="f89" draw:formula="2274"/>
          <draw:equation draw:name="f90" draw:formula="2303"/>
          <draw:equation draw:name="f91" draw:formula="2329"/>
          <draw:equation draw:name="f92" draw:formula="2352"/>
          <draw:equation draw:name="f93" draw:formula="2376"/>
          <draw:equation draw:name="f94" draw:formula="2400"/>
          <draw:equation draw:name="f95" draw:formula="2423"/>
          <draw:equation draw:name="f96" draw:formula="2449"/>
          <draw:equation draw:name="f97" draw:formula="2478"/>
          <draw:equation draw:name="f98" draw:formula="2511"/>
          <draw:equation draw:name="f99" draw:formula="2549"/>
          <draw:equation draw:name="f100" draw:formula="2592"/>
          <draw:equation draw:name="f101" draw:formula="2635"/>
          <draw:equation draw:name="f102" draw:formula="2673"/>
          <draw:equation draw:name="f103" draw:formula="2706"/>
          <draw:equation draw:name="f104" draw:formula="2735"/>
          <draw:equation draw:name="f105" draw:formula="2761"/>
          <draw:equation draw:name="f106" draw:formula="2784"/>
          <draw:equation draw:name="f107" draw:formula="2832"/>
          <draw:equation draw:name="f108" draw:formula="2855"/>
          <draw:equation draw:name="f109" draw:formula="2881"/>
          <draw:equation draw:name="f110" draw:formula="2910"/>
          <draw:equation draw:name="f111" draw:formula="2943"/>
          <draw:equation draw:name="f112" draw:formula="2981"/>
          <draw:equation draw:name="f113" draw:formula="3024"/>
          <draw:equation draw:name="f114" draw:formula="3067"/>
          <draw:equation draw:name="f115" draw:formula="3105"/>
          <draw:equation draw:name="f116" draw:formula="3138"/>
          <draw:equation draw:name="f117" draw:formula="3167"/>
          <draw:equation draw:name="f118" draw:formula="3193"/>
          <draw:equation draw:name="f119" draw:formula="3216"/>
          <draw:equation draw:name="f120" draw:formula="3240"/>
          <draw:equation draw:name="f121" draw:formula="3264"/>
          <draw:equation draw:name="f122" draw:formula="3287"/>
          <draw:equation draw:name="f123" draw:formula="3313"/>
          <draw:equation draw:name="f124" draw:formula="3342"/>
          <draw:equation draw:name="f125" draw:formula="3375"/>
          <draw:equation draw:name="f126" draw:formula="3413"/>
          <draw:equation draw:name="f127" draw:formula="3456"/>
          <draw:equation draw:name="f128" draw:formula="3499"/>
          <draw:equation draw:name="f129" draw:formula="3537"/>
          <draw:equation draw:name="f130" draw:formula="3570"/>
          <draw:equation draw:name="f131" draw:formula="3599"/>
          <draw:equation draw:name="f132" draw:formula="3625"/>
          <draw:equation draw:name="f133" draw:formula="3648"/>
          <draw:equation draw:name="f134" draw:formula="3672"/>
          <draw:equation draw:name="f135" draw:formula="3696"/>
          <draw:equation draw:name="f136" draw:formula="3719"/>
          <draw:equation draw:name="f137" draw:formula="3745"/>
          <draw:equation draw:name="f138" draw:formula="3774"/>
          <draw:equation draw:name="f139" draw:formula="3807"/>
          <draw:equation draw:name="f140" draw:formula="3845"/>
          <draw:equation draw:name="f141" draw:formula="3888"/>
          <draw:equation draw:name="f142" draw:formula="3931"/>
          <draw:equation draw:name="f143" draw:formula="3969"/>
          <draw:equation draw:name="f144" draw:formula="4002"/>
          <draw:equation draw:name="f145" draw:formula="4031"/>
          <draw:equation draw:name="f146" draw:formula="4057"/>
          <draw:equation draw:name="f147" draw:formula="4080"/>
          <draw:equation draw:name="f148" draw:formula="4104"/>
          <draw:equation draw:name="f149" draw:formula="4128"/>
          <draw:equation draw:name="f150" draw:formula="4151"/>
          <draw:equation draw:name="f151" draw:formula="4177"/>
          <draw:equation draw:name="f152" draw:formula="4206"/>
          <draw:equation draw:name="f153" draw:formula="4239"/>
          <draw:equation draw:name="f154" draw:formula="4277"/>
          <draw:equation draw:name="f155" draw:formula="?f2 - ?f0"/>
          <draw:equation draw:name="f156" draw:formula="?f1 - ?f0"/>
          <draw:equation draw:name="f157" draw:formula="?f156 / 558"/>
          <draw:equation draw:name="f158" draw:formula="?f155 / 4320"/>
          <draw:equation draw:name="f159" draw:formula="0 / ?f157"/>
          <draw:equation draw:name="f160" draw:formula="?f1 / ?f157"/>
          <draw:equation draw:name="f161" draw:formula="0 / ?f158"/>
          <draw:equation draw:name="f162" draw:formula="?f2 / ?f158"/>
        </draw:enhanced-geometry>
      </draw:custom-shape>
      <draw:custom-shape svg:x="13.02333in" svg:y="0in" svg:width="0.31in" svg:height="7.5in" draw:id="id48" draw:layer="Master1-bg" draw:style-name="a250" draw:name="Rectangle 11">
        <svg:title>right edge border</svg:title>
        <svg:desc/>
        <text:p text:style-name="a249" text:class-names="" text:cond-style-name=""><text:span text:style-name="a248" text:class-names=""/></text:p>
        <draw:enhanced-geometry xmlns:dr3d="urn:oasis:names:tc:opendocument:xmlns:dr3d:1.0" draw:type="non-primitive" svg:viewBox="0 0 21600 21600" draw:enhanced-path="M 0 0 L 21600 0 21600 21600 0 21600 Z N"/>
      </draw:custom-shape>
      <draw:frame draw:id="id49" presentation:style-name="a254" draw:name="Title 1" svg:x="1.36885in" svg:y="0.41818in" svg:width="11.13115in" svg:height="1.63182in" presentation:class="title" presentation:placeholder="false">
        <draw:text-box>
          <text:p text:style-name="a253" text:class-names="" text:cond-style-name=""><text:span text:style-name="a251" text:class-names="">Haga clic para modificar el estilo de título del patrón</text:span><text:span text:style-name="a252" text:class-names=""/></text:p>
        </draw:text-box>
        <svg:title/>
        <svg:desc/>
      </draw:frame>
      <draw:frame draw:id="id50" presentation:style-name="a258" draw:name="Date Placeholder 2" svg:x="1.36885in" svg:y="6.97253in" svg:width="2.54781in" svg:height="0.38108in" presentation:class="date-time" presentation:placeholder="false">
        <draw:text-box>
          <text:p text:style-name="a257" text:class-names="" text:cond-style-name=""><text:span text:style-name="a255" text:class-names=""><text:date text:fixed="false" style:data-style-name="a256">17/11/2025</text:date></text:span></text:p>
        </draw:text-box>
        <svg:title/>
        <svg:desc/>
      </draw:frame>
      <draw:frame draw:id="id51" presentation:style-name="a261" draw:name="Footer Placeholder 3" svg:x="4.41667in" svg:y="6.97253in" svg:width="4.5in" svg:height="0.37817in" presentation:class="footer" presentation:placeholder="false">
        <draw:text-box>
          <text:p text:style-name="a260" text:class-names="" text:cond-style-name=""><text:span text:style-name="a259" text:class-names=""/></text:p>
        </draw:text-box>
        <svg:title/>
        <svg:desc/>
      </draw:frame>
      <draw:frame draw:id="id52" presentation:style-name="a264" draw:name="Slide Number Placeholder 4" svg:x="9.41667in" svg:y="6.97253in" svg:width="3.08333in" svg:height="0.37817in" presentation:class="page-number" presentation:placeholder="false">
        <draw:text-box>
          <text:p text:style-name="a263" text:class-names="" text:cond-style-name=""><text:span text:style-name="a262" text:class-names=""><text:page-number style:num-format="1" text:fixed="false"/></text:span></text:p>
        </draw:text-box>
        <svg:title/>
        <svg:desc/>
      </draw:frame>
    </style:master-page>
    <style:master-page style:name="Master1-Layout7-blank-En-blanco" style:page-layout-name="pageLayout1" draw:style-name="a265">
      <draw:custom-shape svg:x="0in" svg:y="0in" svg:width="0.96875in" svg:height="7.5in" draw:id="id53" draw:layer="Master1-bg" draw:style-name="a268" draw:name="Freeform 6">
        <svg:title>Left scallop edge</svg:title>
        <svg:desc/>
        <text:p text:style-name="a267" text:class-names="" text:cond-style-name=""><text:span text:style-name="a266" text:class-names=""/></text:p>
        <draw:enhanced-geometry xmlns:dr3d="urn:oasis:names:tc:opendocument:xmlns:dr3d:1.0" draw:type="non-primitive" svg:viewBox="0 0 558 4320" draw:enhanced-path="M ?f0 ?f0 L ?f3 ?f0 ?f4 ?f5 ?f6 ?f7 ?f8 ?f9 ?f10 ?f11 ?f12 ?f13 ?f14 ?f15 ?f16 ?f17 ?f18 ?f19 ?f20 ?f21 ?f22 ?f23 ?f24 ?f25 ?f26 ?f27 ?f28 ?f29 ?f1 ?f30 ?f28 ?f31 ?f26 ?f32 ?f24 ?f33 ?f22 ?f34 ?f20 ?f35 ?f18 ?f36 ?f16 ?f37 ?f14 ?f38 ?f12 ?f39 ?f10 ?f40 ?f8 ?f41 ?f6 ?f42 ?f4 ?f43 ?f3 ?f44 ?f4 ?f45 ?f6 ?f46 ?f8 ?f47 ?f10 ?f48 ?f12 ?f49 ?f14 ?f50 ?f16 ?f51 ?f18 ?f52 ?f20 ?f53 ?f22 ?f54 ?f24 ?f55 ?f26 ?f56 ?f28 ?f57 ?f1 ?f58 ?f28 ?f59 ?f26 ?f60 ?f24 ?f61 ?f22 ?f62 ?f20 ?f63 ?f18 ?f64 ?f16 ?f65 ?f14 ?f66 ?f12 ?f67 ?f10 ?f68 ?f8 ?f69 ?f6 ?f70 ?f4 ?f71 ?f3 ?f72 ?f4 ?f73 ?f6 ?f74 ?f8 ?f75 ?f10 ?f76 ?f12 ?f77 ?f14 ?f78 ?f16 ?f79 ?f18 ?f80 ?f20 ?f81 ?f22 ?f82 ?f24 ?f83 ?f26 ?f84 ?f28 ?f85 ?f1 ?f86 ?f28 ?f87 ?f26 ?f88 ?f24 ?f89 ?f22 ?f90 ?f20 ?f91 ?f18 ?f92 ?f16 ?f93 ?f14 ?f94 ?f12 ?f95 ?f10 ?f96 ?f8 ?f97 ?f6 ?f98 ?f4 ?f99 ?f3 ?f100 ?f4 ?f101 ?f6 ?f102 ?f8 ?f103 ?f10 ?f104 ?f12 ?f105 ?f14 ?f106 ?f18 ?f107 ?f20 ?f108 ?f22 ?f109 ?f24 ?f110 ?f26 ?f111 ?f28 ?f112 ?f1 ?f113 ?f28 ?f114 ?f26 ?f115 ?f24 ?f116 ?f22 ?f117 ?f20 ?f118 ?f18 ?f119 ?f16 ?f120 ?f14 ?f121 ?f12 ?f122 ?f10 ?f123 ?f8 ?f124 ?f6 ?f125 ?f4 ?f126 ?f3 ?f127 ?f4 ?f128 ?f6 ?f129 ?f8 ?f130 ?f10 ?f131 ?f12 ?f132 ?f14 ?f133 ?f16 ?f134 ?f18 ?f135 ?f20 ?f136 ?f22 ?f137 ?f24 ?f138 ?f26 ?f139 ?f28 ?f140 ?f1 ?f141 ?f28 ?f142 ?f26 ?f143 ?f24 ?f144 ?f22 ?f145 ?f20 ?f146 ?f18 ?f147 ?f16 ?f148 ?f14 ?f149 ?f12 ?f150 ?f10 ?f151 ?f8 ?f152 ?f6 ?f153 ?f4 ?f154 ?f3 ?f2 ?f0 ?f2 ?f0 ?f0 Z N" draw:text-areas="?f159 ?f161 ?f160 ?f162">
          <draw:equation draw:name="f0" draw:formula="0"/>
          <draw:equation draw:name="f1" draw:formula="558"/>
          <draw:equation draw:name="f2" draw:formula="4320"/>
          <draw:equation draw:name="f3" draw:formula="447"/>
          <draw:equation draw:name="f4" draw:formula="448"/>
          <draw:equation draw:name="f5" draw:formula="43"/>
          <draw:equation draw:name="f6" draw:formula="453"/>
          <draw:equation draw:name="f7" draw:formula="81"/>
          <draw:equation draw:name="f8" draw:formula="460"/>
          <draw:equation draw:name="f9" draw:formula="114"/>
          <draw:equation draw:name="f10" draw:formula="469"/>
          <draw:equation draw:name="f11" draw:formula="143"/>
          <draw:equation draw:name="f12" draw:formula="479"/>
          <draw:equation draw:name="f13" draw:formula="169"/>
          <draw:equation draw:name="f14" draw:formula="491"/>
          <draw:equation draw:name="f15" draw:formula="192"/>
          <draw:equation draw:name="f16" draw:formula="503"/>
          <draw:equation draw:name="f17" draw:formula="216"/>
          <draw:equation draw:name="f18" draw:formula="515"/>
          <draw:equation draw:name="f19" draw:formula="240"/>
          <draw:equation draw:name="f20" draw:formula="525"/>
          <draw:equation draw:name="f21" draw:formula="263"/>
          <draw:equation draw:name="f22" draw:formula="535"/>
          <draw:equation draw:name="f23" draw:formula="289"/>
          <draw:equation draw:name="f24" draw:formula="545"/>
          <draw:equation draw:name="f25" draw:formula="318"/>
          <draw:equation draw:name="f26" draw:formula="552"/>
          <draw:equation draw:name="f27" draw:formula="351"/>
          <draw:equation draw:name="f28" draw:formula="556"/>
          <draw:equation draw:name="f29" draw:formula="389"/>
          <draw:equation draw:name="f30" draw:formula="432"/>
          <draw:equation draw:name="f31" draw:formula="475"/>
          <draw:equation draw:name="f32" draw:formula="513"/>
          <draw:equation draw:name="f33" draw:formula="546"/>
          <draw:equation draw:name="f34" draw:formula="575"/>
          <draw:equation draw:name="f35" draw:formula="601"/>
          <draw:equation draw:name="f36" draw:formula="624"/>
          <draw:equation draw:name="f37" draw:formula="648"/>
          <draw:equation draw:name="f38" draw:formula="672"/>
          <draw:equation draw:name="f39" draw:formula="695"/>
          <draw:equation draw:name="f40" draw:formula="721"/>
          <draw:equation draw:name="f41" draw:formula="750"/>
          <draw:equation draw:name="f42" draw:formula="783"/>
          <draw:equation draw:name="f43" draw:formula="821"/>
          <draw:equation draw:name="f44" draw:formula="864"/>
          <draw:equation draw:name="f45" draw:formula="907"/>
          <draw:equation draw:name="f46" draw:formula="945"/>
          <draw:equation draw:name="f47" draw:formula="978"/>
          <draw:equation draw:name="f48" draw:formula="1007"/>
          <draw:equation draw:name="f49" draw:formula="1033"/>
          <draw:equation draw:name="f50" draw:formula="1056"/>
          <draw:equation draw:name="f51" draw:formula="1080"/>
          <draw:equation draw:name="f52" draw:formula="1104"/>
          <draw:equation draw:name="f53" draw:formula="1127"/>
          <draw:equation draw:name="f54" draw:formula="1153"/>
          <draw:equation draw:name="f55" draw:formula="1182"/>
          <draw:equation draw:name="f56" draw:formula="1215"/>
          <draw:equation draw:name="f57" draw:formula="1253"/>
          <draw:equation draw:name="f58" draw:formula="1296"/>
          <draw:equation draw:name="f59" draw:formula="1339"/>
          <draw:equation draw:name="f60" draw:formula="1377"/>
          <draw:equation draw:name="f61" draw:formula="1410"/>
          <draw:equation draw:name="f62" draw:formula="1439"/>
          <draw:equation draw:name="f63" draw:formula="1465"/>
          <draw:equation draw:name="f64" draw:formula="1488"/>
          <draw:equation draw:name="f65" draw:formula="1512"/>
          <draw:equation draw:name="f66" draw:formula="1536"/>
          <draw:equation draw:name="f67" draw:formula="1559"/>
          <draw:equation draw:name="f68" draw:formula="1585"/>
          <draw:equation draw:name="f69" draw:formula="1614"/>
          <draw:equation draw:name="f70" draw:formula="1647"/>
          <draw:equation draw:name="f71" draw:formula="1685"/>
          <draw:equation draw:name="f72" draw:formula="1728"/>
          <draw:equation draw:name="f73" draw:formula="1771"/>
          <draw:equation draw:name="f74" draw:formula="1809"/>
          <draw:equation draw:name="f75" draw:formula="1842"/>
          <draw:equation draw:name="f76" draw:formula="1871"/>
          <draw:equation draw:name="f77" draw:formula="1897"/>
          <draw:equation draw:name="f78" draw:formula="1920"/>
          <draw:equation draw:name="f79" draw:formula="1944"/>
          <draw:equation draw:name="f80" draw:formula="1968"/>
          <draw:equation draw:name="f81" draw:formula="1991"/>
          <draw:equation draw:name="f82" draw:formula="2017"/>
          <draw:equation draw:name="f83" draw:formula="2046"/>
          <draw:equation draw:name="f84" draw:formula="2079"/>
          <draw:equation draw:name="f85" draw:formula="2117"/>
          <draw:equation draw:name="f86" draw:formula="2159"/>
          <draw:equation draw:name="f87" draw:formula="2203"/>
          <draw:equation draw:name="f88" draw:formula="2241"/>
          <draw:equation draw:name="f89" draw:formula="2274"/>
          <draw:equation draw:name="f90" draw:formula="2303"/>
          <draw:equation draw:name="f91" draw:formula="2329"/>
          <draw:equation draw:name="f92" draw:formula="2352"/>
          <draw:equation draw:name="f93" draw:formula="2376"/>
          <draw:equation draw:name="f94" draw:formula="2400"/>
          <draw:equation draw:name="f95" draw:formula="2423"/>
          <draw:equation draw:name="f96" draw:formula="2449"/>
          <draw:equation draw:name="f97" draw:formula="2478"/>
          <draw:equation draw:name="f98" draw:formula="2511"/>
          <draw:equation draw:name="f99" draw:formula="2549"/>
          <draw:equation draw:name="f100" draw:formula="2592"/>
          <draw:equation draw:name="f101" draw:formula="2635"/>
          <draw:equation draw:name="f102" draw:formula="2673"/>
          <draw:equation draw:name="f103" draw:formula="2706"/>
          <draw:equation draw:name="f104" draw:formula="2735"/>
          <draw:equation draw:name="f105" draw:formula="2761"/>
          <draw:equation draw:name="f106" draw:formula="2784"/>
          <draw:equation draw:name="f107" draw:formula="2832"/>
          <draw:equation draw:name="f108" draw:formula="2855"/>
          <draw:equation draw:name="f109" draw:formula="2881"/>
          <draw:equation draw:name="f110" draw:formula="2910"/>
          <draw:equation draw:name="f111" draw:formula="2943"/>
          <draw:equation draw:name="f112" draw:formula="2981"/>
          <draw:equation draw:name="f113" draw:formula="3024"/>
          <draw:equation draw:name="f114" draw:formula="3067"/>
          <draw:equation draw:name="f115" draw:formula="3105"/>
          <draw:equation draw:name="f116" draw:formula="3138"/>
          <draw:equation draw:name="f117" draw:formula="3167"/>
          <draw:equation draw:name="f118" draw:formula="3193"/>
          <draw:equation draw:name="f119" draw:formula="3216"/>
          <draw:equation draw:name="f120" draw:formula="3240"/>
          <draw:equation draw:name="f121" draw:formula="3264"/>
          <draw:equation draw:name="f122" draw:formula="3287"/>
          <draw:equation draw:name="f123" draw:formula="3313"/>
          <draw:equation draw:name="f124" draw:formula="3342"/>
          <draw:equation draw:name="f125" draw:formula="3375"/>
          <draw:equation draw:name="f126" draw:formula="3413"/>
          <draw:equation draw:name="f127" draw:formula="3456"/>
          <draw:equation draw:name="f128" draw:formula="3499"/>
          <draw:equation draw:name="f129" draw:formula="3537"/>
          <draw:equation draw:name="f130" draw:formula="3570"/>
          <draw:equation draw:name="f131" draw:formula="3599"/>
          <draw:equation draw:name="f132" draw:formula="3625"/>
          <draw:equation draw:name="f133" draw:formula="3648"/>
          <draw:equation draw:name="f134" draw:formula="3672"/>
          <draw:equation draw:name="f135" draw:formula="3696"/>
          <draw:equation draw:name="f136" draw:formula="3719"/>
          <draw:equation draw:name="f137" draw:formula="3745"/>
          <draw:equation draw:name="f138" draw:formula="3774"/>
          <draw:equation draw:name="f139" draw:formula="3807"/>
          <draw:equation draw:name="f140" draw:formula="3845"/>
          <draw:equation draw:name="f141" draw:formula="3888"/>
          <draw:equation draw:name="f142" draw:formula="3931"/>
          <draw:equation draw:name="f143" draw:formula="3969"/>
          <draw:equation draw:name="f144" draw:formula="4002"/>
          <draw:equation draw:name="f145" draw:formula="4031"/>
          <draw:equation draw:name="f146" draw:formula="4057"/>
          <draw:equation draw:name="f147" draw:formula="4080"/>
          <draw:equation draw:name="f148" draw:formula="4104"/>
          <draw:equation draw:name="f149" draw:formula="4128"/>
          <draw:equation draw:name="f150" draw:formula="4151"/>
          <draw:equation draw:name="f151" draw:formula="4177"/>
          <draw:equation draw:name="f152" draw:formula="4206"/>
          <draw:equation draw:name="f153" draw:formula="4239"/>
          <draw:equation draw:name="f154" draw:formula="4277"/>
          <draw:equation draw:name="f155" draw:formula="?f2 - ?f0"/>
          <draw:equation draw:name="f156" draw:formula="?f1 - ?f0"/>
          <draw:equation draw:name="f157" draw:formula="?f156 / 558"/>
          <draw:equation draw:name="f158" draw:formula="?f155 / 4320"/>
          <draw:equation draw:name="f159" draw:formula="0 / ?f157"/>
          <draw:equation draw:name="f160" draw:formula="?f1 / ?f157"/>
          <draw:equation draw:name="f161" draw:formula="0 / ?f158"/>
          <draw:equation draw:name="f162" draw:formula="?f2 / ?f158"/>
        </draw:enhanced-geometry>
      </draw:custom-shape>
      <draw:custom-shape svg:x="13.02333in" svg:y="0in" svg:width="0.31in" svg:height="7.5in" draw:id="id54" draw:layer="Master1-bg" draw:style-name="a271" draw:name="Rectangle 11">
        <svg:title>right edge border</svg:title>
        <svg:desc/>
        <text:p text:style-name="a270" text:class-names="" text:cond-style-name=""><text:span text:style-name="a269" text:class-names=""/></text:p>
        <draw:enhanced-geometry xmlns:dr3d="urn:oasis:names:tc:opendocument:xmlns:dr3d:1.0" draw:type="non-primitive" svg:viewBox="0 0 21600 21600" draw:enhanced-path="M 0 0 L 21600 0 21600 21600 0 21600 Z N"/>
      </draw:custom-shape>
      <draw:frame draw:id="id55" presentation:style-name="a275" draw:name="Date Placeholder 1" svg:x="1.36885in" svg:y="6.97253in" svg:width="2.54781in" svg:height="0.38108in" presentation:class="date-time" presentation:placeholder="false">
        <draw:text-box>
          <text:p text:style-name="a274" text:class-names="" text:cond-style-name=""><text:span text:style-name="a272" text:class-names=""><text:date text:fixed="false" style:data-style-name="a273">17/11/2025</text:date></text:span></text:p>
        </draw:text-box>
        <svg:title/>
        <svg:desc/>
      </draw:frame>
      <draw:frame draw:id="id56" presentation:style-name="a278" draw:name="Footer Placeholder 2" svg:x="4.41667in" svg:y="6.97253in" svg:width="4.5in" svg:height="0.37817in" presentation:class="footer" presentation:placeholder="false">
        <draw:text-box>
          <text:p text:style-name="a277" text:class-names="" text:cond-style-name=""><text:span text:style-name="a276" text:class-names=""/></text:p>
        </draw:text-box>
        <svg:title/>
        <svg:desc/>
      </draw:frame>
      <draw:frame draw:id="id57" presentation:style-name="a281" draw:name="Slide Number Placeholder 3" svg:x="9.41667in" svg:y="6.97253in" svg:width="3.08333in" svg:height="0.37817in" presentation:class="page-number" presentation:placeholder="false">
        <draw:text-box>
          <text:p text:style-name="a280" text:class-names="" text:cond-style-name=""><text:span text:style-name="a279" text:class-names=""><text:page-number style:num-format="1" text:fixed="false"/></text:span></text:p>
        </draw:text-box>
        <svg:title/>
        <svg:desc/>
      </draw:frame>
    </style:master-page>
    <style:master-page style:name="Master1-Layout8-objTx-Contenido-con-título" style:page-layout-name="pageLayout1" draw:style-name="a282">
      <draw:custom-shape svg:x="8.0816in" svg:y="0in" svg:width="5.25174in" svg:height="7.5in" draw:id="id58" draw:style-name="a285" draw:name="Freeform 11">
        <svg:title>right scallop background shape</svg:title>
        <svg:desc/>
        <text:p text:style-name="a284" text:class-names="" text:cond-style-name=""><text:span text:style-name="a283" text:class-names=""/></text:p>
        <draw:enhanced-geometry xmlns:dr3d="urn:oasis:names:tc:opendocument:xmlns:dr3d:1.0" draw:type="non-primitive" svg:viewBox="0 0 3025 4320" draw:enhanced-path="M ?f0 ?f0 L ?f1 ?f0 ?f1 ?f2 ?f0 ?f2 ?f3 ?f4 ?f5 ?f6 ?f7 ?f8 ?f9 ?f10 ?f11 ?f12 ?f13 ?f14 ?f15 ?f16 ?f17 ?f18 ?f19 ?f20 ?f21 ?f22 ?f23 ?f24 ?f25 ?f26 ?f27 ?f28 ?f29 ?f30 ?f27 ?f31 ?f25 ?f32 ?f23 ?f33 ?f21 ?f34 ?f19 ?f35 ?f36 ?f37 ?f38 ?f39 ?f40 ?f41 ?f42 ?f43 ?f44 ?f45 ?f46 ?f47 ?f48 ?f49 ?f50 ?f51 ?f0 ?f52 ?f50 ?f53 ?f48 ?f54 ?f46 ?f55 ?f44 ?f56 ?f42 ?f57 ?f40 ?f58 ?f38 ?f59 ?f36 ?f60 ?f19 ?f61 ?f21 ?f62 ?f23 ?f63 ?f25 ?f64 ?f27 ?f65 ?f29 ?f66 ?f27 ?f67 ?f25 ?f68 ?f23 ?f69 ?f21 ?f70 ?f19 ?f71 ?f36 ?f72 ?f40 ?f73 ?f42 ?f74 ?f44 ?f75 ?f46 ?f76 ?f48 ?f77 ?f50 ?f78 ?f0 ?f79 ?f50 ?f80 ?f48 ?f81 ?f46 ?f82 ?f44 ?f83 ?f42 ?f84 ?f40 ?f85 ?f36 ?f86 ?f19 ?f87 ?f21 ?f88 ?f23 ?f89 ?f25 ?f90 ?f27 ?f91 ?f29 ?f92 ?f27 ?f93 ?f25 ?f94 ?f23 ?f95 ?f21 ?f96 ?f19 ?f97 ?f36 ?f98 ?f38 ?f99 ?f40 ?f100 ?f42 ?f101 ?f44 ?f102 ?f46 ?f103 ?f48 ?f104 ?f50 ?f105 ?f0 ?f106 ?f50 ?f107 ?f48 ?f108 ?f46 ?f109 ?f44 ?f110 ?f42 ?f111 ?f40 ?f112 ?f38 ?f113 ?f36 ?f114 ?f19 ?f115 ?f21 ?f116 ?f23 ?f117 ?f25 ?f118 ?f27 ?f119 ?f29 ?f120 ?f27 ?f121 ?f25 ?f122 ?f23 ?f123 ?f21 ?f124 ?f19 ?f125 ?f36 ?f126 ?f38 ?f127 ?f40 ?f128 ?f42 ?f129 ?f44 ?f130 ?f46 ?f131 ?f48 ?f132 ?f50 ?f133 ?f0 ?f134 ?f50 ?f135 ?f48 ?f136 ?f46 ?f137 ?f44 ?f138 ?f42 ?f139 ?f40 ?f140 ?f38 ?f141 ?f36 ?f142 ?f19 ?f143 ?f21 ?f144 ?f23 ?f145 ?f25 ?f146 ?f27 ?f147 ?f29 ?f148 ?f27 ?f149 ?f25 ?f150 ?f23 ?f151 ?f21 ?f152 ?f19 ?f153 ?f17 ?f154 ?f15 ?f155 ?f13 ?f156 ?f11 ?f157 ?f9 ?f158 ?f7 ?f159 ?f5 ?f160 ?f3 ?f161 ?f0 ?f0 Z N" draw:text-areas="?f166 ?f168 ?f167 ?f169">
          <draw:equation draw:name="f0" draw:formula="0"/>
          <draw:equation draw:name="f1" draw:formula="3025"/>
          <draw:equation draw:name="f2" draw:formula="4320"/>
          <draw:equation draw:name="f3" draw:formula="3"/>
          <draw:equation draw:name="f4" draw:formula="4278"/>
          <draw:equation draw:name="f5" draw:formula="8"/>
          <draw:equation draw:name="f6" draw:formula="4243"/>
          <draw:equation draw:name="f7" draw:formula="14"/>
          <draw:equation draw:name="f8" draw:formula="4210"/>
          <draw:equation draw:name="f9" draw:formula="24"/>
          <draw:equation draw:name="f10" draw:formula="4183"/>
          <draw:equation draw:name="f11" draw:formula="34"/>
          <draw:equation draw:name="f12" draw:formula="4156"/>
          <draw:equation draw:name="f13" draw:formula="46"/>
          <draw:equation draw:name="f14" draw:formula="4133"/>
          <draw:equation draw:name="f15" draw:formula="58"/>
          <draw:equation draw:name="f16" draw:formula="4109"/>
          <draw:equation draw:name="f17" draw:formula="69"/>
          <draw:equation draw:name="f18" draw:formula="4087"/>
          <draw:equation draw:name="f19" draw:formula="80"/>
          <draw:equation draw:name="f20" draw:formula="4062"/>
          <draw:equation draw:name="f21" draw:formula="90"/>
          <draw:equation draw:name="f22" draw:formula="4036"/>
          <draw:equation draw:name="f23" draw:formula="99"/>
          <draw:equation draw:name="f24" draw:formula="4007"/>
          <draw:equation draw:name="f25" draw:formula="106"/>
          <draw:equation draw:name="f26" draw:formula="3976"/>
          <draw:equation draw:name="f27" draw:formula="111"/>
          <draw:equation draw:name="f28" draw:formula="3938"/>
          <draw:equation draw:name="f29" draw:formula="113"/>
          <draw:equation draw:name="f30" draw:formula="3895"/>
          <draw:equation draw:name="f31" draw:formula="3851"/>
          <draw:equation draw:name="f32" draw:formula="3815"/>
          <draw:equation draw:name="f33" draw:formula="3782"/>
          <draw:equation draw:name="f34" draw:formula="3752"/>
          <draw:equation draw:name="f35" draw:formula="3726"/>
          <draw:equation draw:name="f36" draw:formula="68"/>
          <draw:equation draw:name="f37" draw:formula="3702"/>
          <draw:equation draw:name="f38" draw:formula="56"/>
          <draw:equation draw:name="f39" draw:formula="3679"/>
          <draw:equation draw:name="f40" draw:formula="44"/>
          <draw:equation draw:name="f41" draw:formula="3655"/>
          <draw:equation draw:name="f42" draw:formula="33"/>
          <draw:equation draw:name="f43" draw:formula="3630"/>
          <draw:equation draw:name="f44" draw:formula="22"/>
          <draw:equation draw:name="f45" draw:formula="3604"/>
          <draw:equation draw:name="f46" draw:formula="13"/>
          <draw:equation draw:name="f47" draw:formula="3575"/>
          <draw:equation draw:name="f48" draw:formula="7"/>
          <draw:equation draw:name="f49" draw:formula="3542"/>
          <draw:equation draw:name="f50" draw:formula="1"/>
          <draw:equation draw:name="f51" draw:formula="3504"/>
          <draw:equation draw:name="f52" draw:formula="3461"/>
          <draw:equation draw:name="f53" draw:formula="3418"/>
          <draw:equation draw:name="f54" draw:formula="3380"/>
          <draw:equation draw:name="f55" draw:formula="3347"/>
          <draw:equation draw:name="f56" draw:formula="3319"/>
          <draw:equation draw:name="f57" draw:formula="3292"/>
          <draw:equation draw:name="f58" draw:formula="3267"/>
          <draw:equation draw:name="f59" draw:formula="3244"/>
          <draw:equation draw:name="f60" draw:formula="3222"/>
          <draw:equation draw:name="f61" draw:formula="3197"/>
          <draw:equation draw:name="f62" draw:formula="3171"/>
          <draw:equation draw:name="f63" draw:formula="3142"/>
          <draw:equation draw:name="f64" draw:formula="3109"/>
          <draw:equation draw:name="f65" draw:formula="3071"/>
          <draw:equation draw:name="f66" draw:formula="3028"/>
          <draw:equation draw:name="f67" draw:formula="2985"/>
          <draw:equation draw:name="f68" draw:formula="2947"/>
          <draw:equation draw:name="f69" draw:formula="2914"/>
          <draw:equation draw:name="f70" draw:formula="2885"/>
          <draw:equation draw:name="f71" draw:formula="2858"/>
          <draw:equation draw:name="f72" draw:formula="2834"/>
          <draw:equation draw:name="f73" draw:formula="2787"/>
          <draw:equation draw:name="f74" draw:formula="2763"/>
          <draw:equation draw:name="f75" draw:formula="2736"/>
          <draw:equation draw:name="f76" draw:formula="2707"/>
          <draw:equation draw:name="f77" draw:formula="2674"/>
          <draw:equation draw:name="f78" draw:formula="2637"/>
          <draw:equation draw:name="f79" draw:formula="2593"/>
          <draw:equation draw:name="f80" draw:formula="2550"/>
          <draw:equation draw:name="f81" draw:formula="2512"/>
          <draw:equation draw:name="f82" draw:formula="2479"/>
          <draw:equation draw:name="f83" draw:formula="2451"/>
          <draw:equation draw:name="f84" draw:formula="2424"/>
          <draw:equation draw:name="f85" draw:formula="2401"/>
          <draw:equation draw:name="f86" draw:formula="2354"/>
          <draw:equation draw:name="f87" draw:formula="2329"/>
          <draw:equation draw:name="f88" draw:formula="2303"/>
          <draw:equation draw:name="f89" draw:formula="2274"/>
          <draw:equation draw:name="f90" draw:formula="2241"/>
          <draw:equation draw:name="f91" draw:formula="2203"/>
          <draw:equation draw:name="f92" draw:formula="2159"/>
          <draw:equation draw:name="f93" draw:formula="2117"/>
          <draw:equation draw:name="f94" draw:formula="2079"/>
          <draw:equation draw:name="f95" draw:formula="2046"/>
          <draw:equation draw:name="f96" draw:formula="2017"/>
          <draw:equation draw:name="f97" draw:formula="1991"/>
          <draw:equation draw:name="f98" draw:formula="1966"/>
          <draw:equation draw:name="f99" draw:formula="1943"/>
          <draw:equation draw:name="f100" draw:formula="1919"/>
          <draw:equation draw:name="f101" draw:formula="1896"/>
          <draw:equation draw:name="f102" draw:formula="1869"/>
          <draw:equation draw:name="f103" draw:formula="1841"/>
          <draw:equation draw:name="f104" draw:formula="1807"/>
          <draw:equation draw:name="f105" draw:formula="1770"/>
          <draw:equation draw:name="f106" draw:formula="1727"/>
          <draw:equation draw:name="f107" draw:formula="1683"/>
          <draw:equation draw:name="f108" draw:formula="1646"/>
          <draw:equation draw:name="f109" draw:formula="1613"/>
          <draw:equation draw:name="f110" draw:formula="1583"/>
          <draw:equation draw:name="f111" draw:formula="1557"/>
          <draw:equation draw:name="f112" draw:formula="1533"/>
          <draw:equation draw:name="f113" draw:formula="1509"/>
          <draw:equation draw:name="f114" draw:formula="1486"/>
          <draw:equation draw:name="f115" draw:formula="1461"/>
          <draw:equation draw:name="f116" draw:formula="1435"/>
          <draw:equation draw:name="f117" draw:formula="1406"/>
          <draw:equation draw:name="f118" draw:formula="1373"/>
          <draw:equation draw:name="f119" draw:formula="1335"/>
          <draw:equation draw:name="f120" draw:formula="1292"/>
          <draw:equation draw:name="f121" draw:formula="1249"/>
          <draw:equation draw:name="f122" draw:formula="1211"/>
          <draw:equation draw:name="f123" draw:formula="1178"/>
          <draw:equation draw:name="f124" draw:formula="1149"/>
          <draw:equation draw:name="f125" draw:formula="1123"/>
          <draw:equation draw:name="f126" draw:formula="1098"/>
          <draw:equation draw:name="f127" draw:formula="1076"/>
          <draw:equation draw:name="f128" draw:formula="1053"/>
          <draw:equation draw:name="f129" draw:formula="1028"/>
          <draw:equation draw:name="f130" draw:formula="1001"/>
          <draw:equation draw:name="f131" draw:formula="973"/>
          <draw:equation draw:name="f132" draw:formula="940"/>
          <draw:equation draw:name="f133" draw:formula="902"/>
          <draw:equation draw:name="f134" draw:formula="859"/>
          <draw:equation draw:name="f135" draw:formula="816"/>
          <draw:equation draw:name="f136" draw:formula="778"/>
          <draw:equation draw:name="f137" draw:formula="745"/>
          <draw:equation draw:name="f138" draw:formula="716"/>
          <draw:equation draw:name="f139" draw:formula="690"/>
          <draw:equation draw:name="f140" draw:formula="665"/>
          <draw:equation draw:name="f141" draw:formula="641"/>
          <draw:equation draw:name="f142" draw:formula="618"/>
          <draw:equation draw:name="f143" draw:formula="594"/>
          <draw:equation draw:name="f144" draw:formula="568"/>
          <draw:equation draw:name="f145" draw:formula="538"/>
          <draw:equation draw:name="f146" draw:formula="505"/>
          <draw:equation draw:name="f147" draw:formula="469"/>
          <draw:equation draw:name="f148" draw:formula="424"/>
          <draw:equation draw:name="f149" draw:formula="382"/>
          <draw:equation draw:name="f150" draw:formula="344"/>
          <draw:equation draw:name="f151" draw:formula="313"/>
          <draw:equation draw:name="f152" draw:formula="284"/>
          <draw:equation draw:name="f153" draw:formula="258"/>
          <draw:equation draw:name="f154" draw:formula="233"/>
          <draw:equation draw:name="f155" draw:formula="211"/>
          <draw:equation draw:name="f156" draw:formula="187"/>
          <draw:equation draw:name="f157" draw:formula="164"/>
          <draw:equation draw:name="f158" draw:formula="137"/>
          <draw:equation draw:name="f159" draw:formula="110"/>
          <draw:equation draw:name="f160" draw:formula="77"/>
          <draw:equation draw:name="f161" draw:formula="42"/>
          <draw:equation draw:name="f162" draw:formula="?f2 - ?f0"/>
          <draw:equation draw:name="f163" draw:formula="?f1 - ?f0"/>
          <draw:equation draw:name="f164" draw:formula="?f163 / 3025"/>
          <draw:equation draw:name="f165" draw:formula="?f162 / 4320"/>
          <draw:equation draw:name="f166" draw:formula="0 / ?f164"/>
          <draw:equation draw:name="f167" draw:formula="?f1 / ?f164"/>
          <draw:equation draw:name="f168" draw:formula="0 / ?f165"/>
          <draw:equation draw:name="f169" draw:formula="?f2 / ?f165"/>
        </draw:enhanced-geometry>
      </draw:custom-shape>
      <draw:frame draw:id="id59" presentation:style-name="a289" draw:name="Title 1" svg:x="9.11842in" svg:y="0.5in" svg:width="3.38158in" svg:height="1.3087in" presentation:class="title" presentation:placeholder="false">
        <draw:text-box>
          <text:p text:style-name="a288" text:class-names="" text:cond-style-name=""><text:span text:style-name="a286" text:class-names="">Haga clic para modificar el estilo de título del patrón</text:span><text:span text:style-name="a287" text:class-names=""/></text:p>
        </draw:text-box>
        <svg:title/>
        <svg:desc/>
      </draw:frame>
      <draw:frame draw:id="id60" presentation:style-name="a306" draw:name="Content Placeholder 2" svg:x="0.83667in" svg:y="1.00654in" svg:width="6.73493in" svg:height="5.4518in" presentation:class="object" presentation:placeholder="false">
        <draw:text-box>
          <text:list text:style-name="a292">
            <text:list-item>
              <text:p text:style-name="a291" text:class-names="" text:cond-style-name=""><text:span text:style-name="a290" text:class-names="">Haga clic para modificar los estilos de texto del patrón</text:span></text:p>
            </text:list-item>
          </text:list>
          <text:list text:style-name="a295">
            <text:list-item>
              <text:list text:style-name="a295">
                <text:list-item>
                  <text:p text:style-name="a294" text:class-names="" text:cond-style-name=""><text:span text:style-name="a293" text:class-names="">Segundo nivel</text:span></text:p>
                </text:list-item>
              </text:list>
            </text:list-item>
          </text:list>
          <text:list text:style-name="a298">
            <text:list-item>
              <text:list text:style-name="a298">
                <text:list-item>
                  <text:list text:style-name="a298">
                    <text:list-item>
                      <text:p text:style-name="a297" text:class-names="" text:cond-style-name=""><text:span text:style-name="a296" text:class-names="">Tercer nivel</text:span></text:p>
                    </text:list-item>
                  </text:list>
                </text:list-item>
              </text:list>
            </text:list-item>
          </text:list>
          <text:list text:style-name="a301">
            <text:list-item>
              <text:list text:style-name="a301">
                <text:list-item>
                  <text:list text:style-name="a301">
                    <text:list-item>
                      <text:list text:style-name="a301">
                        <text:list-item>
                          <text:p text:style-name="a300" text:class-names="" text:cond-style-name=""><text:span text:style-name="a299" text:class-names="">Cuarto nivel</text:span></text:p>
                        </text:list-item>
                      </text:list>
                    </text:list-item>
                  </text:list>
                </text:list-item>
              </text:list>
            </text:list-item>
          </text:list>
          <text:list text:style-name="a305">
            <text:list-item>
              <text:list text:style-name="a305">
                <text:list-item>
                  <text:list text:style-name="a305">
                    <text:list-item>
                      <text:list text:style-name="a305">
                        <text:list-item>
                          <text:list text:style-name="a305">
                            <text:list-item>
                              <text:p text:style-name="a304" text:class-names="" text:cond-style-name=""><text:span text:style-name="a302" text:class-names="">Quinto nivel</text:span><text:span text:style-name="a303" text:class-names=""/></text:p>
                            </text:list-item>
                          </text:list>
                        </text:list-item>
                      </text:list>
                    </text:list-item>
                  </text:list>
                </text:list-item>
              </text:list>
            </text:list-item>
          </text:list>
        </draw:text-box>
        <svg:title/>
        <svg:desc/>
      </draw:frame>
      <draw:frame draw:id="id61" presentation:style-name="a310" draw:name="Text Placeholder 3" svg:x="9.11842in" svg:y="1.90435in" svg:width="3.38158in" svg:height="4.55399in" presentation:class="outline" presentation:placeholder="false">
        <draw:text-box>
          <text:list text:style-name="a309">
            <text:list-item>
              <text:p text:style-name="a308" text:class-names="" text:cond-style-name=""><text:span text:style-name="a307" text:class-names="">Haga clic para modificar los estilos de texto del patrón</text:span></text:p>
            </text:list-item>
          </text:list>
        </draw:text-box>
        <svg:title/>
        <svg:desc/>
      </draw:frame>
      <draw:frame draw:id="id62" presentation:style-name="a314" draw:name="Date Placeholder 4" svg:x="0.83667in" svg:y="6.97253in" svg:width="1.34881in" svg:height="0.38108in" presentation:class="date-time" presentation:placeholder="false">
        <draw:text-box>
          <text:p text:style-name="a313" text:class-names="" text:cond-style-name=""><text:span text:style-name="a311" text:class-names=""><text:date text:fixed="false" style:data-style-name="a312">17/11/2025</text:date></text:span></text:p>
        </draw:text-box>
        <svg:title/>
        <svg:desc/>
      </draw:frame>
      <draw:frame draw:id="id63" presentation:style-name="a317" draw:name="Footer Placeholder 5" svg:x="2.30055in" svg:y="6.97253in" svg:width="3.80816in" svg:height="0.37817in" presentation:class="footer" presentation:placeholder="false">
        <draw:text-box>
          <text:p text:style-name="a316" text:class-names="" text:cond-style-name=""><text:span text:style-name="a315" text:class-names=""/></text:p>
        </draw:text-box>
        <svg:title/>
        <svg:desc/>
      </draw:frame>
      <draw:frame draw:id="id64" presentation:style-name="a320" draw:name="Slide Number Placeholder 6" svg:x="6.22377in" svg:y="6.97253in" svg:width="1.34783in" svg:height="0.37817in" presentation:class="page-number" presentation:placeholder="false">
        <draw:text-box>
          <text:p text:style-name="a319" text:class-names="" text:cond-style-name=""><text:span text:style-name="a318" text:class-names=""><text:page-number style:num-format="1" text:fixed="false"/></text:span></text:p>
        </draw:text-box>
        <svg:title/>
        <svg:desc/>
      </draw:frame>
      <draw:custom-shape svg:x="0in" svg:y="0in" svg:width="0.31in" svg:height="7.5in" draw:id="id65" draw:style-name="a323" draw:name="Rectangle 7">
        <svg:title>left edge border</svg:title>
        <svg:desc/>
        <text:p text:style-name="a322" text:class-names="" text:cond-style-name=""><text:span text:style-name="a321" text:class-names=""/></text:p>
        <draw:enhanced-geometry xmlns:dr3d="urn:oasis:names:tc:opendocument:xmlns:dr3d:1.0" draw:type="non-primitive" svg:viewBox="0 0 21600 21600" draw:enhanced-path="M 0 0 L 21600 0 21600 21600 0 21600 Z N"/>
      </draw:custom-shape>
    </style:master-page>
    <style:master-page style:name="Master1-Layout9-picTx-Imagen-con-título" style:page-layout-name="pageLayout1" draw:style-name="a324">
      <draw:frame draw:id="id66" presentation:style-name="a328" draw:name="Picture Placeholder 2" svg:x="0.31in" svg:y="0in" svg:width="8.04417in" svg:height="7.5in" presentation:class="graphic" presentation:placeholder="false">
        <draw:text-box>
          <text:p text:style-name="a327" text:class-names="" text:cond-style-name=""><text:span text:style-name="a325" text:class-names="">Haga clic en el icono para agregar una imagen</text:span><text:span text:style-name="a326" text:class-names=""/></text:p>
        </draw:text-box>
        <svg:title/>
        <svg:desc/>
      </draw:frame>
      <draw:custom-shape svg:x="8.0816in" svg:y="0in" svg:width="5.25174in" svg:height="7.5in" draw:id="id67" draw:style-name="a331" draw:name="Freeform 11">
        <svg:title>right scallop background shape</svg:title>
        <svg:desc/>
        <text:p text:style-name="a330" text:class-names="" text:cond-style-name=""><text:span text:style-name="a329" text:class-names=""/></text:p>
        <draw:enhanced-geometry xmlns:dr3d="urn:oasis:names:tc:opendocument:xmlns:dr3d:1.0" draw:type="non-primitive" svg:viewBox="0 0 3025 4320" draw:enhanced-path="M ?f0 ?f0 L ?f1 ?f0 ?f1 ?f2 ?f0 ?f2 ?f3 ?f4 ?f5 ?f6 ?f7 ?f8 ?f9 ?f10 ?f11 ?f12 ?f13 ?f14 ?f15 ?f16 ?f17 ?f18 ?f19 ?f20 ?f21 ?f22 ?f23 ?f24 ?f25 ?f26 ?f27 ?f28 ?f29 ?f30 ?f27 ?f31 ?f25 ?f32 ?f23 ?f33 ?f21 ?f34 ?f19 ?f35 ?f36 ?f37 ?f38 ?f39 ?f40 ?f41 ?f42 ?f43 ?f44 ?f45 ?f46 ?f47 ?f48 ?f49 ?f50 ?f51 ?f0 ?f52 ?f50 ?f53 ?f48 ?f54 ?f46 ?f55 ?f44 ?f56 ?f42 ?f57 ?f40 ?f58 ?f38 ?f59 ?f36 ?f60 ?f19 ?f61 ?f21 ?f62 ?f23 ?f63 ?f25 ?f64 ?f27 ?f65 ?f29 ?f66 ?f27 ?f67 ?f25 ?f68 ?f23 ?f69 ?f21 ?f70 ?f19 ?f71 ?f36 ?f72 ?f40 ?f73 ?f42 ?f74 ?f44 ?f75 ?f46 ?f76 ?f48 ?f77 ?f50 ?f78 ?f0 ?f79 ?f50 ?f80 ?f48 ?f81 ?f46 ?f82 ?f44 ?f83 ?f42 ?f84 ?f40 ?f85 ?f36 ?f86 ?f19 ?f87 ?f21 ?f88 ?f23 ?f89 ?f25 ?f90 ?f27 ?f91 ?f29 ?f92 ?f27 ?f93 ?f25 ?f94 ?f23 ?f95 ?f21 ?f96 ?f19 ?f97 ?f36 ?f98 ?f38 ?f99 ?f40 ?f100 ?f42 ?f101 ?f44 ?f102 ?f46 ?f103 ?f48 ?f104 ?f50 ?f105 ?f0 ?f106 ?f50 ?f107 ?f48 ?f108 ?f46 ?f109 ?f44 ?f110 ?f42 ?f111 ?f40 ?f112 ?f38 ?f113 ?f36 ?f114 ?f19 ?f115 ?f21 ?f116 ?f23 ?f117 ?f25 ?f118 ?f27 ?f119 ?f29 ?f120 ?f27 ?f121 ?f25 ?f122 ?f23 ?f123 ?f21 ?f124 ?f19 ?f125 ?f36 ?f126 ?f38 ?f127 ?f40 ?f128 ?f42 ?f129 ?f44 ?f130 ?f46 ?f131 ?f48 ?f132 ?f50 ?f133 ?f0 ?f134 ?f50 ?f135 ?f48 ?f136 ?f46 ?f137 ?f44 ?f138 ?f42 ?f139 ?f40 ?f140 ?f38 ?f141 ?f36 ?f142 ?f19 ?f143 ?f21 ?f144 ?f23 ?f145 ?f25 ?f146 ?f27 ?f147 ?f29 ?f148 ?f27 ?f149 ?f25 ?f150 ?f23 ?f151 ?f21 ?f152 ?f19 ?f153 ?f17 ?f154 ?f15 ?f155 ?f13 ?f156 ?f11 ?f157 ?f9 ?f158 ?f7 ?f159 ?f5 ?f160 ?f3 ?f161 ?f0 ?f0 Z N" draw:text-areas="?f166 ?f168 ?f167 ?f169">
          <draw:equation draw:name="f0" draw:formula="0"/>
          <draw:equation draw:name="f1" draw:formula="3025"/>
          <draw:equation draw:name="f2" draw:formula="4320"/>
          <draw:equation draw:name="f3" draw:formula="3"/>
          <draw:equation draw:name="f4" draw:formula="4278"/>
          <draw:equation draw:name="f5" draw:formula="8"/>
          <draw:equation draw:name="f6" draw:formula="4243"/>
          <draw:equation draw:name="f7" draw:formula="14"/>
          <draw:equation draw:name="f8" draw:formula="4210"/>
          <draw:equation draw:name="f9" draw:formula="24"/>
          <draw:equation draw:name="f10" draw:formula="4183"/>
          <draw:equation draw:name="f11" draw:formula="34"/>
          <draw:equation draw:name="f12" draw:formula="4156"/>
          <draw:equation draw:name="f13" draw:formula="46"/>
          <draw:equation draw:name="f14" draw:formula="4133"/>
          <draw:equation draw:name="f15" draw:formula="58"/>
          <draw:equation draw:name="f16" draw:formula="4109"/>
          <draw:equation draw:name="f17" draw:formula="69"/>
          <draw:equation draw:name="f18" draw:formula="4087"/>
          <draw:equation draw:name="f19" draw:formula="80"/>
          <draw:equation draw:name="f20" draw:formula="4062"/>
          <draw:equation draw:name="f21" draw:formula="90"/>
          <draw:equation draw:name="f22" draw:formula="4036"/>
          <draw:equation draw:name="f23" draw:formula="99"/>
          <draw:equation draw:name="f24" draw:formula="4007"/>
          <draw:equation draw:name="f25" draw:formula="106"/>
          <draw:equation draw:name="f26" draw:formula="3976"/>
          <draw:equation draw:name="f27" draw:formula="111"/>
          <draw:equation draw:name="f28" draw:formula="3938"/>
          <draw:equation draw:name="f29" draw:formula="113"/>
          <draw:equation draw:name="f30" draw:formula="3895"/>
          <draw:equation draw:name="f31" draw:formula="3851"/>
          <draw:equation draw:name="f32" draw:formula="3815"/>
          <draw:equation draw:name="f33" draw:formula="3782"/>
          <draw:equation draw:name="f34" draw:formula="3752"/>
          <draw:equation draw:name="f35" draw:formula="3726"/>
          <draw:equation draw:name="f36" draw:formula="68"/>
          <draw:equation draw:name="f37" draw:formula="3702"/>
          <draw:equation draw:name="f38" draw:formula="56"/>
          <draw:equation draw:name="f39" draw:formula="3679"/>
          <draw:equation draw:name="f40" draw:formula="44"/>
          <draw:equation draw:name="f41" draw:formula="3655"/>
          <draw:equation draw:name="f42" draw:formula="33"/>
          <draw:equation draw:name="f43" draw:formula="3630"/>
          <draw:equation draw:name="f44" draw:formula="22"/>
          <draw:equation draw:name="f45" draw:formula="3604"/>
          <draw:equation draw:name="f46" draw:formula="13"/>
          <draw:equation draw:name="f47" draw:formula="3575"/>
          <draw:equation draw:name="f48" draw:formula="7"/>
          <draw:equation draw:name="f49" draw:formula="3542"/>
          <draw:equation draw:name="f50" draw:formula="1"/>
          <draw:equation draw:name="f51" draw:formula="3504"/>
          <draw:equation draw:name="f52" draw:formula="3461"/>
          <draw:equation draw:name="f53" draw:formula="3418"/>
          <draw:equation draw:name="f54" draw:formula="3380"/>
          <draw:equation draw:name="f55" draw:formula="3347"/>
          <draw:equation draw:name="f56" draw:formula="3319"/>
          <draw:equation draw:name="f57" draw:formula="3292"/>
          <draw:equation draw:name="f58" draw:formula="3267"/>
          <draw:equation draw:name="f59" draw:formula="3244"/>
          <draw:equation draw:name="f60" draw:formula="3222"/>
          <draw:equation draw:name="f61" draw:formula="3197"/>
          <draw:equation draw:name="f62" draw:formula="3171"/>
          <draw:equation draw:name="f63" draw:formula="3142"/>
          <draw:equation draw:name="f64" draw:formula="3109"/>
          <draw:equation draw:name="f65" draw:formula="3071"/>
          <draw:equation draw:name="f66" draw:formula="3028"/>
          <draw:equation draw:name="f67" draw:formula="2985"/>
          <draw:equation draw:name="f68" draw:formula="2947"/>
          <draw:equation draw:name="f69" draw:formula="2914"/>
          <draw:equation draw:name="f70" draw:formula="2885"/>
          <draw:equation draw:name="f71" draw:formula="2858"/>
          <draw:equation draw:name="f72" draw:formula="2834"/>
          <draw:equation draw:name="f73" draw:formula="2787"/>
          <draw:equation draw:name="f74" draw:formula="2763"/>
          <draw:equation draw:name="f75" draw:formula="2736"/>
          <draw:equation draw:name="f76" draw:formula="2707"/>
          <draw:equation draw:name="f77" draw:formula="2674"/>
          <draw:equation draw:name="f78" draw:formula="2637"/>
          <draw:equation draw:name="f79" draw:formula="2593"/>
          <draw:equation draw:name="f80" draw:formula="2550"/>
          <draw:equation draw:name="f81" draw:formula="2512"/>
          <draw:equation draw:name="f82" draw:formula="2479"/>
          <draw:equation draw:name="f83" draw:formula="2451"/>
          <draw:equation draw:name="f84" draw:formula="2424"/>
          <draw:equation draw:name="f85" draw:formula="2401"/>
          <draw:equation draw:name="f86" draw:formula="2354"/>
          <draw:equation draw:name="f87" draw:formula="2329"/>
          <draw:equation draw:name="f88" draw:formula="2303"/>
          <draw:equation draw:name="f89" draw:formula="2274"/>
          <draw:equation draw:name="f90" draw:formula="2241"/>
          <draw:equation draw:name="f91" draw:formula="2203"/>
          <draw:equation draw:name="f92" draw:formula="2159"/>
          <draw:equation draw:name="f93" draw:formula="2117"/>
          <draw:equation draw:name="f94" draw:formula="2079"/>
          <draw:equation draw:name="f95" draw:formula="2046"/>
          <draw:equation draw:name="f96" draw:formula="2017"/>
          <draw:equation draw:name="f97" draw:formula="1991"/>
          <draw:equation draw:name="f98" draw:formula="1966"/>
          <draw:equation draw:name="f99" draw:formula="1943"/>
          <draw:equation draw:name="f100" draw:formula="1919"/>
          <draw:equation draw:name="f101" draw:formula="1896"/>
          <draw:equation draw:name="f102" draw:formula="1869"/>
          <draw:equation draw:name="f103" draw:formula="1841"/>
          <draw:equation draw:name="f104" draw:formula="1807"/>
          <draw:equation draw:name="f105" draw:formula="1770"/>
          <draw:equation draw:name="f106" draw:formula="1727"/>
          <draw:equation draw:name="f107" draw:formula="1683"/>
          <draw:equation draw:name="f108" draw:formula="1646"/>
          <draw:equation draw:name="f109" draw:formula="1613"/>
          <draw:equation draw:name="f110" draw:formula="1583"/>
          <draw:equation draw:name="f111" draw:formula="1557"/>
          <draw:equation draw:name="f112" draw:formula="1533"/>
          <draw:equation draw:name="f113" draw:formula="1509"/>
          <draw:equation draw:name="f114" draw:formula="1486"/>
          <draw:equation draw:name="f115" draw:formula="1461"/>
          <draw:equation draw:name="f116" draw:formula="1435"/>
          <draw:equation draw:name="f117" draw:formula="1406"/>
          <draw:equation draw:name="f118" draw:formula="1373"/>
          <draw:equation draw:name="f119" draw:formula="1335"/>
          <draw:equation draw:name="f120" draw:formula="1292"/>
          <draw:equation draw:name="f121" draw:formula="1249"/>
          <draw:equation draw:name="f122" draw:formula="1211"/>
          <draw:equation draw:name="f123" draw:formula="1178"/>
          <draw:equation draw:name="f124" draw:formula="1149"/>
          <draw:equation draw:name="f125" draw:formula="1123"/>
          <draw:equation draw:name="f126" draw:formula="1098"/>
          <draw:equation draw:name="f127" draw:formula="1076"/>
          <draw:equation draw:name="f128" draw:formula="1053"/>
          <draw:equation draw:name="f129" draw:formula="1028"/>
          <draw:equation draw:name="f130" draw:formula="1001"/>
          <draw:equation draw:name="f131" draw:formula="973"/>
          <draw:equation draw:name="f132" draw:formula="940"/>
          <draw:equation draw:name="f133" draw:formula="902"/>
          <draw:equation draw:name="f134" draw:formula="859"/>
          <draw:equation draw:name="f135" draw:formula="816"/>
          <draw:equation draw:name="f136" draw:formula="778"/>
          <draw:equation draw:name="f137" draw:formula="745"/>
          <draw:equation draw:name="f138" draw:formula="716"/>
          <draw:equation draw:name="f139" draw:formula="690"/>
          <draw:equation draw:name="f140" draw:formula="665"/>
          <draw:equation draw:name="f141" draw:formula="641"/>
          <draw:equation draw:name="f142" draw:formula="618"/>
          <draw:equation draw:name="f143" draw:formula="594"/>
          <draw:equation draw:name="f144" draw:formula="568"/>
          <draw:equation draw:name="f145" draw:formula="538"/>
          <draw:equation draw:name="f146" draw:formula="505"/>
          <draw:equation draw:name="f147" draw:formula="469"/>
          <draw:equation draw:name="f148" draw:formula="424"/>
          <draw:equation draw:name="f149" draw:formula="382"/>
          <draw:equation draw:name="f150" draw:formula="344"/>
          <draw:equation draw:name="f151" draw:formula="313"/>
          <draw:equation draw:name="f152" draw:formula="284"/>
          <draw:equation draw:name="f153" draw:formula="258"/>
          <draw:equation draw:name="f154" draw:formula="233"/>
          <draw:equation draw:name="f155" draw:formula="211"/>
          <draw:equation draw:name="f156" draw:formula="187"/>
          <draw:equation draw:name="f157" draw:formula="164"/>
          <draw:equation draw:name="f158" draw:formula="137"/>
          <draw:equation draw:name="f159" draw:formula="110"/>
          <draw:equation draw:name="f160" draw:formula="77"/>
          <draw:equation draw:name="f161" draw:formula="42"/>
          <draw:equation draw:name="f162" draw:formula="?f2 - ?f0"/>
          <draw:equation draw:name="f163" draw:formula="?f1 - ?f0"/>
          <draw:equation draw:name="f164" draw:formula="?f163 / 3025"/>
          <draw:equation draw:name="f165" draw:formula="?f162 / 4320"/>
          <draw:equation draw:name="f166" draw:formula="0 / ?f164"/>
          <draw:equation draw:name="f167" draw:formula="?f1 / ?f164"/>
          <draw:equation draw:name="f168" draw:formula="0 / ?f165"/>
          <draw:equation draw:name="f169" draw:formula="?f2 / ?f165"/>
        </draw:enhanced-geometry>
      </draw:custom-shape>
      <draw:custom-shape svg:x="0in" svg:y="0in" svg:width="0.31in" svg:height="7.5in" draw:id="id68" draw:style-name="a334" draw:name="Rectangle 11">
        <svg:title>left edge border</svg:title>
        <svg:desc/>
        <text:p text:style-name="a333" text:class-names="" text:cond-style-name=""><text:span text:style-name="a332" text:class-names=""/></text:p>
        <draw:enhanced-geometry xmlns:dr3d="urn:oasis:names:tc:opendocument:xmlns:dr3d:1.0" draw:type="non-primitive" svg:viewBox="0 0 21600 21600" draw:enhanced-path="M 0 0 L 21600 0 21600 21600 0 21600 Z N"/>
      </draw:custom-shape>
      <draw:frame draw:id="id69" presentation:style-name="a338" draw:name="Title 1" svg:x="9.11842in" svg:y="0.5in" svg:width="3.38158in" svg:height="1.30869in" presentation:class="title" presentation:placeholder="false">
        <draw:text-box>
          <text:p text:style-name="a337" text:class-names="" text:cond-style-name=""><text:span text:style-name="a335" text:class-names="">Haga clic para modificar el estilo de título del patrón</text:span><text:span text:style-name="a336" text:class-names=""/></text:p>
        </draw:text-box>
        <svg:title/>
        <svg:desc/>
      </draw:frame>
      <draw:frame draw:id="id70" presentation:style-name="a342" draw:name="Text Placeholder 3" svg:x="9.11842in" svg:y="1.90435in" svg:width="3.38158in" svg:height="4.55399in" presentation:class="outline" presentation:placeholder="false">
        <draw:text-box>
          <text:list text:style-name="a341">
            <text:list-item>
              <text:p text:style-name="a340" text:class-names="" text:cond-style-name=""><text:span text:style-name="a339" text:class-names="">Haga clic para modificar los estilos de texto del patrón</text:span></text:p>
            </text:list-item>
          </text:list>
        </draw:text-box>
        <svg:title/>
        <svg:desc/>
      </draw:frame>
      <draw:frame draw:id="id71" presentation:style-name="a346" draw:name="Date Placeholder 4" svg:x="0.83765in" svg:y="6.97253in" svg:width="1.34783in" svg:height="0.38108in" presentation:class="date-time" presentation:placeholder="false">
        <draw:text-box>
          <text:p text:style-name="a345" text:class-names="" text:cond-style-name=""><text:span text:style-name="a343" text:class-names=""><text:date text:fixed="false" style:data-style-name="a344">17/11/2025</text:date></text:span></text:p>
        </draw:text-box>
        <svg:title/>
        <svg:desc/>
      </draw:frame>
      <draw:frame draw:id="id72" presentation:style-name="a349" draw:name="Footer Placeholder 5" svg:x="2.30055in" svg:y="6.97253in" svg:width="3.80816in" svg:height="0.37817in" presentation:class="footer" presentation:placeholder="false">
        <draw:text-box>
          <text:p text:style-name="a348" text:class-names="" text:cond-style-name=""><text:span text:style-name="a347" text:class-names=""/></text:p>
        </draw:text-box>
        <svg:title/>
        <svg:desc/>
      </draw:frame>
      <draw:frame draw:id="id73" presentation:style-name="a352" draw:name="Slide Number Placeholder 6" svg:x="6.22in" svg:y="6.97253in" svg:width="1.35in" svg:height="0.37817in" presentation:class="page-number" presentation:placeholder="false">
        <draw:text-box>
          <text:p text:style-name="a351" text:class-names="" text:cond-style-name=""><text:span text:style-name="a350" text:class-names=""><text:page-number style:num-format="1" text:fixed="false"/></text:span></text:p>
        </draw:text-box>
        <svg:title/>
        <svg:desc/>
      </draw:frame>
    </style:master-page>
    <style:master-page style:name="Master1-Layout10-vertTx-Título-y-texto-vertical" style:page-layout-name="pageLayout1" draw:style-name="a353">
      <draw:custom-shape svg:x="0in" svg:y="0in" svg:width="0.96875in" svg:height="7.5in" draw:id="id74" draw:layer="Master1-bg" draw:style-name="a356" draw:name="Freeform 6">
        <svg:title>Left scallop edge</svg:title>
        <svg:desc/>
        <text:p text:style-name="a355" text:class-names="" text:cond-style-name=""><text:span text:style-name="a354" text:class-names=""/></text:p>
        <draw:enhanced-geometry xmlns:dr3d="urn:oasis:names:tc:opendocument:xmlns:dr3d:1.0" draw:type="non-primitive" svg:viewBox="0 0 558 4320" draw:enhanced-path="M ?f0 ?f0 L ?f3 ?f0 ?f4 ?f5 ?f6 ?f7 ?f8 ?f9 ?f10 ?f11 ?f12 ?f13 ?f14 ?f15 ?f16 ?f17 ?f18 ?f19 ?f20 ?f21 ?f22 ?f23 ?f24 ?f25 ?f26 ?f27 ?f28 ?f29 ?f1 ?f30 ?f28 ?f31 ?f26 ?f32 ?f24 ?f33 ?f22 ?f34 ?f20 ?f35 ?f18 ?f36 ?f16 ?f37 ?f14 ?f38 ?f12 ?f39 ?f10 ?f40 ?f8 ?f41 ?f6 ?f42 ?f4 ?f43 ?f3 ?f44 ?f4 ?f45 ?f6 ?f46 ?f8 ?f47 ?f10 ?f48 ?f12 ?f49 ?f14 ?f50 ?f16 ?f51 ?f18 ?f52 ?f20 ?f53 ?f22 ?f54 ?f24 ?f55 ?f26 ?f56 ?f28 ?f57 ?f1 ?f58 ?f28 ?f59 ?f26 ?f60 ?f24 ?f61 ?f22 ?f62 ?f20 ?f63 ?f18 ?f64 ?f16 ?f65 ?f14 ?f66 ?f12 ?f67 ?f10 ?f68 ?f8 ?f69 ?f6 ?f70 ?f4 ?f71 ?f3 ?f72 ?f4 ?f73 ?f6 ?f74 ?f8 ?f75 ?f10 ?f76 ?f12 ?f77 ?f14 ?f78 ?f16 ?f79 ?f18 ?f80 ?f20 ?f81 ?f22 ?f82 ?f24 ?f83 ?f26 ?f84 ?f28 ?f85 ?f1 ?f86 ?f28 ?f87 ?f26 ?f88 ?f24 ?f89 ?f22 ?f90 ?f20 ?f91 ?f18 ?f92 ?f16 ?f93 ?f14 ?f94 ?f12 ?f95 ?f10 ?f96 ?f8 ?f97 ?f6 ?f98 ?f4 ?f99 ?f3 ?f100 ?f4 ?f101 ?f6 ?f102 ?f8 ?f103 ?f10 ?f104 ?f12 ?f105 ?f14 ?f106 ?f18 ?f107 ?f20 ?f108 ?f22 ?f109 ?f24 ?f110 ?f26 ?f111 ?f28 ?f112 ?f1 ?f113 ?f28 ?f114 ?f26 ?f115 ?f24 ?f116 ?f22 ?f117 ?f20 ?f118 ?f18 ?f119 ?f16 ?f120 ?f14 ?f121 ?f12 ?f122 ?f10 ?f123 ?f8 ?f124 ?f6 ?f125 ?f4 ?f126 ?f3 ?f127 ?f4 ?f128 ?f6 ?f129 ?f8 ?f130 ?f10 ?f131 ?f12 ?f132 ?f14 ?f133 ?f16 ?f134 ?f18 ?f135 ?f20 ?f136 ?f22 ?f137 ?f24 ?f138 ?f26 ?f139 ?f28 ?f140 ?f1 ?f141 ?f28 ?f142 ?f26 ?f143 ?f24 ?f144 ?f22 ?f145 ?f20 ?f146 ?f18 ?f147 ?f16 ?f148 ?f14 ?f149 ?f12 ?f150 ?f10 ?f151 ?f8 ?f152 ?f6 ?f153 ?f4 ?f154 ?f3 ?f2 ?f0 ?f2 ?f0 ?f0 Z N" draw:text-areas="?f159 ?f161 ?f160 ?f162">
          <draw:equation draw:name="f0" draw:formula="0"/>
          <draw:equation draw:name="f1" draw:formula="558"/>
          <draw:equation draw:name="f2" draw:formula="4320"/>
          <draw:equation draw:name="f3" draw:formula="447"/>
          <draw:equation draw:name="f4" draw:formula="448"/>
          <draw:equation draw:name="f5" draw:formula="43"/>
          <draw:equation draw:name="f6" draw:formula="453"/>
          <draw:equation draw:name="f7" draw:formula="81"/>
          <draw:equation draw:name="f8" draw:formula="460"/>
          <draw:equation draw:name="f9" draw:formula="114"/>
          <draw:equation draw:name="f10" draw:formula="469"/>
          <draw:equation draw:name="f11" draw:formula="143"/>
          <draw:equation draw:name="f12" draw:formula="479"/>
          <draw:equation draw:name="f13" draw:formula="169"/>
          <draw:equation draw:name="f14" draw:formula="491"/>
          <draw:equation draw:name="f15" draw:formula="192"/>
          <draw:equation draw:name="f16" draw:formula="503"/>
          <draw:equation draw:name="f17" draw:formula="216"/>
          <draw:equation draw:name="f18" draw:formula="515"/>
          <draw:equation draw:name="f19" draw:formula="240"/>
          <draw:equation draw:name="f20" draw:formula="525"/>
          <draw:equation draw:name="f21" draw:formula="263"/>
          <draw:equation draw:name="f22" draw:formula="535"/>
          <draw:equation draw:name="f23" draw:formula="289"/>
          <draw:equation draw:name="f24" draw:formula="545"/>
          <draw:equation draw:name="f25" draw:formula="318"/>
          <draw:equation draw:name="f26" draw:formula="552"/>
          <draw:equation draw:name="f27" draw:formula="351"/>
          <draw:equation draw:name="f28" draw:formula="556"/>
          <draw:equation draw:name="f29" draw:formula="389"/>
          <draw:equation draw:name="f30" draw:formula="432"/>
          <draw:equation draw:name="f31" draw:formula="475"/>
          <draw:equation draw:name="f32" draw:formula="513"/>
          <draw:equation draw:name="f33" draw:formula="546"/>
          <draw:equation draw:name="f34" draw:formula="575"/>
          <draw:equation draw:name="f35" draw:formula="601"/>
          <draw:equation draw:name="f36" draw:formula="624"/>
          <draw:equation draw:name="f37" draw:formula="648"/>
          <draw:equation draw:name="f38" draw:formula="672"/>
          <draw:equation draw:name="f39" draw:formula="695"/>
          <draw:equation draw:name="f40" draw:formula="721"/>
          <draw:equation draw:name="f41" draw:formula="750"/>
          <draw:equation draw:name="f42" draw:formula="783"/>
          <draw:equation draw:name="f43" draw:formula="821"/>
          <draw:equation draw:name="f44" draw:formula="864"/>
          <draw:equation draw:name="f45" draw:formula="907"/>
          <draw:equation draw:name="f46" draw:formula="945"/>
          <draw:equation draw:name="f47" draw:formula="978"/>
          <draw:equation draw:name="f48" draw:formula="1007"/>
          <draw:equation draw:name="f49" draw:formula="1033"/>
          <draw:equation draw:name="f50" draw:formula="1056"/>
          <draw:equation draw:name="f51" draw:formula="1080"/>
          <draw:equation draw:name="f52" draw:formula="1104"/>
          <draw:equation draw:name="f53" draw:formula="1127"/>
          <draw:equation draw:name="f54" draw:formula="1153"/>
          <draw:equation draw:name="f55" draw:formula="1182"/>
          <draw:equation draw:name="f56" draw:formula="1215"/>
          <draw:equation draw:name="f57" draw:formula="1253"/>
          <draw:equation draw:name="f58" draw:formula="1296"/>
          <draw:equation draw:name="f59" draw:formula="1339"/>
          <draw:equation draw:name="f60" draw:formula="1377"/>
          <draw:equation draw:name="f61" draw:formula="1410"/>
          <draw:equation draw:name="f62" draw:formula="1439"/>
          <draw:equation draw:name="f63" draw:formula="1465"/>
          <draw:equation draw:name="f64" draw:formula="1488"/>
          <draw:equation draw:name="f65" draw:formula="1512"/>
          <draw:equation draw:name="f66" draw:formula="1536"/>
          <draw:equation draw:name="f67" draw:formula="1559"/>
          <draw:equation draw:name="f68" draw:formula="1585"/>
          <draw:equation draw:name="f69" draw:formula="1614"/>
          <draw:equation draw:name="f70" draw:formula="1647"/>
          <draw:equation draw:name="f71" draw:formula="1685"/>
          <draw:equation draw:name="f72" draw:formula="1728"/>
          <draw:equation draw:name="f73" draw:formula="1771"/>
          <draw:equation draw:name="f74" draw:formula="1809"/>
          <draw:equation draw:name="f75" draw:formula="1842"/>
          <draw:equation draw:name="f76" draw:formula="1871"/>
          <draw:equation draw:name="f77" draw:formula="1897"/>
          <draw:equation draw:name="f78" draw:formula="1920"/>
          <draw:equation draw:name="f79" draw:formula="1944"/>
          <draw:equation draw:name="f80" draw:formula="1968"/>
          <draw:equation draw:name="f81" draw:formula="1991"/>
          <draw:equation draw:name="f82" draw:formula="2017"/>
          <draw:equation draw:name="f83" draw:formula="2046"/>
          <draw:equation draw:name="f84" draw:formula="2079"/>
          <draw:equation draw:name="f85" draw:formula="2117"/>
          <draw:equation draw:name="f86" draw:formula="2159"/>
          <draw:equation draw:name="f87" draw:formula="2203"/>
          <draw:equation draw:name="f88" draw:formula="2241"/>
          <draw:equation draw:name="f89" draw:formula="2274"/>
          <draw:equation draw:name="f90" draw:formula="2303"/>
          <draw:equation draw:name="f91" draw:formula="2329"/>
          <draw:equation draw:name="f92" draw:formula="2352"/>
          <draw:equation draw:name="f93" draw:formula="2376"/>
          <draw:equation draw:name="f94" draw:formula="2400"/>
          <draw:equation draw:name="f95" draw:formula="2423"/>
          <draw:equation draw:name="f96" draw:formula="2449"/>
          <draw:equation draw:name="f97" draw:formula="2478"/>
          <draw:equation draw:name="f98" draw:formula="2511"/>
          <draw:equation draw:name="f99" draw:formula="2549"/>
          <draw:equation draw:name="f100" draw:formula="2592"/>
          <draw:equation draw:name="f101" draw:formula="2635"/>
          <draw:equation draw:name="f102" draw:formula="2673"/>
          <draw:equation draw:name="f103" draw:formula="2706"/>
          <draw:equation draw:name="f104" draw:formula="2735"/>
          <draw:equation draw:name="f105" draw:formula="2761"/>
          <draw:equation draw:name="f106" draw:formula="2784"/>
          <draw:equation draw:name="f107" draw:formula="2832"/>
          <draw:equation draw:name="f108" draw:formula="2855"/>
          <draw:equation draw:name="f109" draw:formula="2881"/>
          <draw:equation draw:name="f110" draw:formula="2910"/>
          <draw:equation draw:name="f111" draw:formula="2943"/>
          <draw:equation draw:name="f112" draw:formula="2981"/>
          <draw:equation draw:name="f113" draw:formula="3024"/>
          <draw:equation draw:name="f114" draw:formula="3067"/>
          <draw:equation draw:name="f115" draw:formula="3105"/>
          <draw:equation draw:name="f116" draw:formula="3138"/>
          <draw:equation draw:name="f117" draw:formula="3167"/>
          <draw:equation draw:name="f118" draw:formula="3193"/>
          <draw:equation draw:name="f119" draw:formula="3216"/>
          <draw:equation draw:name="f120" draw:formula="3240"/>
          <draw:equation draw:name="f121" draw:formula="3264"/>
          <draw:equation draw:name="f122" draw:formula="3287"/>
          <draw:equation draw:name="f123" draw:formula="3313"/>
          <draw:equation draw:name="f124" draw:formula="3342"/>
          <draw:equation draw:name="f125" draw:formula="3375"/>
          <draw:equation draw:name="f126" draw:formula="3413"/>
          <draw:equation draw:name="f127" draw:formula="3456"/>
          <draw:equation draw:name="f128" draw:formula="3499"/>
          <draw:equation draw:name="f129" draw:formula="3537"/>
          <draw:equation draw:name="f130" draw:formula="3570"/>
          <draw:equation draw:name="f131" draw:formula="3599"/>
          <draw:equation draw:name="f132" draw:formula="3625"/>
          <draw:equation draw:name="f133" draw:formula="3648"/>
          <draw:equation draw:name="f134" draw:formula="3672"/>
          <draw:equation draw:name="f135" draw:formula="3696"/>
          <draw:equation draw:name="f136" draw:formula="3719"/>
          <draw:equation draw:name="f137" draw:formula="3745"/>
          <draw:equation draw:name="f138" draw:formula="3774"/>
          <draw:equation draw:name="f139" draw:formula="3807"/>
          <draw:equation draw:name="f140" draw:formula="3845"/>
          <draw:equation draw:name="f141" draw:formula="3888"/>
          <draw:equation draw:name="f142" draw:formula="3931"/>
          <draw:equation draw:name="f143" draw:formula="3969"/>
          <draw:equation draw:name="f144" draw:formula="4002"/>
          <draw:equation draw:name="f145" draw:formula="4031"/>
          <draw:equation draw:name="f146" draw:formula="4057"/>
          <draw:equation draw:name="f147" draw:formula="4080"/>
          <draw:equation draw:name="f148" draw:formula="4104"/>
          <draw:equation draw:name="f149" draw:formula="4128"/>
          <draw:equation draw:name="f150" draw:formula="4151"/>
          <draw:equation draw:name="f151" draw:formula="4177"/>
          <draw:equation draw:name="f152" draw:formula="4206"/>
          <draw:equation draw:name="f153" draw:formula="4239"/>
          <draw:equation draw:name="f154" draw:formula="4277"/>
          <draw:equation draw:name="f155" draw:formula="?f2 - ?f0"/>
          <draw:equation draw:name="f156" draw:formula="?f1 - ?f0"/>
          <draw:equation draw:name="f157" draw:formula="?f156 / 558"/>
          <draw:equation draw:name="f158" draw:formula="?f155 / 4320"/>
          <draw:equation draw:name="f159" draw:formula="0 / ?f157"/>
          <draw:equation draw:name="f160" draw:formula="?f1 / ?f157"/>
          <draw:equation draw:name="f161" draw:formula="0 / ?f158"/>
          <draw:equation draw:name="f162" draw:formula="?f2 / ?f158"/>
        </draw:enhanced-geometry>
      </draw:custom-shape>
      <draw:custom-shape svg:x="13.02333in" svg:y="0in" svg:width="0.31in" svg:height="7.5in" draw:id="id75" draw:layer="Master1-bg" draw:style-name="a359" draw:name="Rectangle 11">
        <svg:title>right edge border</svg:title>
        <svg:desc/>
        <text:p text:style-name="a358" text:class-names="" text:cond-style-name=""><text:span text:style-name="a357" text:class-names=""/></text:p>
        <draw:enhanced-geometry xmlns:dr3d="urn:oasis:names:tc:opendocument:xmlns:dr3d:1.0" draw:type="non-primitive" svg:viewBox="0 0 21600 21600" draw:enhanced-path="M 0 0 L 21600 0 21600 21600 0 21600 Z N"/>
      </draw:custom-shape>
      <draw:frame draw:id="id76" presentation:style-name="a363" draw:name="Title 1" svg:x="1.36885in" svg:y="0.41818in" svg:width="11.13115in" svg:height="1.63182in" presentation:class="title" presentation:placeholder="false">
        <draw:text-box>
          <text:p text:style-name="a362" text:class-names="" text:cond-style-name=""><text:span text:style-name="a360" text:class-names="">Haga clic para modificar el estilo de título del patrón</text:span><text:span text:style-name="a361" text:class-names=""/></text:p>
        </draw:text-box>
        <svg:title/>
        <svg:desc/>
      </draw:frame>
      <draw:frame draw:id="id77" presentation:style-name="a380" draw:name="Vertical Text Placeholder 2" svg:x="1.36885in" svg:y="2.5in" svg:width="11.13115in" svg:height="3.93in" presentation:class="outline" presentation:placeholder="false">
        <draw:text-box>
          <text:list text:style-name="a366">
            <text:list-item>
              <text:p text:style-name="a365" text:class-names="" text:cond-style-name=""><text:span text:style-name="a364" text:class-names="">Haga clic para modificar los estilos de texto del patrón</text:span></text:p>
            </text:list-item>
          </text:list>
          <text:list text:style-name="a369">
            <text:list-item>
              <text:list text:style-name="a369">
                <text:list-item>
                  <text:p text:style-name="a368" text:class-names="" text:cond-style-name=""><text:span text:style-name="a367" text:class-names="">Segundo nivel</text:span></text:p>
                </text:list-item>
              </text:list>
            </text:list-item>
          </text:list>
          <text:list text:style-name="a372">
            <text:list-item>
              <text:list text:style-name="a372">
                <text:list-item>
                  <text:list text:style-name="a372">
                    <text:list-item>
                      <text:p text:style-name="a371" text:class-names="" text:cond-style-name=""><text:span text:style-name="a370" text:class-names="">Tercer nivel</text:span></text:p>
                    </text:list-item>
                  </text:list>
                </text:list-item>
              </text:list>
            </text:list-item>
          </text:list>
          <text:list text:style-name="a375">
            <text:list-item>
              <text:list text:style-name="a375">
                <text:list-item>
                  <text:list text:style-name="a375">
                    <text:list-item>
                      <text:list text:style-name="a375">
                        <text:list-item>
                          <text:p text:style-name="a374" text:class-names="" text:cond-style-name=""><text:span text:style-name="a373" text:class-names="">Cuarto nivel</text:span></text:p>
                        </text:list-item>
                      </text:list>
                    </text:list-item>
                  </text:list>
                </text:list-item>
              </text:list>
            </text:list-item>
          </text:list>
          <text:list text:style-name="a379">
            <text:list-item>
              <text:list text:style-name="a379">
                <text:list-item>
                  <text:list text:style-name="a379">
                    <text:list-item>
                      <text:list text:style-name="a379">
                        <text:list-item>
                          <text:list text:style-name="a379">
                            <text:list-item>
                              <text:p text:style-name="a378" text:class-names="" text:cond-style-name=""><text:span text:style-name="a376" text:class-names="">Quinto nivel</text:span><text:span text:style-name="a377" text:class-names=""/></text:p>
                            </text:list-item>
                          </text:list>
                        </text:list-item>
                      </text:list>
                    </text:list-item>
                  </text:list>
                </text:list-item>
              </text:list>
            </text:list-item>
          </text:list>
        </draw:text-box>
        <svg:title/>
        <svg:desc/>
      </draw:frame>
      <draw:frame draw:id="id78" presentation:style-name="a384" draw:name="Date Placeholder 3" svg:x="1.36885in" svg:y="6.97253in" svg:width="2.54781in" svg:height="0.38108in" presentation:class="date-time" presentation:placeholder="false">
        <draw:text-box>
          <text:p text:style-name="a383" text:class-names="" text:cond-style-name=""><text:span text:style-name="a381" text:class-names=""><text:date text:fixed="false" style:data-style-name="a382">17/11/2025</text:date></text:span></text:p>
        </draw:text-box>
        <svg:title/>
        <svg:desc/>
      </draw:frame>
      <draw:frame draw:id="id79" presentation:style-name="a387" draw:name="Footer Placeholder 4" svg:x="4.41667in" svg:y="6.97253in" svg:width="4.5in" svg:height="0.37817in" presentation:class="footer" presentation:placeholder="false">
        <draw:text-box>
          <text:p text:style-name="a386" text:class-names="" text:cond-style-name=""><text:span text:style-name="a385" text:class-names=""/></text:p>
        </draw:text-box>
        <svg:title/>
        <svg:desc/>
      </draw:frame>
      <draw:frame draw:id="id80" presentation:style-name="a390" draw:name="Slide Number Placeholder 5" svg:x="9.41667in" svg:y="6.97253in" svg:width="3.08333in" svg:height="0.37817in" presentation:class="page-number" presentation:placeholder="false">
        <draw:text-box>
          <text:p text:style-name="a389" text:class-names="" text:cond-style-name=""><text:span text:style-name="a388" text:class-names=""><text:page-number style:num-format="1" text:fixed="false"/></text:span></text:p>
        </draw:text-box>
        <svg:title/>
        <svg:desc/>
      </draw:frame>
    </style:master-page>
    <style:master-page style:name="Master1-Layout11-vertTitleAndTx-Título-vertical-y-texto" style:page-layout-name="pageLayout1" draw:style-name="a391">
      <draw:custom-shape svg:x="0in" svg:y="0in" svg:width="0.96875in" svg:height="7.5in" draw:id="id81" draw:layer="Master1-bg" draw:style-name="a394" draw:name="Freeform 6">
        <svg:title>Left scallop edge</svg:title>
        <svg:desc/>
        <text:p text:style-name="a393" text:class-names="" text:cond-style-name=""><text:span text:style-name="a392" text:class-names=""/></text:p>
        <draw:enhanced-geometry xmlns:dr3d="urn:oasis:names:tc:opendocument:xmlns:dr3d:1.0" draw:type="non-primitive" svg:viewBox="0 0 558 4320" draw:enhanced-path="M ?f0 ?f0 L ?f3 ?f0 ?f4 ?f5 ?f6 ?f7 ?f8 ?f9 ?f10 ?f11 ?f12 ?f13 ?f14 ?f15 ?f16 ?f17 ?f18 ?f19 ?f20 ?f21 ?f22 ?f23 ?f24 ?f25 ?f26 ?f27 ?f28 ?f29 ?f1 ?f30 ?f28 ?f31 ?f26 ?f32 ?f24 ?f33 ?f22 ?f34 ?f20 ?f35 ?f18 ?f36 ?f16 ?f37 ?f14 ?f38 ?f12 ?f39 ?f10 ?f40 ?f8 ?f41 ?f6 ?f42 ?f4 ?f43 ?f3 ?f44 ?f4 ?f45 ?f6 ?f46 ?f8 ?f47 ?f10 ?f48 ?f12 ?f49 ?f14 ?f50 ?f16 ?f51 ?f18 ?f52 ?f20 ?f53 ?f22 ?f54 ?f24 ?f55 ?f26 ?f56 ?f28 ?f57 ?f1 ?f58 ?f28 ?f59 ?f26 ?f60 ?f24 ?f61 ?f22 ?f62 ?f20 ?f63 ?f18 ?f64 ?f16 ?f65 ?f14 ?f66 ?f12 ?f67 ?f10 ?f68 ?f8 ?f69 ?f6 ?f70 ?f4 ?f71 ?f3 ?f72 ?f4 ?f73 ?f6 ?f74 ?f8 ?f75 ?f10 ?f76 ?f12 ?f77 ?f14 ?f78 ?f16 ?f79 ?f18 ?f80 ?f20 ?f81 ?f22 ?f82 ?f24 ?f83 ?f26 ?f84 ?f28 ?f85 ?f1 ?f86 ?f28 ?f87 ?f26 ?f88 ?f24 ?f89 ?f22 ?f90 ?f20 ?f91 ?f18 ?f92 ?f16 ?f93 ?f14 ?f94 ?f12 ?f95 ?f10 ?f96 ?f8 ?f97 ?f6 ?f98 ?f4 ?f99 ?f3 ?f100 ?f4 ?f101 ?f6 ?f102 ?f8 ?f103 ?f10 ?f104 ?f12 ?f105 ?f14 ?f106 ?f18 ?f107 ?f20 ?f108 ?f22 ?f109 ?f24 ?f110 ?f26 ?f111 ?f28 ?f112 ?f1 ?f113 ?f28 ?f114 ?f26 ?f115 ?f24 ?f116 ?f22 ?f117 ?f20 ?f118 ?f18 ?f119 ?f16 ?f120 ?f14 ?f121 ?f12 ?f122 ?f10 ?f123 ?f8 ?f124 ?f6 ?f125 ?f4 ?f126 ?f3 ?f127 ?f4 ?f128 ?f6 ?f129 ?f8 ?f130 ?f10 ?f131 ?f12 ?f132 ?f14 ?f133 ?f16 ?f134 ?f18 ?f135 ?f20 ?f136 ?f22 ?f137 ?f24 ?f138 ?f26 ?f139 ?f28 ?f140 ?f1 ?f141 ?f28 ?f142 ?f26 ?f143 ?f24 ?f144 ?f22 ?f145 ?f20 ?f146 ?f18 ?f147 ?f16 ?f148 ?f14 ?f149 ?f12 ?f150 ?f10 ?f151 ?f8 ?f152 ?f6 ?f153 ?f4 ?f154 ?f3 ?f2 ?f0 ?f2 ?f0 ?f0 Z N" draw:text-areas="?f159 ?f161 ?f160 ?f162">
          <draw:equation draw:name="f0" draw:formula="0"/>
          <draw:equation draw:name="f1" draw:formula="558"/>
          <draw:equation draw:name="f2" draw:formula="4320"/>
          <draw:equation draw:name="f3" draw:formula="447"/>
          <draw:equation draw:name="f4" draw:formula="448"/>
          <draw:equation draw:name="f5" draw:formula="43"/>
          <draw:equation draw:name="f6" draw:formula="453"/>
          <draw:equation draw:name="f7" draw:formula="81"/>
          <draw:equation draw:name="f8" draw:formula="460"/>
          <draw:equation draw:name="f9" draw:formula="114"/>
          <draw:equation draw:name="f10" draw:formula="469"/>
          <draw:equation draw:name="f11" draw:formula="143"/>
          <draw:equation draw:name="f12" draw:formula="479"/>
          <draw:equation draw:name="f13" draw:formula="169"/>
          <draw:equation draw:name="f14" draw:formula="491"/>
          <draw:equation draw:name="f15" draw:formula="192"/>
          <draw:equation draw:name="f16" draw:formula="503"/>
          <draw:equation draw:name="f17" draw:formula="216"/>
          <draw:equation draw:name="f18" draw:formula="515"/>
          <draw:equation draw:name="f19" draw:formula="240"/>
          <draw:equation draw:name="f20" draw:formula="525"/>
          <draw:equation draw:name="f21" draw:formula="263"/>
          <draw:equation draw:name="f22" draw:formula="535"/>
          <draw:equation draw:name="f23" draw:formula="289"/>
          <draw:equation draw:name="f24" draw:formula="545"/>
          <draw:equation draw:name="f25" draw:formula="318"/>
          <draw:equation draw:name="f26" draw:formula="552"/>
          <draw:equation draw:name="f27" draw:formula="351"/>
          <draw:equation draw:name="f28" draw:formula="556"/>
          <draw:equation draw:name="f29" draw:formula="389"/>
          <draw:equation draw:name="f30" draw:formula="432"/>
          <draw:equation draw:name="f31" draw:formula="475"/>
          <draw:equation draw:name="f32" draw:formula="513"/>
          <draw:equation draw:name="f33" draw:formula="546"/>
          <draw:equation draw:name="f34" draw:formula="575"/>
          <draw:equation draw:name="f35" draw:formula="601"/>
          <draw:equation draw:name="f36" draw:formula="624"/>
          <draw:equation draw:name="f37" draw:formula="648"/>
          <draw:equation draw:name="f38" draw:formula="672"/>
          <draw:equation draw:name="f39" draw:formula="695"/>
          <draw:equation draw:name="f40" draw:formula="721"/>
          <draw:equation draw:name="f41" draw:formula="750"/>
          <draw:equation draw:name="f42" draw:formula="783"/>
          <draw:equation draw:name="f43" draw:formula="821"/>
          <draw:equation draw:name="f44" draw:formula="864"/>
          <draw:equation draw:name="f45" draw:formula="907"/>
          <draw:equation draw:name="f46" draw:formula="945"/>
          <draw:equation draw:name="f47" draw:formula="978"/>
          <draw:equation draw:name="f48" draw:formula="1007"/>
          <draw:equation draw:name="f49" draw:formula="1033"/>
          <draw:equation draw:name="f50" draw:formula="1056"/>
          <draw:equation draw:name="f51" draw:formula="1080"/>
          <draw:equation draw:name="f52" draw:formula="1104"/>
          <draw:equation draw:name="f53" draw:formula="1127"/>
          <draw:equation draw:name="f54" draw:formula="1153"/>
          <draw:equation draw:name="f55" draw:formula="1182"/>
          <draw:equation draw:name="f56" draw:formula="1215"/>
          <draw:equation draw:name="f57" draw:formula="1253"/>
          <draw:equation draw:name="f58" draw:formula="1296"/>
          <draw:equation draw:name="f59" draw:formula="1339"/>
          <draw:equation draw:name="f60" draw:formula="1377"/>
          <draw:equation draw:name="f61" draw:formula="1410"/>
          <draw:equation draw:name="f62" draw:formula="1439"/>
          <draw:equation draw:name="f63" draw:formula="1465"/>
          <draw:equation draw:name="f64" draw:formula="1488"/>
          <draw:equation draw:name="f65" draw:formula="1512"/>
          <draw:equation draw:name="f66" draw:formula="1536"/>
          <draw:equation draw:name="f67" draw:formula="1559"/>
          <draw:equation draw:name="f68" draw:formula="1585"/>
          <draw:equation draw:name="f69" draw:formula="1614"/>
          <draw:equation draw:name="f70" draw:formula="1647"/>
          <draw:equation draw:name="f71" draw:formula="1685"/>
          <draw:equation draw:name="f72" draw:formula="1728"/>
          <draw:equation draw:name="f73" draw:formula="1771"/>
          <draw:equation draw:name="f74" draw:formula="1809"/>
          <draw:equation draw:name="f75" draw:formula="1842"/>
          <draw:equation draw:name="f76" draw:formula="1871"/>
          <draw:equation draw:name="f77" draw:formula="1897"/>
          <draw:equation draw:name="f78" draw:formula="1920"/>
          <draw:equation draw:name="f79" draw:formula="1944"/>
          <draw:equation draw:name="f80" draw:formula="1968"/>
          <draw:equation draw:name="f81" draw:formula="1991"/>
          <draw:equation draw:name="f82" draw:formula="2017"/>
          <draw:equation draw:name="f83" draw:formula="2046"/>
          <draw:equation draw:name="f84" draw:formula="2079"/>
          <draw:equation draw:name="f85" draw:formula="2117"/>
          <draw:equation draw:name="f86" draw:formula="2159"/>
          <draw:equation draw:name="f87" draw:formula="2203"/>
          <draw:equation draw:name="f88" draw:formula="2241"/>
          <draw:equation draw:name="f89" draw:formula="2274"/>
          <draw:equation draw:name="f90" draw:formula="2303"/>
          <draw:equation draw:name="f91" draw:formula="2329"/>
          <draw:equation draw:name="f92" draw:formula="2352"/>
          <draw:equation draw:name="f93" draw:formula="2376"/>
          <draw:equation draw:name="f94" draw:formula="2400"/>
          <draw:equation draw:name="f95" draw:formula="2423"/>
          <draw:equation draw:name="f96" draw:formula="2449"/>
          <draw:equation draw:name="f97" draw:formula="2478"/>
          <draw:equation draw:name="f98" draw:formula="2511"/>
          <draw:equation draw:name="f99" draw:formula="2549"/>
          <draw:equation draw:name="f100" draw:formula="2592"/>
          <draw:equation draw:name="f101" draw:formula="2635"/>
          <draw:equation draw:name="f102" draw:formula="2673"/>
          <draw:equation draw:name="f103" draw:formula="2706"/>
          <draw:equation draw:name="f104" draw:formula="2735"/>
          <draw:equation draw:name="f105" draw:formula="2761"/>
          <draw:equation draw:name="f106" draw:formula="2784"/>
          <draw:equation draw:name="f107" draw:formula="2832"/>
          <draw:equation draw:name="f108" draw:formula="2855"/>
          <draw:equation draw:name="f109" draw:formula="2881"/>
          <draw:equation draw:name="f110" draw:formula="2910"/>
          <draw:equation draw:name="f111" draw:formula="2943"/>
          <draw:equation draw:name="f112" draw:formula="2981"/>
          <draw:equation draw:name="f113" draw:formula="3024"/>
          <draw:equation draw:name="f114" draw:formula="3067"/>
          <draw:equation draw:name="f115" draw:formula="3105"/>
          <draw:equation draw:name="f116" draw:formula="3138"/>
          <draw:equation draw:name="f117" draw:formula="3167"/>
          <draw:equation draw:name="f118" draw:formula="3193"/>
          <draw:equation draw:name="f119" draw:formula="3216"/>
          <draw:equation draw:name="f120" draw:formula="3240"/>
          <draw:equation draw:name="f121" draw:formula="3264"/>
          <draw:equation draw:name="f122" draw:formula="3287"/>
          <draw:equation draw:name="f123" draw:formula="3313"/>
          <draw:equation draw:name="f124" draw:formula="3342"/>
          <draw:equation draw:name="f125" draw:formula="3375"/>
          <draw:equation draw:name="f126" draw:formula="3413"/>
          <draw:equation draw:name="f127" draw:formula="3456"/>
          <draw:equation draw:name="f128" draw:formula="3499"/>
          <draw:equation draw:name="f129" draw:formula="3537"/>
          <draw:equation draw:name="f130" draw:formula="3570"/>
          <draw:equation draw:name="f131" draw:formula="3599"/>
          <draw:equation draw:name="f132" draw:formula="3625"/>
          <draw:equation draw:name="f133" draw:formula="3648"/>
          <draw:equation draw:name="f134" draw:formula="3672"/>
          <draw:equation draw:name="f135" draw:formula="3696"/>
          <draw:equation draw:name="f136" draw:formula="3719"/>
          <draw:equation draw:name="f137" draw:formula="3745"/>
          <draw:equation draw:name="f138" draw:formula="3774"/>
          <draw:equation draw:name="f139" draw:formula="3807"/>
          <draw:equation draw:name="f140" draw:formula="3845"/>
          <draw:equation draw:name="f141" draw:formula="3888"/>
          <draw:equation draw:name="f142" draw:formula="3931"/>
          <draw:equation draw:name="f143" draw:formula="3969"/>
          <draw:equation draw:name="f144" draw:formula="4002"/>
          <draw:equation draw:name="f145" draw:formula="4031"/>
          <draw:equation draw:name="f146" draw:formula="4057"/>
          <draw:equation draw:name="f147" draw:formula="4080"/>
          <draw:equation draw:name="f148" draw:formula="4104"/>
          <draw:equation draw:name="f149" draw:formula="4128"/>
          <draw:equation draw:name="f150" draw:formula="4151"/>
          <draw:equation draw:name="f151" draw:formula="4177"/>
          <draw:equation draw:name="f152" draw:formula="4206"/>
          <draw:equation draw:name="f153" draw:formula="4239"/>
          <draw:equation draw:name="f154" draw:formula="4277"/>
          <draw:equation draw:name="f155" draw:formula="?f2 - ?f0"/>
          <draw:equation draw:name="f156" draw:formula="?f1 - ?f0"/>
          <draw:equation draw:name="f157" draw:formula="?f156 / 558"/>
          <draw:equation draw:name="f158" draw:formula="?f155 / 4320"/>
          <draw:equation draw:name="f159" draw:formula="0 / ?f157"/>
          <draw:equation draw:name="f160" draw:formula="?f1 / ?f157"/>
          <draw:equation draw:name="f161" draw:formula="0 / ?f158"/>
          <draw:equation draw:name="f162" draw:formula="?f2 / ?f158"/>
        </draw:enhanced-geometry>
      </draw:custom-shape>
      <draw:custom-shape svg:x="13.02333in" svg:y="0in" svg:width="0.31in" svg:height="7.5in" draw:id="id82" draw:layer="Master1-bg" draw:style-name="a397" draw:name="Rectangle 11">
        <svg:title>right edge border</svg:title>
        <svg:desc/>
        <text:p text:style-name="a396" text:class-names="" text:cond-style-name=""><text:span text:style-name="a395" text:class-names=""/></text:p>
        <draw:enhanced-geometry xmlns:dr3d="urn:oasis:names:tc:opendocument:xmlns:dr3d:1.0" draw:type="non-primitive" svg:viewBox="0 0 21600 21600" draw:enhanced-path="M 0 0 L 21600 0 21600 21600 0 21600 Z N"/>
      </draw:custom-shape>
      <draw:frame draw:id="id83" presentation:style-name="a401" draw:name="Vertical Title 1" svg:x="11.00866in" svg:y="0.41818in" svg:width="1.63182in" svg:height="6.12468in" presentation:class="title" presentation:placeholder="false">
        <draw:text-box>
          <text:p text:style-name="a400" text:class-names="" text:cond-style-name=""><text:span text:style-name="a398" text:class-names="">Haga clic para modificar el estilo de título del patrón</text:span><text:span text:style-name="a399" text:class-names=""/></text:p>
        </draw:text-box>
        <svg:title/>
        <svg:desc/>
      </draw:frame>
      <draw:frame draw:id="id84" presentation:style-name="a418" draw:name="Vertical Text Placeholder 2" svg:x="1.375in" svg:y="0.41818in" svg:width="9.17824in" svg:height="6.12468in" presentation:class="outline" presentation:placeholder="false">
        <draw:text-box>
          <text:list text:style-name="a404">
            <text:list-item>
              <text:p text:style-name="a403" text:class-names="" text:cond-style-name=""><text:span text:style-name="a402" text:class-names="">Haga clic para modificar los estilos de texto del patrón</text:span></text:p>
            </text:list-item>
          </text:list>
          <text:list text:style-name="a407">
            <text:list-item>
              <text:list text:style-name="a407">
                <text:list-item>
                  <text:p text:style-name="a406" text:class-names="" text:cond-style-name=""><text:span text:style-name="a405" text:class-names="">Segundo nivel</text:span></text:p>
                </text:list-item>
              </text:list>
            </text:list-item>
          </text:list>
          <text:list text:style-name="a410">
            <text:list-item>
              <text:list text:style-name="a410">
                <text:list-item>
                  <text:list text:style-name="a410">
                    <text:list-item>
                      <text:p text:style-name="a409" text:class-names="" text:cond-style-name=""><text:span text:style-name="a408" text:class-names="">Tercer nivel</text:span></text:p>
                    </text:list-item>
                  </text:list>
                </text:list-item>
              </text:list>
            </text:list-item>
          </text:list>
          <text:list text:style-name="a413">
            <text:list-item>
              <text:list text:style-name="a413">
                <text:list-item>
                  <text:list text:style-name="a413">
                    <text:list-item>
                      <text:list text:style-name="a413">
                        <text:list-item>
                          <text:p text:style-name="a412" text:class-names="" text:cond-style-name=""><text:span text:style-name="a411" text:class-names="">Cuarto nivel</text:span></text:p>
                        </text:list-item>
                      </text:list>
                    </text:list-item>
                  </text:list>
                </text:list-item>
              </text:list>
            </text:list-item>
          </text:list>
          <text:list text:style-name="a417">
            <text:list-item>
              <text:list text:style-name="a417">
                <text:list-item>
                  <text:list text:style-name="a417">
                    <text:list-item>
                      <text:list text:style-name="a417">
                        <text:list-item>
                          <text:list text:style-name="a417">
                            <text:list-item>
                              <text:p text:style-name="a416" text:class-names="" text:cond-style-name=""><text:span text:style-name="a414" text:class-names="">Quinto nivel</text:span><text:span text:style-name="a415" text:class-names=""/></text:p>
                            </text:list-item>
                          </text:list>
                        </text:list-item>
                      </text:list>
                    </text:list-item>
                  </text:list>
                </text:list-item>
              </text:list>
            </text:list-item>
          </text:list>
        </draw:text-box>
        <svg:title/>
        <svg:desc/>
      </draw:frame>
      <draw:frame draw:id="id85" presentation:style-name="a422" draw:name="Date Placeholder 3" svg:x="1.36885in" svg:y="6.97253in" svg:width="2.54781in" svg:height="0.38108in" presentation:class="date-time" presentation:placeholder="false">
        <draw:text-box>
          <text:p text:style-name="a421" text:class-names="" text:cond-style-name=""><text:span text:style-name="a419" text:class-names=""><text:date text:fixed="false" style:data-style-name="a420">17/11/2025</text:date></text:span></text:p>
        </draw:text-box>
        <svg:title/>
        <svg:desc/>
      </draw:frame>
      <draw:frame draw:id="id86" presentation:style-name="a425" draw:name="Footer Placeholder 4" svg:x="4.41667in" svg:y="6.97253in" svg:width="4.5in" svg:height="0.37817in" presentation:class="footer" presentation:placeholder="false">
        <draw:text-box>
          <text:p text:style-name="a424" text:class-names="" text:cond-style-name=""><text:span text:style-name="a423" text:class-names=""/></text:p>
        </draw:text-box>
        <svg:title/>
        <svg:desc/>
      </draw:frame>
      <draw:frame draw:id="id87" presentation:style-name="a428" draw:name="Slide Number Placeholder 5" svg:x="9.41667in" svg:y="6.97253in" svg:width="3.08333in" svg:height="0.37817in" presentation:class="page-number" presentation:placeholder="false">
        <draw:text-box>
          <text:p text:style-name="a427" text:class-names="" text:cond-style-name=""><text:span text:style-name="a426"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GABRIEL OLMEDILLA BARRIENTOS</meta:initial-creator>
    <dc:creator>GABRIEL OLMEDILLA BARRIENTOS</dc:creator>
    <meta:creation-date>2025-11-11T16:37:31Z</meta:creation-date>
    <dc:date>2025-11-17T19:40:15Z</dc:date>
    <meta:template xlink:href="TM10001106%5b%5bfn=Distintivo%5d%5d" xlink:type="simple"/>
    <meta:editing-cycles>11</meta:editing-cycles>
    <meta:editing-duration>PT10601S</meta:editing-duration>
    <meta:document-statistic meta:paragraph-count="72" meta:word-count="664"/>
  </office:meta>
</office:document-meta>
</file>